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nikurd Web" svg:font-family="'Unikurd Web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amnosysunicode" svg:font-family="Hamnosysunicod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amnosysunicode1" svg:font-family="Hamnosysunicode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53.5pt" fo:margin-left="-22.75pt" fo:margin-top="0pt" fo:margin-bottom="0pt" table:align="left" style:writing-mode="lr-tb"/>
    </style:style>
    <style:style style:name="Table1.A" style:family="table-column">
      <style:table-column-properties style:column-width="207pt"/>
    </style:style>
    <style:style style:name="Table1.B" style:family="table-column">
      <style:table-column-properties style:column-width="346.45pt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5.65pt" fo:padding-right="5.4pt" fo:padding-top="0pt" fo:padding-bottom="0pt" fo:border="0.5pt solid #666666">
        <style:background-image/>
      </style:table-cell-properties>
    </style:style>
    <style:style style:name="Table1.B1" style:family="table-cell">
      <style:table-cell-properties style:vertical-align="bottom" fo:background-color="#000000" fo:padding-left="5.65pt" fo:padding-right="5.4pt" fo:padding-top="0pt" fo:padding-bottom="0pt" fo:border="0.5pt solid #666666">
        <style:background-image/>
      </style:table-cell-properties>
    </style:style>
    <style:style style:name="Table1.A2" style:family="table-cell">
      <style:table-cell-properties fo:background-color="#cccccc" fo:padding-left="5.65pt" fo:padding-right="5.4pt" fo:padding-top="0pt" fo:padding-bottom="0pt" fo:border="0.5pt solid #666666">
        <style:background-image/>
      </style:table-cell-properties>
    </style:style>
    <style:style style:name="Table1.B2" style:family="table-cell">
      <style:table-cell-properties style:vertical-align="bottom" fo:background-color="#cccccc" fo:padding-left="5.65pt" fo:padding-right="5.4pt" fo:padding-top="0pt" fo:padding-bottom="0pt" fo:border="0.5pt solid #666666">
        <style:background-image/>
      </style:table-cell-properties>
    </style:style>
    <style:style style:name="Table1.A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2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2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3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3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4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4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B50" style:family="table-cell">
      <style:table-cell-properties style:vertical-align="bottom"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4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5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6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6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6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6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7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B74" style:family="table-cell">
      <style:table-cell-properties style:vertical-align="bottom"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7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8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9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0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0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5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6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7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8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19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0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1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2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3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4" style:family="table-cell">
      <style:table-cell-properties fo:background-color="#ffffff" fo:padding-left="5.65pt" fo:padding-right="5.4pt" fo:padding-top="0pt" fo:padding-bottom="0pt" fo:border="0.5pt solid #666666">
        <style:background-image/>
      </style:table-cell-properties>
    </style:style>
    <style:style style:name="Table1.A12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B126" style:family="table-cell">
      <style:table-cell-properties style:vertical-align="bottom"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7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186" style:family="table-row">
      <style:table-row-properties style:min-row-height="21.1pt" fo:keep-together="auto"/>
    </style:style>
    <style:style style:name="Table1.A1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198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19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0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1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1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5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2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299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300" style:family="table-row">
      <style:table-row-properties style:min-row-height="16.6pt" fo:keep-together="auto"/>
    </style:style>
    <style:style style:name="Table1.A3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0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1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333" style:family="table-row">
      <style:table-row-properties style:min-row-height="22.9pt" fo:keep-together="auto"/>
    </style:style>
    <style:style style:name="Table1.A33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5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3" style:family="table-cell">
      <style:table-cell-properties fo:padding-left="5.65pt" fo:padding-right="5.4pt" fo:padding-top="0pt" fo:padding-bottom="0pt" fo:border="0.5pt solid #666666"/>
    </style:style>
    <style:style style:name="Table1.B373" style:family="table-cell">
      <style:table-cell-properties style:vertical-align="bottom" fo:padding-left="5.65pt" fo:padding-right="5.4pt" fo:padding-top="0pt" fo:padding-bottom="0pt" fo:border="0.5pt solid #666666"/>
    </style:style>
    <style:style style:name="Table1.A374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79" style:family="table-cell">
      <style:table-cell-properties fo:padding-left="5.65pt" fo:padding-right="5.4pt" fo:padding-top="0pt" fo:padding-bottom="0pt" fo:border="0.5pt solid #666666"/>
    </style:style>
    <style:style style:name="Table1.B379" style:family="table-cell">
      <style:table-cell-properties style:vertical-align="bottom" fo:padding-left="5.65pt" fo:padding-right="5.4pt" fo:padding-top="0pt" fo:padding-bottom="0pt" fo:border="0.5pt solid #666666"/>
    </style:style>
    <style:style style:name="Table1.A38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5" style:family="table-cell">
      <style:table-cell-properties fo:padding-left="5.65pt" fo:padding-right="5.4pt" fo:padding-top="0pt" fo:padding-bottom="0pt" fo:border="0.5pt solid #666666"/>
    </style:style>
    <style:style style:name="Table1.B385" style:family="table-cell">
      <style:table-cell-properties style:vertical-align="bottom" fo:padding-left="5.65pt" fo:padding-right="5.4pt" fo:padding-top="0pt" fo:padding-bottom="0pt" fo:border="0.5pt solid #666666"/>
    </style:style>
    <style:style style:name="Table1.A38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3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39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2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0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1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2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33" style:family="table-cell">
      <style:table-cell-properties fo:padding-left="5.65pt" fo:padding-right="5.4pt" fo:padding-top="0pt" fo:padding-bottom="0pt" fo:border="0.5pt solid #666666"/>
    </style:style>
    <style:style style:name="Table1.B433" style:family="table-cell">
      <style:table-cell-properties style:vertical-align="bottom" fo:padding-left="5.65pt" fo:padding-right="5.4pt" fo:padding-top="0pt" fo:padding-bottom="0pt" fo:border="0.5pt solid #666666"/>
    </style:style>
    <style:style style:name="Table1.A43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57" style:family="table-cell">
      <style:table-cell-properties fo:padding-left="5.65pt" fo:padding-right="5.4pt" fo:padding-top="0pt" fo:padding-bottom="0pt" fo:border="0.5pt solid #666666"/>
    </style:style>
    <style:style style:name="Table1.B457" style:family="table-cell">
      <style:table-cell-properties style:vertical-align="bottom" fo:padding-left="5.65pt" fo:padding-right="5.4pt" fo:padding-top="0pt" fo:padding-bottom="0pt" fo:border="0.5pt solid #666666"/>
    </style:style>
    <style:style style:name="Table1.A458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59" style:family="table-cell">
      <style:table-cell-properties fo:padding-left="5.65pt" fo:padding-right="5.4pt" fo:padding-top="0pt" fo:padding-bottom="0pt" fo:border="0.5pt solid #666666"/>
    </style:style>
    <style:style style:name="Table1.B459" style:family="table-cell">
      <style:table-cell-properties style:vertical-align="bottom" fo:padding-left="5.65pt" fo:padding-right="5.4pt" fo:padding-top="0pt" fo:padding-bottom="0pt" fo:border="0.5pt solid #666666"/>
    </style:style>
    <style:style style:name="Table1.A4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1" style:family="table-cell">
      <style:table-cell-properties fo:padding-left="5.65pt" fo:padding-right="5.4pt" fo:padding-top="0pt" fo:padding-bottom="0pt" fo:border="0.5pt solid #666666"/>
    </style:style>
    <style:style style:name="Table1.B471" style:family="table-cell">
      <style:table-cell-properties style:vertical-align="bottom" fo:padding-left="5.65pt" fo:padding-right="5.4pt" fo:padding-top="0pt" fo:padding-bottom="0pt" fo:border="0.5pt solid #666666"/>
    </style:style>
    <style:style style:name="Table1.A472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1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5" style:family="table-cell">
      <style:table-cell-properties fo:padding-left="5.65pt" fo:padding-right="5.4pt" fo:padding-top="0pt" fo:padding-bottom="0pt" fo:border="0.5pt solid #666666"/>
    </style:style>
    <style:style style:name="Table1.B495" style:family="table-cell">
      <style:table-cell-properties style:vertical-align="bottom" fo:padding-left="5.65pt" fo:padding-right="5.4pt" fo:padding-top="0pt" fo:padding-bottom="0pt" fo:border="0.5pt solid #666666"/>
    </style:style>
    <style:style style:name="Table1.A49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4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499" style:family="table-cell">
      <style:table-cell-properties fo:padding-left="5.65pt" fo:padding-right="5.4pt" fo:padding-top="0pt" fo:padding-bottom="0pt" fo:border="0.5pt solid #666666"/>
    </style:style>
    <style:style style:name="Table1.B499" style:family="table-cell">
      <style:table-cell-properties style:vertical-align="bottom" fo:padding-left="5.65pt" fo:padding-right="5.4pt" fo:padding-top="0pt" fo:padding-bottom="0pt" fo:border="0.5pt solid #666666"/>
    </style:style>
    <style:style style:name="Table1.A500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0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0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0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0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05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0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0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0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0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1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1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1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1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1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1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1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17" style:family="table-cell">
      <style:table-cell-properties fo:padding-left="5.65pt" fo:padding-right="5.4pt" fo:padding-top="0pt" fo:padding-bottom="0pt" fo:border="0.5pt solid #666666"/>
    </style:style>
    <style:style style:name="Table1.B517" style:family="table-cell">
      <style:table-cell-properties style:vertical-align="bottom" fo:padding-left="5.65pt" fo:padding-right="5.4pt" fo:padding-top="0pt" fo:padding-bottom="0pt" fo:border="0.5pt solid #666666"/>
    </style:style>
    <style:style style:name="Table1.A518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19" style:family="table-cell">
      <style:table-cell-properties fo:padding-left="5.65pt" fo:padding-right="5.4pt" fo:padding-top="0pt" fo:padding-bottom="0pt" fo:border="0.5pt solid #666666"/>
    </style:style>
    <style:style style:name="Table1.B519" style:family="table-cell">
      <style:table-cell-properties style:vertical-align="bottom" fo:padding-left="5.65pt" fo:padding-right="5.4pt" fo:padding-top="0pt" fo:padding-bottom="0pt" fo:border="0.5pt solid #666666"/>
    </style:style>
    <style:style style:name="Table1.A52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21" style:family="table-cell">
      <style:table-cell-properties fo:padding-left="5.65pt" fo:padding-right="5.4pt" fo:padding-top="0pt" fo:padding-bottom="0pt" fo:border="0.5pt solid #666666"/>
    </style:style>
    <style:style style:name="Table1.B521" style:family="table-cell">
      <style:table-cell-properties style:vertical-align="bottom" fo:padding-left="5.65pt" fo:padding-right="5.4pt" fo:padding-top="0pt" fo:padding-bottom="0pt" fo:border="0.5pt solid #666666"/>
    </style:style>
    <style:style style:name="Table1.A522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23" style:family="table-cell">
      <style:table-cell-properties fo:padding-left="5.65pt" fo:padding-right="5.4pt" fo:padding-top="0pt" fo:padding-bottom="0pt" fo:border="0.5pt solid #666666"/>
    </style:style>
    <style:style style:name="Table1.B523" style:family="table-cell">
      <style:table-cell-properties style:vertical-align="bottom" fo:padding-left="5.65pt" fo:padding-right="5.4pt" fo:padding-top="0pt" fo:padding-bottom="0pt" fo:border="0.5pt solid #666666"/>
    </style:style>
    <style:style style:name="Table1.A52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2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2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2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2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2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3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3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3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33" style:family="table-cell">
      <style:table-cell-properties fo:padding-left="5.65pt" fo:padding-right="5.4pt" fo:padding-top="0pt" fo:padding-bottom="0pt" fo:border="0.5pt solid #666666"/>
    </style:style>
    <style:style style:name="Table1.B533" style:family="table-cell">
      <style:table-cell-properties style:vertical-align="bottom" fo:padding-left="5.65pt" fo:padding-right="5.4pt" fo:padding-top="0pt" fo:padding-bottom="0pt" fo:border="0.5pt solid #666666"/>
    </style:style>
    <style:style style:name="Table1.A534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3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3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3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3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3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4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4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4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4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4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45" style:family="table-cell">
      <style:table-cell-properties fo:padding-left="5.65pt" fo:padding-right="5.4pt" fo:padding-top="0pt" fo:padding-bottom="0pt" fo:border="0.5pt solid #666666"/>
    </style:style>
    <style:style style:name="Table1.B545" style:family="table-cell">
      <style:table-cell-properties style:vertical-align="bottom" fo:padding-left="5.65pt" fo:padding-right="5.4pt" fo:padding-top="0pt" fo:padding-bottom="0pt" fo:border="0.5pt solid #666666"/>
    </style:style>
    <style:style style:name="Table1.A546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4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4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4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3" style:family="table-cell">
      <style:table-cell-properties fo:background-color="#d9d9d9" fo:padding-left="5.65pt" fo:padding-right="5.4pt" fo:padding-top="0pt" fo:padding-bottom="0pt" fo:border="0.5pt solid #666666">
        <style:background-image/>
      </style:table-cell-properties>
    </style:style>
    <style:style style:name="Table1.A55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5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6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7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8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0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1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2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3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4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5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6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7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8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Table1.A599" style:family="table-cell">
      <style:table-cell-properties fo:background-color="transparent" fo:padding-left="5.65pt" fo:padding-right="5.4pt" fo:padding-top="0pt" fo:padding-bottom="0pt" fo:border="0.5pt solid #666666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ffffff" fo:font-weight="bold" style:font-weight-asian="bold" style:font-weight-complex="bold"/>
    </style:style>
    <style:style style:name="P3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ffffff" style:font-name="Unikurd Web" style:font-name-complex="Unikurd Web"/>
    </style:style>
    <style:style style:name="P4" style:family="paragraph" style:parent-style-name="Standard">
      <style:paragraph-properties fo:margin-top="0pt" fo:margin-bottom="0pt" loext:contextual-spacing="false" fo:line-height="100%" fo:text-align="center" style:justify-single-word="false"/>
    </style:style>
    <style:style style:name="P5" style:family="paragraph" style:parent-style-name="Standard">
      <style:paragraph-properties fo:margin-top="0pt" fo:margin-bottom="0pt" loext:contextual-spacing="false" fo:line-height="100%" fo:text-align="center" style:justify-single-word="false"/>
    </style:style>
    <style:style style:name="P6" style:family="paragraph" style:parent-style-name="Standard">
      <style:paragraph-properties fo:margin-top="0pt" fo:margin-bottom="0pt" loext:contextual-spacing="false" fo:line-height="100%"/>
    </style:style>
    <style:style style:name="P7" style:family="paragraph" style:parent-style-name="Standard">
      <style:paragraph-properties fo:margin-top="0pt" fo:margin-bottom="0pt" loext:contextual-spacing="false" fo:line-height="100%"/>
    </style:style>
    <style:style style:name="P8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fo:color="#000000" style:font-name="Calibri" fo:font-weight="bold" style:font-weight-asian="bold" style:font-name-complex="Calibri1" style:font-weight-complex="bold"/>
    </style:style>
    <style:style style:name="P9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fo:font-weight="bold" style:font-weight-asian="bold" style:font-name-complex="Unikurd Web" style:font-weight-complex="bold"/>
    </style:style>
    <style:style style:name="P10" style:family="paragraph" style:parent-style-name="Standard">
      <style:paragraph-properties fo:margin-top="0pt" fo:margin-bottom="0pt" loext:contextual-spacing="false" fo:line-height="100%" fo:text-align="center" style:justify-single-word="false"/>
      <style:text-properties style:font-name="Unikurd Web" style:font-name-complex="Unikurd Web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language-complex="ar" style:country-complex="IQ"/>
    </style:style>
    <style:style style:name="T4" style:family="text">
      <style:text-properties fo:font-size="12pt" style:font-size-asian="12pt" style:font-size-complex="12pt" style:language-complex="ckb" style:country-complex="IQ"/>
    </style:style>
    <style:style style:name="T5" style:family="text">
      <style:text-properties fo:font-size="12pt" officeooo:rsid="001891c4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language-complex="ar" style:country-complex="IQ" style:font-weight-complex="bold"/>
    </style:style>
    <style:style style:name="T8" style:family="text">
      <style:text-properties fo:font-size="12pt" fo:font-weight="bold" style:font-size-asian="12pt" style:font-weight-asian="bold" style:font-size-complex="12pt" style:language-complex="ckb" style:country-complex="IQ" style:font-weight-complex="bold"/>
    </style:style>
    <style:style style:name="T9" style:family="text">
      <style:text-properties style:font-name="Calibri" style:font-name-complex="Calibri1"/>
    </style:style>
    <style:style style:name="T10" style:family="text">
      <style:text-properties fo:color="#000000" style:font-name="Calibri" fo:font-weight="bold" style:font-weight-asian="bold" style:font-name-complex="Calibri1" style:font-weight-complex="bold"/>
    </style:style>
    <style:style style:name="T11" style:family="text">
      <style:text-properties fo:color="#000000" style:font-name="Calibri" fo:font-weight="bold" style:font-weight-asian="bold" style:font-name-complex="Calibri1" style:language-complex="ar" style:country-complex="IQ" style:font-weight-complex="bold"/>
    </style:style>
    <style:style style:name="T12" style:family="text">
      <style:text-properties fo:color="#000000" style:font-name="Calibri" fo:font-weight="bold" style:font-weight-asian="bold" style:language-complex="ar" style:country-complex="IQ" style:font-weight-complex="bold"/>
    </style:style>
    <style:style style:name="T13" style:family="text">
      <style:text-properties fo:color="#000000" style:font-name="Calibri" fo:font-weight="bold" style:font-weight-asian="bold" style:font-name-complex="Times New Roman" style:font-weight-complex="bold"/>
    </style:style>
    <style:style style:name="T14" style:family="text">
      <style:text-properties fo:color="#000000" style:font-name="Calibri" style:font-name-complex="Calibri1"/>
    </style:style>
    <style:style style:name="T15" style:family="text">
      <style:text-properties fo:color="#000000" style:font-name="Calibri" style:font-name-complex="Calibri1" style:language-complex="ckb" style:country-complex="IQ"/>
    </style:style>
    <style:style style:name="T16" style:family="text">
      <style:text-properties fo:color="#000000" style:font-name="Calibri" style:font-name-complex="Times New Roman"/>
    </style:style>
    <style:style style:name="T17" style:family="text">
      <style:text-properties fo:color="#000000" style:font-name="Calibri" style:language-complex="ar" style:country-complex="IQ"/>
    </style:style>
    <style:style style:name="T18" style:family="text">
      <style:text-properties fo:color="#000000" style:font-name="Calibri" fo:font-size="16pt" fo:font-weight="bold" style:font-size-asian="16pt" style:font-weight-asian="bold" style:font-name-complex="Calibri1" style:font-size-complex="16pt" style:font-weight-complex="bold"/>
    </style:style>
    <style:style style:name="T19" style:family="text">
      <style:text-properties fo:color="#000000" style:font-name="Calibri" fo:font-size="16pt" style:font-size-asian="16pt" style:font-name-complex="Calibri1" style:font-size-complex="16pt"/>
    </style:style>
    <style:style style:name="T20" style:family="text">
      <style:text-properties fo:color="#000000" style:font-name="Calibri" fo:font-size="16pt" style:font-size-asian="16pt" style:font-name-complex="Times New Roman" style:font-size-complex="16pt"/>
    </style:style>
    <style:style style:name="T21" style:family="text">
      <style:text-properties fo:color="#000000" style:font-name="Hamnosysunicode" fo:font-size="18pt" style:font-size-asian="18pt" style:font-name-complex="Hamnosysunicode1" style:font-size-complex="18pt"/>
    </style:style>
    <style:style style:name="T22" style:family="text">
      <style:text-properties fo:color="#000000" style:font-name="Hamnosysunicode" fo:font-size="18pt" style:font-size-asian="18pt" style:font-name-complex="Hamnosysunicode1" style:font-size-complex="18pt" style:language-complex="ckb" style:country-complex="IQ"/>
    </style:style>
    <style:style style:name="T23" style:family="text">
      <style:text-properties fo:color="#000000" style:font-name="Hamnosysunicode" fo:font-size="18pt" style:font-size-asian="18pt" style:font-size-complex="18pt" style:language-complex="ar" style:country-complex="IQ"/>
    </style:style>
    <style:style style:name="T24" style:family="text">
      <style:text-properties fo:color="#000000" style:font-name="Hamnosysunicode" fo:font-size="18pt" style:font-size-asian="18pt" style:font-size-complex="18pt" style:language-complex="ckb" style:country-complex="IQ"/>
    </style:style>
    <style:style style:name="T25" style:family="text">
      <style:text-properties fo:color="#000000" style:font-name="Hamnosysunicode" fo:font-size="18pt" style:font-size-asian="18pt" style:font-name-complex="Times New Roman" style:font-size-complex="18pt"/>
    </style:style>
    <style:style style:name="T26" style:family="text">
      <style:text-properties fo:color="#000000" style:font-name="Hamnosysunicode" fo:font-size="16pt" style:font-size-asian="16pt" style:font-name-complex="Hamnosysunicode1" style:font-size-complex="16pt"/>
    </style:style>
    <style:style style:name="T2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6pt" fo:font-weight="normal" style:font-size-asian="16pt" style:font-weight-asian="normal" style:font-size-complex="16pt" style:language-complex="ckb" style:country-complex="IQ" style:font-weight-complex="normal"/>
    </style:style>
    <style:style style:name="T30" style:family="text">
      <style:text-properties fo:font-size="16pt" fo:font-weight="normal" style:font-size-asian="16pt" style:font-weight-asian="normal" style:font-size-complex="16pt" style:language-complex="ar" style:country-complex="IQ" style:font-weight-complex="normal"/>
    </style:style>
    <style:style style:name="T31" style:family="text">
      <style:text-properties fo:font-size="16pt" fo:language="tr" fo:country="TR" fo:font-weight="normal" style:font-size-asian="16pt" style:font-weight-asian="normal" style:font-size-complex="16pt" style:language-complex="ckb" style:country-complex="IQ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">Categories / word</text:span></text:p>
          </table:table-cell>
          <table:table-cell table:style-name="Table1.B1" office:value-type="string">
            <text:p text:style-name="P2"><text:span text:style-name="T9">%20</text:span><text:span text:style-name="T2">/HamNoSys</text:span></text:p>
          </table:table-cell>
        </table:table-row>
        <table:table-row table:style-name="Table1.1">
          <table:table-cell table:style-name="Table1.A2" office:value-type="string">
            <text:p text:style-name="P9"><text:span text:style-name="T2">Letters and Grammatical Terms </text:span></text:p>
          </table:table-cell>
          <table:table-cell table:style-name="Table1.B2" office:value-type="string">
            <text:p text:style-name="P4"><text:span text:style-name="T10"/></text:p>
          </table:table-cell>
        </table:table-row>
        <table:table-row table:style-name="Table1.1">
          <table:table-cell table:style-name="Table1.A3" office:value-type="string">
            <text:p text:style-name="P10"><text:span text:style-name="T28">ئ</text:span></text:p>
          </table:table-cell>
          <table:table-cell table:style-name="Table1.B3" office:value-type="string">
            <text:p text:style-name="P4"><text:span text:style-name="T21"></text:span></text:p>
          </table:table-cell>
        </table:table-row>
        <table:table-row table:style-name="Table1.1">
          <table:table-cell table:style-name="Table1.A4" office:value-type="string">
            <text:p text:style-name="P10"><text:span text:style-name="T28">ا</text:span></text:p>
          </table:table-cell>
          <table:table-cell table:style-name="Table1.B4" office:value-type="string">
            <text:p text:style-name="P4"><text:span text:style-name="T21"></text:span></text:p>
          </table:table-cell>
        </table:table-row>
        <table:table-row table:style-name="Table1.1">
          <table:table-cell table:style-name="Table1.A5" office:value-type="string">
            <text:p text:style-name="P10"><text:span text:style-name="T28">ب</text:span></text:p>
          </table:table-cell>
          <table:table-cell table:style-name="Table1.B5" office:value-type="string">
            <text:p text:style-name="P4"><text:span text:style-name="T26"></text:span></text:p>
          </table:table-cell>
        </table:table-row>
        <table:table-row table:style-name="Table1.1">
          <table:table-cell table:style-name="Table1.A6" office:value-type="string">
            <text:p text:style-name="P10"><text:span text:style-name="T28">پ</text:span></text:p>
          </table:table-cell>
          <table:table-cell table:style-name="Table1.B6" office:value-type="string">
            <text:p text:style-name="P4"><text:span text:style-name="T21"></text:span></text:p>
          </table:table-cell>
        </table:table-row>
        <table:table-row table:style-name="Table1.1">
          <table:table-cell table:style-name="Table1.A7" office:value-type="string">
            <text:p text:style-name="P10"><text:span text:style-name="T28">ت</text:span></text:p>
          </table:table-cell>
          <table:table-cell table:style-name="Table1.B7" office:value-type="string">
            <text:p text:style-name="P4"><text:span text:style-name="T21"></text:span></text:p>
          </table:table-cell>
        </table:table-row>
        <table:table-row table:style-name="Table1.1">
          <table:table-cell table:style-name="Table1.A8" office:value-type="string">
            <text:p text:style-name="P10"><text:span text:style-name="T28">ج</text:span></text:p>
          </table:table-cell>
          <table:table-cell table:style-name="Table1.B8" office:value-type="string">
            <text:p text:style-name="P4"><text:span text:style-name="T26"></text:span></text:p>
          </table:table-cell>
        </table:table-row>
        <table:table-row table:style-name="Table1.1">
          <table:table-cell table:style-name="Table1.A9" office:value-type="string">
            <text:p text:style-name="P10"><text:span text:style-name="T28">چ</text:span></text:p>
          </table:table-cell>
          <table:table-cell table:style-name="Table1.B9" office:value-type="string">
            <text:p text:style-name="P4"><text:span text:style-name="T21"></text:span></text:p>
          </table:table-cell>
        </table:table-row>
        <table:table-row table:style-name="Table1.1">
          <table:table-cell table:style-name="Table1.A10" office:value-type="string">
            <text:p text:style-name="P10"><text:span text:style-name="T28">ح</text:span></text:p>
          </table:table-cell>
          <table:table-cell table:style-name="Table1.B10" office:value-type="string">
            <text:p text:style-name="P4"><text:span text:style-name="T21"></text:span></text:p>
          </table:table-cell>
        </table:table-row>
        <table:table-row table:style-name="Table1.1">
          <table:table-cell table:style-name="Table1.A11" office:value-type="string">
            <text:p text:style-name="P10"><text:span text:style-name="T28">خ</text:span></text:p>
          </table:table-cell>
          <table:table-cell table:style-name="Table1.B11" office:value-type="string">
            <text:p text:style-name="P4"><text:span text:style-name="T21"></text:span></text:p>
          </table:table-cell>
        </table:table-row>
        <table:table-row table:style-name="Table1.1">
          <table:table-cell table:style-name="Table1.A12" office:value-type="string">
            <text:p text:style-name="P10"><text:span text:style-name="T28">د</text:span></text:p>
          </table:table-cell>
          <table:table-cell table:style-name="Table1.B12" office:value-type="string">
            <text:p text:style-name="P4"><text:span text:style-name="T21"></text:span></text:p>
          </table:table-cell>
        </table:table-row>
        <table:table-row table:style-name="Table1.1">
          <table:table-cell table:style-name="Table1.A13" office:value-type="string">
            <text:p text:style-name="P10"><text:span text:style-name="T28">ر</text:span></text:p>
          </table:table-cell>
          <table:table-cell table:style-name="Table1.B13" office:value-type="string">
            <text:p text:style-name="P4"><text:span text:style-name="T21"></text:span></text:p>
          </table:table-cell>
        </table:table-row>
        <table:table-row table:style-name="Table1.1">
          <table:table-cell table:style-name="Table1.A14" office:value-type="string">
            <text:p text:style-name="P10"><text:span text:style-name="T28">ڕ</text:span></text:p>
          </table:table-cell>
          <table:table-cell table:style-name="Table1.B14" office:value-type="string">
            <text:p text:style-name="P4"><text:span text:style-name="T21"></text:span></text:p>
          </table:table-cell>
        </table:table-row>
        <table:table-row table:style-name="Table1.1">
          <table:table-cell table:style-name="Table1.A15" office:value-type="string">
            <text:p text:style-name="P10"><text:span text:style-name="T28">ز</text:span></text:p>
          </table:table-cell>
          <table:table-cell table:style-name="Table1.B15" office:value-type="string">
            <text:p text:style-name="P4"><text:span text:style-name="T21"></text:span></text:p>
          </table:table-cell>
        </table:table-row>
        <table:table-row table:style-name="Table1.1">
          <table:table-cell table:style-name="Table1.A16" office:value-type="string">
            <text:p text:style-name="P10"><text:span text:style-name="T28">ژ</text:span></text:p>
          </table:table-cell>
          <table:table-cell table:style-name="Table1.B16" office:value-type="string">
            <text:p text:style-name="P4"><text:span text:style-name="T21"></text:span></text:p>
          </table:table-cell>
        </table:table-row>
        <table:table-row table:style-name="Table1.1">
          <table:table-cell table:style-name="Table1.A17" office:value-type="string">
            <text:p text:style-name="P10"><text:span text:style-name="T28">س</text:span></text:p>
          </table:table-cell>
          <table:table-cell table:style-name="Table1.B17" office:value-type="string">
            <text:p text:style-name="P4"><text:span text:style-name="T21"></text:span></text:p>
          </table:table-cell>
        </table:table-row>
        <table:table-row table:style-name="Table1.1">
          <table:table-cell table:style-name="Table1.A18" office:value-type="string">
            <text:p text:style-name="P10"><text:span text:style-name="T28">ش</text:span></text:p>
          </table:table-cell>
          <table:table-cell table:style-name="Table1.B18" office:value-type="string">
            <text:p text:style-name="P4"><text:span text:style-name="T21"></text:span></text:p>
          </table:table-cell>
        </table:table-row>
        <table:table-row table:style-name="Table1.1">
          <table:table-cell table:style-name="Table1.A19" office:value-type="string">
            <text:p text:style-name="P10"><text:span text:style-name="T28">ع</text:span></text:p>
          </table:table-cell>
          <table:table-cell table:style-name="Table1.B19" office:value-type="string">
            <text:p text:style-name="P4"><text:span text:style-name="T21"></text:span></text:p>
          </table:table-cell>
        </table:table-row>
        <table:table-row table:style-name="Table1.1">
          <table:table-cell table:style-name="Table1.A20" office:value-type="string">
            <text:p text:style-name="P10"><text:span text:style-name="T28">غ</text:span></text:p>
          </table:table-cell>
          <table:table-cell table:style-name="Table1.B20" office:value-type="string">
            <text:p text:style-name="P4"><text:span text:style-name="T21"></text:span></text:p>
          </table:table-cell>
        </table:table-row>
        <table:table-row table:style-name="Table1.1">
          <table:table-cell table:style-name="Table1.A21" office:value-type="string">
            <text:p text:style-name="P10"><text:span text:style-name="T28">ف</text:span></text:p>
          </table:table-cell>
          <table:table-cell table:style-name="Table1.B21" office:value-type="string">
            <text:p text:style-name="P4"><text:span text:style-name="T21"></text:span></text:p>
          </table:table-cell>
        </table:table-row>
        <table:table-row table:style-name="Table1.1">
          <table:table-cell table:style-name="Table1.A22" office:value-type="string">
            <text:p text:style-name="P10"><text:span text:style-name="T28">ڤ</text:span></text:p>
          </table:table-cell>
          <table:table-cell table:style-name="Table1.B22" office:value-type="string">
            <text:p text:style-name="P4"><text:span text:style-name="T21"></text:span></text:p>
          </table:table-cell>
        </table:table-row>
        <table:table-row table:style-name="Table1.1">
          <table:table-cell table:style-name="Table1.A23" office:value-type="string">
            <text:p text:style-name="P10"><text:span text:style-name="T28">ق</text:span></text:p>
          </table:table-cell>
          <table:table-cell table:style-name="Table1.B23" office:value-type="string">
            <text:p text:style-name="P4"><text:span text:style-name="T21"></text:span></text:p>
          </table:table-cell>
        </table:table-row>
        <table:table-row table:style-name="Table1.1">
          <table:table-cell table:style-name="Table1.A24" office:value-type="string">
            <text:p text:style-name="P10"><text:span text:style-name="T28">ک</text:span></text:p>
          </table:table-cell>
          <table:table-cell table:style-name="Table1.B24" office:value-type="string">
            <text:p text:style-name="P4"><text:span text:style-name="T21"></text:span></text:p>
          </table:table-cell>
        </table:table-row>
        <table:table-row table:style-name="Table1.1">
          <table:table-cell table:style-name="Table1.A25" office:value-type="string">
            <text:p text:style-name="P10"><text:span text:style-name="T28">گ</text:span></text:p>
          </table:table-cell>
          <table:table-cell table:style-name="Table1.B25" office:value-type="string">
            <text:p text:style-name="P4"><text:span text:style-name="T21"></text:span></text:p>
          </table:table-cell>
        </table:table-row>
        <table:table-row table:style-name="Table1.1">
          <table:table-cell table:style-name="Table1.A26" office:value-type="string">
            <text:p text:style-name="P10"><text:span text:style-name="T28">ل</text:span></text:p>
          </table:table-cell>
          <table:table-cell table:style-name="Table1.B26" office:value-type="string">
            <text:p text:style-name="P4"><text:span text:style-name="T21"></text:span></text:p>
          </table:table-cell>
        </table:table-row>
        <text:soft-page-break/>
        <table:table-row table:style-name="Table1.1">
          <table:table-cell table:style-name="Table1.A27" office:value-type="string">
            <text:p text:style-name="P10"><text:span text:style-name="T28">ڵ</text:span></text:p>
          </table:table-cell>
          <table:table-cell table:style-name="Table1.B27" office:value-type="string">
            <text:p text:style-name="P4"><text:span text:style-name="T21"></text:span></text:p>
          </table:table-cell>
        </table:table-row>
        <table:table-row table:style-name="Table1.1">
          <table:table-cell table:style-name="Table1.A28" office:value-type="string">
            <text:p text:style-name="P10"><text:span text:style-name="T28">م</text:span></text:p>
          </table:table-cell>
          <table:table-cell table:style-name="Table1.B28" office:value-type="string">
            <text:p text:style-name="P4"><text:span text:style-name="T21"></text:span></text:p>
          </table:table-cell>
        </table:table-row>
        <table:table-row table:style-name="Table1.1">
          <table:table-cell table:style-name="Table1.A29" office:value-type="string">
            <text:p text:style-name="P10"><text:span text:style-name="T28">ن</text:span></text:p>
          </table:table-cell>
          <table:table-cell table:style-name="Table1.B29" office:value-type="string">
            <text:p text:style-name="P4"><text:span text:style-name="T21"></text:span></text:p>
          </table:table-cell>
        </table:table-row>
        <table:table-row table:style-name="Table1.1">
          <table:table-cell table:style-name="Table1.A30" office:value-type="string">
            <text:p text:style-name="P10"><text:span text:style-name="T28">ۆ</text:span></text:p>
          </table:table-cell>
          <table:table-cell table:style-name="Table1.B30" office:value-type="string">
            <text:p text:style-name="P4"><text:span text:style-name="T21"></text:span></text:p>
          </table:table-cell>
        </table:table-row>
        <table:table-row table:style-name="Table1.1">
          <table:table-cell table:style-name="Table1.A31" office:value-type="string">
            <text:p text:style-name="P10"><text:span text:style-name="T28">و</text:span></text:p>
          </table:table-cell>
          <table:table-cell table:style-name="Table1.B31" office:value-type="string">
            <text:p text:style-name="P4"><text:span text:style-name="T21"></text:span></text:p>
          </table:table-cell>
        </table:table-row>
        <table:table-row table:style-name="Table1.1">
          <table:table-cell table:style-name="Table1.A32" office:value-type="string">
            <text:p text:style-name="P10"><text:span text:style-name="T28">وو</text:span></text:p>
          </table:table-cell>
          <table:table-cell table:style-name="Table1.B32" office:value-type="string">
            <text:p text:style-name="P4"><text:span text:style-name="T21"></text:span></text:p>
          </table:table-cell>
        </table:table-row>
        <table:table-row table:style-name="Table1.1">
          <table:table-cell table:style-name="Table1.A33" office:value-type="string">
            <text:p text:style-name="P10"><text:span text:style-name="T28">‌هه</text:span></text:p>
          </table:table-cell>
          <table:table-cell table:style-name="Table1.B33" office:value-type="string">
            <text:p text:style-name="P4"><text:span text:style-name="T21"></text:span></text:p>
          </table:table-cell>
        </table:table-row>
        <table:table-row table:style-name="Table1.1">
          <table:table-cell table:style-name="Table1.A34" office:value-type="string">
            <text:p text:style-name="P10"><text:span text:style-name="T28">ە</text:span></text:p>
          </table:table-cell>
          <table:table-cell table:style-name="Table1.B34" office:value-type="string">
            <text:p text:style-name="P4"><text:span text:style-name="T21"></text:span></text:p>
          </table:table-cell>
        </table:table-row>
        <table:table-row table:style-name="Table1.1">
          <table:table-cell table:style-name="Table1.A35" office:value-type="string">
            <text:p text:style-name="P10"><text:span text:style-name="T28">ێ</text:span></text:p>
          </table:table-cell>
          <table:table-cell table:style-name="Table1.B35" office:value-type="string">
            <text:p text:style-name="P4"><text:span text:style-name="T21"></text:span></text:p>
          </table:table-cell>
        </table:table-row>
        <table:table-row table:style-name="Table1.1">
          <table:table-cell table:style-name="Table1.A36" office:value-type="string">
            <text:p text:style-name="P10"><text:span text:style-name="T28">ی</text:span></text:p>
          </table:table-cell>
          <table:table-cell table:style-name="Table1.B36" office:value-type="string">
            <text:p text:style-name="P4"><text:span text:style-name="T21"></text:span></text:p>
          </table:table-cell>
        </table:table-row>
        <table:table-row table:style-name="Table1.1">
          <table:table-cell table:style-name="Table1.A37" office:value-type="string">
            <text:p text:style-name="P10"><text:span text:style-name="T29">ڕێزمان</text:span></text:p>
          </table:table-cell>
          <table:table-cell table:style-name="Table1.B37" office:value-type="string">
            <text:p text:style-name="P4"><text:span text:style-name="T21"></text:span></text:p>
          </table:table-cell>
        </table:table-row>
        <table:table-row table:style-name="Table1.1">
          <table:table-cell table:style-name="Table1.A38" office:value-type="string">
            <text:p text:style-name="P10"><text:span text:style-name="T28">قسە</text:span></text:p>
          </table:table-cell>
          <table:table-cell table:style-name="Table1.B38" office:value-type="string">
            <text:p text:style-name="P4"><text:span text:style-name="T21"></text:span></text:p>
          </table:table-cell>
        </table:table-row>
        <table:table-row table:style-name="Table1.1">
          <table:table-cell table:style-name="Table1.A39" office:value-type="string">
            <text:p text:style-name="P10"><text:span text:style-name="T28">ڕستە</text:span></text:p>
          </table:table-cell>
          <table:table-cell table:style-name="Table1.B39" office:value-type="string">
            <text:p text:style-name="P4"><text:span text:style-name="T21"></text:span></text:p>
          </table:table-cell>
        </table:table-row>
        <table:table-row table:style-name="Table1.1">
          <table:table-cell table:style-name="Table1.A40" office:value-type="string">
            <text:p text:style-name="P10"><text:span text:style-name="T28">ووشە</text:span></text:p>
          </table:table-cell>
          <table:table-cell table:style-name="Table1.B40" office:value-type="string">
            <text:p text:style-name="P4"><text:span text:style-name="T21"></text:span></text:p>
          </table:table-cell>
        </table:table-row>
        <table:table-row table:style-name="Table1.1">
          <table:table-cell table:style-name="Table1.A41" office:value-type="string">
            <text:p text:style-name="P10"><text:span text:style-name="T28">ناو</text:span></text:p>
          </table:table-cell>
          <table:table-cell table:style-name="Table1.B41" office:value-type="string">
            <text:p text:style-name="P4"><text:span text:style-name="T21"></text:span></text:p>
          </table:table-cell>
        </table:table-row>
        <table:table-row table:style-name="Table1.1">
          <table:table-cell table:style-name="Table1.A42" office:value-type="string">
            <text:p text:style-name="P10"><text:span text:style-name="T28">ئەمە</text:span></text:p>
          </table:table-cell>
          <table:table-cell table:style-name="Table1.B42" office:value-type="string">
            <text:p text:style-name="P4"><text:span text:style-name="T21"></text:span></text:p>
          </table:table-cell>
        </table:table-row>
        <table:table-row table:style-name="Table1.1">
          <table:table-cell table:style-name="Table1.A43" office:value-type="string">
            <text:p text:style-name="P10"><text:span text:style-name="T28">فرمان</text:span></text:p>
          </table:table-cell>
          <table:table-cell table:style-name="Table1.B43" office:value-type="string">
            <text:p text:style-name="P4"><text:span text:style-name="T21"></text:span></text:p>
          </table:table-cell>
        </table:table-row>
        <table:table-row table:style-name="Table1.1">
          <table:table-cell table:style-name="Table1.A44" office:value-type="string">
            <text:p text:style-name="P10"><text:span text:style-name="T28">ئێرە</text:span></text:p>
          </table:table-cell>
          <table:table-cell table:style-name="Table1.B44" office:value-type="string">
            <text:p text:style-name="P4"><text:span text:style-name="T21"></text:span></text:p>
          </table:table-cell>
        </table:table-row>
        <table:table-row table:style-name="Table1.1">
          <table:table-cell table:style-name="Table1.A45" office:value-type="string">
            <text:p text:style-name="P10"><text:span text:style-name="T28">ئەوێ</text:span></text:p>
          </table:table-cell>
          <table:table-cell table:style-name="Table1.B45" office:value-type="string">
            <text:p text:style-name="P4"><text:span text:style-name="T21"></text:span></text:p>
          </table:table-cell>
        </table:table-row>
        <table:table-row table:style-name="Table1.1">
          <table:table-cell table:style-name="Table1.A46" office:value-type="string">
            <text:p text:style-name="P10"><text:span text:style-name="T28">ژێر</text:span></text:p>
          </table:table-cell>
          <table:table-cell table:style-name="Table1.B46" office:value-type="string">
            <text:p text:style-name="P4"><text:span text:style-name="T21"></text:span></text:p>
          </table:table-cell>
        </table:table-row>
        <table:table-row table:style-name="Table1.1">
          <table:table-cell table:style-name="Table1.A47" office:value-type="string">
            <text:p text:style-name="P10"><text:span text:style-name="T28">ئامراز</text:span></text:p>
          </table:table-cell>
          <table:table-cell table:style-name="Table1.B47" office:value-type="string">
            <text:p text:style-name="P4"><text:span text:style-name="T21"></text:span></text:p>
          </table:table-cell>
        </table:table-row>
        <table:table-row table:style-name="Table1.1">
          <table:table-cell table:style-name="Table1.A48" office:value-type="string">
            <text:p text:style-name="P10"><text:span text:style-name="T28">وە</text:span></text:p>
          </table:table-cell>
          <table:table-cell table:style-name="Table1.B48" office:value-type="string">
            <text:p text:style-name="P4"><text:span text:style-name="T21"></text:span></text:p>
          </table:table-cell>
        </table:table-row>
        <table:table-row table:style-name="Table1.1">
          <table:table-cell table:style-name="Table1.A49" office:value-type="string">
            <text:p text:style-name="P10"><text:span text:style-name="T28">یان</text:span></text:p>
          </table:table-cell>
          <table:table-cell table:style-name="Table1.B49" office:value-type="string">
            <text:p text:style-name="P4"><text:span text:style-name="T21"></text:span></text:p>
          </table:table-cell>
        </table:table-row>
        <table:table-row table:style-name="Table1.1">
          <table:table-cell table:style-name="Table1.A50" office:value-type="string">
            <text:p text:style-name="P9"><text:span text:style-name="T2">Greetings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1" office:value-type="string">
            <text:p text:style-name="P10"><text:span text:style-name="T30">سڵاو</text:span></text:p>
          </table:table-cell>
          <table:table-cell table:style-name="Table1.B51" office:value-type="string">
            <text:p text:style-name="P4"><text:span text:style-name="T21"></text:span></text:p>
          </table:table-cell>
        </table:table-row>
        <table:table-row table:style-name="Table1.1">
          <table:table-cell table:style-name="Table1.A52" office:value-type="string">
            <text:p text:style-name="P10"><text:span text:style-name="T28">چۆنی</text:span></text:p>
          </table:table-cell>
          <table:table-cell table:style-name="Table1.B52" office:value-type="string">
            <text:p text:style-name="P4"><text:span text:style-name="T21"></text:span></text:p>
          </table:table-cell>
        </table:table-row>
        <table:table-row table:style-name="Table1.1">
          <table:table-cell table:style-name="Table1.A53" office:value-type="string">
            <text:p text:style-name="P10"><text:span text:style-name="T28">باشم</text:span></text:p>
          </table:table-cell>
          <table:table-cell table:style-name="Table1.B53" office:value-type="string">
            <text:p text:style-name="P4"><text:span text:style-name="T21"></text:span></text:p>
          </table:table-cell>
        </table:table-row>
        <text:soft-page-break/>
        <table:table-row table:style-name="Table1.1">
          <table:table-cell table:style-name="Table1.A54" office:value-type="string">
            <text:p text:style-name="P9"><text:span text:style-name="T2">Asking Question</text:span></text:p>
          </table:table-cell>
          <table:table-cell table:style-name="Table1.B50" office:value-type="string">
            <text:p text:style-name="P4"><text:span text:style-name="T10"/></text:p>
          </table:table-cell>
        </table:table-row>
        <table:table-row table:style-name="Table1.1">
          <table:table-cell table:style-name="Table1.A55" office:value-type="string">
            <text:p text:style-name="P10"><text:span text:style-name="T30">وەڵام</text:span></text:p>
          </table:table-cell>
          <table:table-cell table:style-name="Table1.B55" office:value-type="string">
            <text:p text:style-name="P4"><text:span text:style-name="T21"></text:span></text:p>
          </table:table-cell>
        </table:table-row>
        <table:table-row table:style-name="Table1.1">
          <table:table-cell table:style-name="Table1.A56" office:value-type="string">
            <text:p text:style-name="P10"><text:span text:style-name="T30">چەند</text:span></text:p>
          </table:table-cell>
          <table:table-cell table:style-name="Table1.B56" office:value-type="string">
            <text:p text:style-name="P4"><text:span text:style-name="T21"></text:span></text:p>
          </table:table-cell>
        </table:table-row>
        <table:table-row table:style-name="Table1.1">
          <table:table-cell table:style-name="Table1.A57" office:value-type="string">
            <text:p text:style-name="P10"><text:span text:style-name="T30">چۆن</text:span></text:p>
          </table:table-cell>
          <table:table-cell table:style-name="Table1.B57" office:value-type="string">
            <text:p text:style-name="P4"><text:span text:style-name="T21"></text:span></text:p>
          </table:table-cell>
        </table:table-row>
        <table:table-row table:style-name="Table1.1">
          <table:table-cell table:style-name="Table1.A58" office:value-type="string">
            <text:p text:style-name="P10"><text:span text:style-name="T30">پرسیار</text:span></text:p>
          </table:table-cell>
          <table:table-cell table:style-name="Table1.B58" office:value-type="string">
            <text:p text:style-name="P4"><text:span text:style-name="T21"></text:span></text:p>
          </table:table-cell>
        </table:table-row>
        <table:table-row table:style-name="Table1.1">
          <table:table-cell table:style-name="Table1.A59" office:value-type="string">
            <text:p text:style-name="P9"><text:span text:style-name="T2">Color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60" office:value-type="string">
            <text:p text:style-name="P10"><text:span text:style-name="T29">ڕەنگ</text:span></text:p>
          </table:table-cell>
          <table:table-cell table:style-name="Table1.B60" office:value-type="string">
            <text:p text:style-name="P4"><text:span text:style-name="T21"></text:span></text:p>
          </table:table-cell>
        </table:table-row>
        <table:table-row table:style-name="Table1.1">
          <table:table-cell table:style-name="Table1.A61" office:value-type="string">
            <text:p text:style-name="P10"><text:span text:style-name="T28">تۆخ</text:span></text:p>
          </table:table-cell>
          <table:table-cell table:style-name="Table1.B61" office:value-type="string">
            <text:p text:style-name="P4"><text:span text:style-name="T21"></text:span></text:p>
          </table:table-cell>
        </table:table-row>
        <table:table-row table:style-name="Table1.1">
          <table:table-cell table:style-name="Table1.A62" office:value-type="string">
            <text:p text:style-name="P10"><text:span text:style-name="T28">کاڵ</text:span></text:p>
          </table:table-cell>
          <table:table-cell table:style-name="Table1.B62" office:value-type="string">
            <text:p text:style-name="P4"><text:span text:style-name="T21"></text:span></text:p>
          </table:table-cell>
        </table:table-row>
        <table:table-row table:style-name="Table1.1">
          <table:table-cell table:style-name="Table1.A63" office:value-type="string">
            <text:p text:style-name="P9"><text:span text:style-name="T2">Time and Day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64" office:value-type="string">
            <text:p text:style-name="P10"><text:span text:style-name="T28">کات</text:span></text:p>
          </table:table-cell>
          <table:table-cell table:style-name="Table1.B64" office:value-type="string">
            <text:p text:style-name="P4"><text:span text:style-name="T21"></text:span></text:p>
          </table:table-cell>
        </table:table-row>
        <table:table-row table:style-name="Table1.1">
          <table:table-cell table:style-name="Table1.A65" office:value-type="string">
            <text:p text:style-name="P10"><text:span text:style-name="T28">کاتژمێر</text:span></text:p>
          </table:table-cell>
          <table:table-cell table:style-name="Table1.B65" office:value-type="string">
            <text:p text:style-name="P4"><text:span text:style-name="T21"></text:span></text:p>
          </table:table-cell>
        </table:table-row>
        <table:table-row table:style-name="Table1.1">
          <table:table-cell table:style-name="Table1.A66" office:value-type="string">
            <text:p text:style-name="P10"><text:span text:style-name="T28">خولەک</text:span></text:p>
          </table:table-cell>
          <table:table-cell table:style-name="Table1.B66" office:value-type="string">
            <text:p text:style-name="P4"><text:span text:style-name="T21"></text:span></text:p>
          </table:table-cell>
        </table:table-row>
        <table:table-row table:style-name="Table1.1">
          <table:table-cell table:style-name="Table1.A67" office:value-type="string">
            <text:p text:style-name="P10"><text:span text:style-name="T28">چرکە</text:span></text:p>
          </table:table-cell>
          <table:table-cell table:style-name="Table1.B67" office:value-type="string">
            <text:p text:style-name="P4"><text:span text:style-name="T21"></text:span></text:p>
          </table:table-cell>
        </table:table-row>
        <table:table-row table:style-name="Table1.1">
          <table:table-cell table:style-name="Table1.A68" office:value-type="string">
            <text:p text:style-name="P10"><text:span text:style-name="T28">دەیەوێت</text:span></text:p>
          </table:table-cell>
          <table:table-cell table:style-name="Table1.B68" office:value-type="string">
            <text:p text:style-name="P4"><text:span text:style-name="T21"></text:span></text:p>
          </table:table-cell>
        </table:table-row>
        <table:table-row table:style-name="Table1.1">
          <table:table-cell table:style-name="Table1.A69" office:value-type="string">
            <text:p text:style-name="P10"><text:span text:style-name="T28">زوو</text:span></text:p>
          </table:table-cell>
          <table:table-cell table:style-name="Table1.B69" office:value-type="string">
            <text:p text:style-name="P4"><text:span text:style-name="T21"></text:span></text:p>
          </table:table-cell>
        </table:table-row>
        <table:table-row table:style-name="Table1.1">
          <table:table-cell table:style-name="Table1.A70" office:value-type="string">
            <text:p text:style-name="P10"><text:span text:style-name="T28">درەنگ</text:span></text:p>
          </table:table-cell>
          <table:table-cell table:style-name="Table1.B70" office:value-type="string">
            <text:p text:style-name="P4"><text:span text:style-name="T21"></text:span></text:p>
          </table:table-cell>
        </table:table-row>
        <table:table-row table:style-name="Table1.1">
          <table:table-cell table:style-name="Table1.A71" office:value-type="string">
            <text:p text:style-name="P10"><text:span text:style-name="T28">ڕۆژ</text:span></text:p>
          </table:table-cell>
          <table:table-cell table:style-name="Table1.B71" office:value-type="string">
            <text:p text:style-name="P4"><text:span text:style-name="T21"></text:span></text:p>
          </table:table-cell>
        </table:table-row>
        <table:table-row table:style-name="Table1.1">
          <table:table-cell table:style-name="Table1.A72" office:value-type="string">
            <text:p text:style-name="P10"><text:span text:style-name="T28">بەیانی\ڕۆژ هەڵاتن</text:span></text:p>
          </table:table-cell>
          <table:table-cell table:style-name="Table1.B72" office:value-type="string">
            <text:p text:style-name="P4"><text:span text:style-name="T21"></text:span></text:p>
          </table:table-cell>
        </table:table-row>
        <table:table-row table:style-name="Table1.1">
          <table:table-cell table:style-name="Table1.A73" office:value-type="string">
            <text:p text:style-name="P9"><text:span text:style-name="T2">Opposit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74" office:value-type="string">
            <text:p text:style-name="P10"><text:span text:style-name="T29">نەخێر</text:span></text:p>
          </table:table-cell>
          <table:table-cell table:style-name="Table1.B74" office:value-type="string">
            <text:p text:style-name="P4"><text:span text:style-name="T21"></text:span></text:p>
          </table:table-cell>
        </table:table-row>
        <table:table-row table:style-name="Table1.1">
          <table:table-cell table:style-name="Table1.A75" office:value-type="string">
            <text:p text:style-name="P10"><text:span text:style-name="T28">دەزانم</text:span></text:p>
          </table:table-cell>
          <table:table-cell table:style-name="Table1.B74" office:value-type="string">
            <text:p text:style-name="P4"><text:span text:style-name="T21"></text:span></text:p>
          </table:table-cell>
        </table:table-row>
        <table:table-row table:style-name="Table1.1">
          <table:table-cell table:style-name="Table1.A76" office:value-type="string">
            <text:p text:style-name="P10"><text:span text:style-name="T28">نازانم</text:span></text:p>
          </table:table-cell>
          <table:table-cell table:style-name="Table1.B74" office:value-type="string">
            <text:p text:style-name="P4"><text:span text:style-name="T22"></text:span></text:p>
          </table:table-cell>
        </table:table-row>
        <table:table-row table:style-name="Table1.1">
          <table:table-cell table:style-name="Table1.A77" office:value-type="string">
            <text:p text:style-name="P10"><text:span text:style-name="T28">دەتوانم</text:span></text:p>
          </table:table-cell>
          <table:table-cell table:style-name="Table1.B74" office:value-type="string">
            <text:p text:style-name="P4"><text:span text:style-name="T22"></text:span></text:p>
          </table:table-cell>
        </table:table-row>
        <table:table-row table:style-name="Table1.1">
          <table:table-cell table:style-name="Table1.A78" office:value-type="string">
            <text:p text:style-name="P10"><text:span text:style-name="T28">ناتوانم</text:span></text:p>
          </table:table-cell>
          <table:table-cell table:style-name="Table1.B74" office:value-type="string">
            <text:p text:style-name="P4"><text:span text:style-name="T22"></text:span></text:p>
          </table:table-cell>
        </table:table-row>
        <table:table-row table:style-name="Table1.1">
          <table:table-cell table:style-name="Table1.A79" office:value-type="string">
            <text:p text:style-name="P10"><text:span text:style-name="T28">دەکەم</text:span></text:p>
          </table:table-cell>
          <table:table-cell table:style-name="Table1.B74" office:value-type="string">
            <text:p text:style-name="P4"><text:span text:style-name="T22"></text:span></text:p>
          </table:table-cell>
        </table:table-row>
        <table:table-row table:style-name="Table1.1">
          <table:table-cell table:style-name="Table1.A80" office:value-type="string">
            <text:p text:style-name="P10"><text:span text:style-name="T28">ناکەم</text:span></text:p>
          </table:table-cell>
          <table:table-cell table:style-name="Table1.B74" office:value-type="string">
            <text:p text:style-name="P4"><text:span text:style-name="T22"></text:span></text:p>
          </table:table-cell>
        </table:table-row>
        <table:table-row table:style-name="Table1.1">
          <table:table-cell table:style-name="Table1.A81" office:value-type="string">
            <text:p text:style-name="P10"><text:span text:style-name="T28">ئازا</text:span></text:p>
          </table:table-cell>
          <table:table-cell table:style-name="Table1.B74" office:value-type="string">
            <text:p text:style-name="P4"><text:span text:style-name="T21"></text:span></text:p>
          </table:table-cell>
        </table:table-row>
        <text:soft-page-break/>
        <table:table-row table:style-name="Table1.1">
          <table:table-cell table:style-name="Table1.A82" office:value-type="string">
            <text:p text:style-name="P10"><text:span text:style-name="T28">ترسنۆک</text:span></text:p>
          </table:table-cell>
          <table:table-cell table:style-name="Table1.B74" office:value-type="string">
            <text:p text:style-name="P4"><text:span text:style-name="T22"></text:span></text:p>
          </table:table-cell>
        </table:table-row>
        <table:table-row table:style-name="Table1.1">
          <table:table-cell table:style-name="Table1.A83" office:value-type="string">
            <text:p text:style-name="P10"><text:span text:style-name="T28">جوان</text:span></text:p>
          </table:table-cell>
          <table:table-cell table:style-name="Table1.B74" office:value-type="string">
            <text:p text:style-name="P4"><text:span text:style-name="T22"></text:span></text:p>
          </table:table-cell>
        </table:table-row>
        <table:table-row table:style-name="Table1.1">
          <table:table-cell table:style-name="Table1.A84" office:value-type="string">
            <text:p text:style-name="P10"><text:span text:style-name="T31">ناشرین</text:span></text:p>
          </table:table-cell>
          <table:table-cell table:style-name="Table1.B74" office:value-type="string">
            <text:p text:style-name="P4"><text:span text:style-name="T22"></text:span></text:p>
          </table:table-cell>
        </table:table-row>
        <table:table-row table:style-name="Table1.1">
          <table:table-cell table:style-name="Table1.A85" office:value-type="string">
            <text:p text:style-name="P10"><text:span text:style-name="T28">ڕاستگؤ</text:span></text:p>
          </table:table-cell>
          <table:table-cell table:style-name="Table1.B74" office:value-type="string">
            <text:p text:style-name="P4"><text:span text:style-name="T21"></text:span></text:p>
          </table:table-cell>
        </table:table-row>
        <table:table-row table:style-name="Table1.1">
          <table:table-cell table:style-name="Table1.A86" office:value-type="string">
            <text:p text:style-name="P10"><text:span text:style-name="T31">درۆزن</text:span></text:p>
          </table:table-cell>
          <table:table-cell table:style-name="Table1.B74" office:value-type="string">
            <text:p text:style-name="P4"><text:span text:style-name="T22"></text:span></text:p>
          </table:table-cell>
        </table:table-row>
        <table:table-row table:style-name="Table1.1">
          <table:table-cell table:style-name="Table1.A87" office:value-type="string">
            <text:p text:style-name="P10"><text:span text:style-name="T28">زیرەک</text:span></text:p>
          </table:table-cell>
          <table:table-cell table:style-name="Table1.B74" office:value-type="string">
            <text:p text:style-name="P4"><text:span text:style-name="T22"></text:span></text:p>
          </table:table-cell>
        </table:table-row>
        <table:table-row table:style-name="Table1.1">
          <table:table-cell table:style-name="Table1.A88" office:value-type="string">
            <text:p text:style-name="P10"><text:span text:style-name="T28">تەمبەڵ</text:span></text:p>
          </table:table-cell>
          <table:table-cell table:style-name="Table1.B74" office:value-type="string">
            <text:p text:style-name="P4"><text:span text:style-name="T21"></text:span></text:p>
          </table:table-cell>
        </table:table-row>
        <table:table-row table:style-name="Table1.1">
          <table:table-cell table:style-name="Table1.A89" office:value-type="string">
            <text:p text:style-name="P10"><text:span text:style-name="T28">زانا</text:span></text:p>
          </table:table-cell>
          <table:table-cell table:style-name="Table1.B74" office:value-type="string">
            <text:p text:style-name="P4"><text:span text:style-name="T22"></text:span></text:p>
          </table:table-cell>
        </table:table-row>
        <table:table-row table:style-name="Table1.1">
          <table:table-cell table:style-name="Table1.A90" office:value-type="string">
            <text:p text:style-name="P10"><text:span text:style-name="T28">نەزان</text:span></text:p>
          </table:table-cell>
          <table:table-cell table:style-name="Table1.B74" office:value-type="string">
            <text:p text:style-name="P4"><text:span text:style-name="T21"></text:span></text:p>
          </table:table-cell>
        </table:table-row>
        <table:table-row table:style-name="Table1.1">
          <table:table-cell table:style-name="Table1.A91" office:value-type="string">
            <text:p text:style-name="P10"><text:span text:style-name="T28">تێگەیشتوو</text:span></text:p>
          </table:table-cell>
          <table:table-cell table:style-name="Table1.B74" office:value-type="string">
            <text:p text:style-name="P4"><text:span text:style-name="T22"></text:span></text:p>
          </table:table-cell>
        </table:table-row>
        <table:table-row table:style-name="Table1.1">
          <table:table-cell table:style-name="Table1.A92" office:value-type="string">
            <text:p text:style-name="P10"><text:span text:style-name="T28">گێل</text:span></text:p>
          </table:table-cell>
          <table:table-cell table:style-name="Table1.B74" office:value-type="string">
            <text:p text:style-name="P4"><text:span text:style-name="T22"></text:span></text:p>
          </table:table-cell>
        </table:table-row>
        <table:table-row table:style-name="Table1.1">
          <table:table-cell table:style-name="Table1.A93" office:value-type="string">
            <text:p text:style-name="P10"><text:span text:style-name="T28">چالاک</text:span></text:p>
          </table:table-cell>
          <table:table-cell table:style-name="Table1.B74" office:value-type="string">
            <text:p text:style-name="P4"><text:span text:style-name="T22"></text:span></text:p>
          </table:table-cell>
        </table:table-row>
        <table:table-row table:style-name="Table1.1">
          <table:table-cell table:style-name="Table1.A94" office:value-type="string">
            <text:p text:style-name="P10"><text:span text:style-name="T28">سست</text:span></text:p>
          </table:table-cell>
          <table:table-cell table:style-name="Table1.B74" office:value-type="string">
            <text:p text:style-name="P4"><text:span text:style-name="T22"></text:span></text:p>
          </table:table-cell>
        </table:table-row>
        <table:table-row table:style-name="Table1.1">
          <table:table-cell table:style-name="Table1.A95" office:value-type="string">
            <text:p text:style-name="P10"><text:span text:style-name="T28">قەڵەو</text:span></text:p>
          </table:table-cell>
          <table:table-cell table:style-name="Table1.B74" office:value-type="string">
            <text:p text:style-name="P4"><text:span text:style-name="T22"></text:span></text:p>
          </table:table-cell>
        </table:table-row>
        <table:table-row table:style-name="Table1.1">
          <table:table-cell table:style-name="Table1.A96" office:value-type="string">
            <text:p text:style-name="P10"><text:span text:style-name="T28">لاواز</text:span></text:p>
          </table:table-cell>
          <table:table-cell table:style-name="Table1.B74" office:value-type="string">
            <text:p text:style-name="P4"><text:span text:style-name="T22"></text:span></text:p>
          </table:table-cell>
        </table:table-row>
        <table:table-row table:style-name="Table1.1">
          <table:table-cell table:style-name="Table1.A97" office:value-type="string">
            <text:p text:style-name="P10"><text:span text:style-name="T28">بەهێز</text:span></text:p>
          </table:table-cell>
          <table:table-cell table:style-name="Table1.B74" office:value-type="string">
            <text:p text:style-name="P4"><text:span text:style-name="T21"></text:span></text:p>
          </table:table-cell>
        </table:table-row>
        <table:table-row table:style-name="Table1.1">
          <table:table-cell table:style-name="Table1.A98" office:value-type="string">
            <text:p text:style-name="P10"><text:span text:style-name="T28">بێ هێز</text:span></text:p>
          </table:table-cell>
          <table:table-cell table:style-name="Table1.B74" office:value-type="string">
            <text:p text:style-name="P4"><text:span text:style-name="T22"></text:span></text:p>
          </table:table-cell>
        </table:table-row>
        <table:table-row table:style-name="Table1.1">
          <table:table-cell table:style-name="Table1.A99" office:value-type="string">
            <text:p text:style-name="P10"><text:span text:style-name="T28">‌‌حەساوە</text:span></text:p>
          </table:table-cell>
          <table:table-cell table:style-name="Table1.B74" office:value-type="string">
            <text:p text:style-name="P4"><text:span text:style-name="T22"></text:span></text:p>
          </table:table-cell>
        </table:table-row>
        <table:table-row table:style-name="Table1.1">
          <table:table-cell table:style-name="Table1.A100" office:value-type="string">
            <text:p text:style-name="P10"><text:span text:style-name="T28">ماندوو</text:span></text:p>
          </table:table-cell>
          <table:table-cell table:style-name="Table1.B74" office:value-type="string">
            <text:p text:style-name="P4"><text:span text:style-name="T22"></text:span></text:p>
          </table:table-cell>
        </table:table-row>
        <table:table-row table:style-name="Table1.1">
          <table:table-cell table:style-name="Table1.A101" office:value-type="string">
            <text:p text:style-name="P10"><text:span text:style-name="T28">چاوکراوە</text:span></text:p>
          </table:table-cell>
          <table:table-cell table:style-name="Table1.B74" office:value-type="string">
            <text:p text:style-name="P4"><text:span text:style-name="T21"></text:span></text:p>
          </table:table-cell>
        </table:table-row>
        <table:table-row table:style-name="Table1.1">
          <table:table-cell table:style-name="Table1.A102" office:value-type="string">
            <text:p text:style-name="P10"><text:span text:style-name="T28">شەرمن</text:span></text:p>
          </table:table-cell>
          <table:table-cell table:style-name="Table1.B74" office:value-type="string">
            <text:p text:style-name="P4"><text:span text:style-name="T22"></text:span></text:p>
          </table:table-cell>
        </table:table-row>
        <table:table-row table:style-name="Table1.1">
          <table:table-cell table:style-name="Table1.A103" office:value-type="string">
            <text:p text:style-name="P9"><text:span text:style-name="T2">Animals and Biology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104" office:value-type="string">
            <text:p text:style-name="P10"><text:span text:style-name="T28">ئاژەڵ</text:span></text:p>
          </table:table-cell>
          <table:table-cell table:style-name="Table1.B74" office:value-type="string">
            <text:p text:style-name="P4"><text:span text:style-name="T22"></text:span></text:p>
          </table:table-cell>
        </table:table-row>
        <table:table-row table:style-name="Table1.1">
          <table:table-cell table:style-name="Table1.A105" office:value-type="string">
            <text:p text:style-name="P10"><text:span text:style-name="T28">شیردەر</text:span></text:p>
          </table:table-cell>
          <table:table-cell table:style-name="Table1.B74" office:value-type="string">
            <text:p text:style-name="P4"><text:span text:style-name="T22"></text:span></text:p>
          </table:table-cell>
        </table:table-row>
        <table:table-row table:style-name="Table1.1">
          <table:table-cell table:style-name="Table1.A106" office:value-type="string">
            <text:p text:style-name="P10"><text:span text:style-name="T28">گیانلەبەری مالێ</text:span></text:p>
          </table:table-cell>
          <table:table-cell table:style-name="Table1.B74" office:value-type="string">
            <text:p text:style-name="P4"><text:span text:style-name="T22"></text:span></text:p>
          </table:table-cell>
        </table:table-row>
        <table:table-row table:style-name="Table1.1">
          <table:table-cell table:style-name="Table1.A107" office:value-type="string">
            <text:p text:style-name="P10"><text:span text:style-name="T28">مەڕ</text:span></text:p>
          </table:table-cell>
          <table:table-cell table:style-name="Table1.B74" office:value-type="string">
            <text:p text:style-name="P4"><text:span text:style-name="T22"></text:span></text:p>
          </table:table-cell>
        </table:table-row>
        <table:table-row table:style-name="Table1.1">
          <table:table-cell table:style-name="Table1.A108" office:value-type="string">
            <text:p text:style-name="P10"><text:span text:style-name="T28">بەرخ</text:span></text:p>
          </table:table-cell>
          <table:table-cell table:style-name="Table1.B74" office:value-type="string">
            <text:p text:style-name="P4"><text:span text:style-name="T22"></text:span></text:p>
          </table:table-cell>
        </table:table-row>
        <text:soft-page-break/>
        <table:table-row table:style-name="Table1.1">
          <table:table-cell table:style-name="Table1.A109" office:value-type="string">
            <text:p text:style-name="P10"><text:span text:style-name="T28">بزن</text:span></text:p>
          </table:table-cell>
          <table:table-cell table:style-name="Table1.B74" office:value-type="string">
            <text:p text:style-name="P4"><text:span text:style-name="T22"></text:span></text:p>
          </table:table-cell>
        </table:table-row>
        <table:table-row table:style-name="Table1.1">
          <table:table-cell table:style-name="Table1.A110" office:value-type="string">
            <text:p text:style-name="P10"><text:span text:style-name="T28">گامێش</text:span></text:p>
          </table:table-cell>
          <table:table-cell table:style-name="Table1.B74" office:value-type="string">
            <text:p text:style-name="P4"><text:span text:style-name="T22"></text:span></text:p>
          </table:table-cell>
        </table:table-row>
        <table:table-row table:style-name="Table1.1">
          <table:table-cell table:style-name="Table1.A111" office:value-type="string">
            <text:p text:style-name="P10"><text:span text:style-name="T28">مانگا</text:span></text:p>
          </table:table-cell>
          <table:table-cell table:style-name="Table1.B74" office:value-type="string">
            <text:p text:style-name="P4"><text:span text:style-name="T22"></text:span></text:p>
          </table:table-cell>
        </table:table-row>
        <table:table-row table:style-name="Table1.1">
          <table:table-cell table:style-name="Table1.A112" office:value-type="string">
            <text:p text:style-name="P10"><text:span text:style-name="T28">گا</text:span></text:p>
          </table:table-cell>
          <table:table-cell table:style-name="Table1.B74" office:value-type="string">
            <text:p text:style-name="P6"><text:span text:style-name="T21"> </text:span></text:p>
          </table:table-cell>
        </table:table-row>
        <table:table-row table:style-name="Table1.1">
          <table:table-cell table:style-name="Table1.A113" office:value-type="string">
            <text:p text:style-name="P10"><text:span text:style-name="T28">کەر</text:span></text:p>
          </table:table-cell>
          <table:table-cell table:style-name="Table1.B74" office:value-type="string">
            <text:p text:style-name="P4"><text:span text:style-name="T21"></text:span></text:p>
          </table:table-cell>
        </table:table-row>
        <table:table-row table:style-name="Table1.1">
          <table:table-cell table:style-name="Table1.A114" office:value-type="string">
            <text:p text:style-name="P10"><text:span text:style-name="T28">ئەسپ</text:span></text:p>
          </table:table-cell>
          <table:table-cell table:style-name="Table1.B74" office:value-type="string">
            <text:p text:style-name="P4"><text:span text:style-name="T21"></text:span></text:p>
          </table:table-cell>
        </table:table-row>
        <table:table-row table:style-name="Table1.1">
          <table:table-cell table:style-name="Table1.A115" office:value-type="string">
            <text:p text:style-name="P10"><text:span text:style-name="T28">ئێستر</text:span></text:p>
          </table:table-cell>
          <table:table-cell table:style-name="Table1.B74" office:value-type="string">
            <text:p text:style-name="P4"><text:span text:style-name="T21"></text:span></text:p>
          </table:table-cell>
        </table:table-row>
        <table:table-row table:style-name="Table1.1">
          <table:table-cell table:style-name="Table1.A116" office:value-type="string">
            <text:p text:style-name="P10"><text:span text:style-name="T28">ووشتر</text:span></text:p>
          </table:table-cell>
          <table:table-cell table:style-name="Table1.B74" office:value-type="string">
            <text:p text:style-name="P4"><text:span text:style-name="T21"></text:span></text:p>
          </table:table-cell>
        </table:table-row>
        <table:table-row table:style-name="Table1.1">
          <table:table-cell table:style-name="Table1.A117" office:value-type="string">
            <text:p text:style-name="P10"><text:span text:style-name="T31">سەگ</text:span></text:p>
          </table:table-cell>
          <table:table-cell table:style-name="Table1.B74" office:value-type="string">
            <text:p text:style-name="P4"><text:span text:style-name="T21"></text:span></text:p>
          </table:table-cell>
        </table:table-row>
        <table:table-row table:style-name="Table1.1">
          <table:table-cell table:style-name="Table1.A118" office:value-type="string">
            <text:p text:style-name="P10"><text:span text:style-name="T28">تاژی</text:span></text:p>
          </table:table-cell>
          <table:table-cell table:style-name="Table1.B74" office:value-type="string">
            <text:p text:style-name="P4"><text:span text:style-name="T21"></text:span></text:p>
          </table:table-cell>
        </table:table-row>
        <table:table-row table:style-name="Table1.1">
          <table:table-cell table:style-name="Table1.A119" office:value-type="string">
            <text:p text:style-name="P10"><text:span text:style-name="T28">کەروێشک</text:span></text:p>
          </table:table-cell>
          <table:table-cell table:style-name="Table1.B74" office:value-type="string">
            <text:p text:style-name="P4"><text:span text:style-name="T21"></text:span></text:p>
          </table:table-cell>
        </table:table-row>
        <table:table-row table:style-name="Table1.1">
          <table:table-cell table:style-name="Table1.A120" office:value-type="string">
            <text:p text:style-name="P10"><text:span text:style-name="T28">بەراز</text:span></text:p>
          </table:table-cell>
          <table:table-cell table:style-name="Table1.B74" office:value-type="string">
            <text:p text:style-name="P4"><text:span text:style-name="T21"></text:span></text:p>
          </table:table-cell>
        </table:table-row>
        <table:table-row table:style-name="Table1.1">
          <table:table-cell table:style-name="Table1.A121" office:value-type="string">
            <text:p text:style-name="P10"><text:span text:style-name="T28">گیانلەبەری کێوی</text:span></text:p>
          </table:table-cell>
          <table:table-cell table:style-name="Table1.B74" office:value-type="string">
            <text:p text:style-name="P4"><text:span text:style-name="T21"></text:span></text:p>
          </table:table-cell>
        </table:table-row>
        <table:table-row table:style-name="Table1.1">
          <table:table-cell table:style-name="Table1.A122" office:value-type="string">
            <text:p text:style-name="P10"><text:span text:style-name="T28">مشک</text:span></text:p>
          </table:table-cell>
          <table:table-cell table:style-name="Table1.B74" office:value-type="string">
            <text:p text:style-name="P4"><text:span text:style-name="T21"></text:span></text:p>
          </table:table-cell>
        </table:table-row>
        <table:table-row table:style-name="Table1.1">
          <table:table-cell table:style-name="Table1.A123" office:value-type="string">
            <text:p text:style-name="P10"><text:span text:style-name="T28">جورج</text:span></text:p>
          </table:table-cell>
          <table:table-cell table:style-name="Table1.B74" office:value-type="string">
            <text:p text:style-name="P4"><text:span text:style-name="T21"></text:span></text:p>
          </table:table-cell>
        </table:table-row>
        <table:table-row table:style-name="Table1.1">
          <table:table-cell table:style-name="Table1.A124" office:value-type="string">
            <text:p text:style-name="P10"><text:span text:style-name="T28">سمۆرە</text:span></text:p>
          </table:table-cell>
          <table:table-cell table:style-name="Table1.B74" office:value-type="string">
            <text:p text:style-name="P4"><text:span text:style-name="T21"></text:span></text:p>
          </table:table-cell>
        </table:table-row>
        <table:table-row table:style-name="Table1.1">
          <table:table-cell table:style-name="Table1.A125" office:value-type="string">
            <text:p text:style-name="P9"><text:span text:style-name="T2">Fruits and Vegetabl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126" office:value-type="string">
            <text:p text:style-name="P10"><text:span text:style-name="T28">سەوزە</text:span></text:p>
          </table:table-cell>
          <table:table-cell table:style-name="Table1.B126" office:value-type="string">
            <text:p text:style-name="P4"><text:span text:style-name="T21"></text:span></text:p>
          </table:table-cell>
        </table:table-row>
        <table:table-row table:style-name="Table1.1">
          <table:table-cell table:style-name="Table1.A127" office:value-type="string">
            <text:p text:style-name="P10"><text:span text:style-name="T28">تەماتە</text:span></text:p>
          </table:table-cell>
          <table:table-cell table:style-name="Table1.B126" office:value-type="string">
            <text:p text:style-name="P4"><text:span text:style-name="T21"></text:span></text:p>
          </table:table-cell>
        </table:table-row>
        <table:table-row table:style-name="Table1.1">
          <table:table-cell table:style-name="Table1.A128" office:value-type="string">
            <text:p text:style-name="P10"><text:span text:style-name="T28">کودی</text:span></text:p>
          </table:table-cell>
          <table:table-cell table:style-name="Table1.B126" office:value-type="string">
            <text:p text:style-name="P4"><text:span text:style-name="T21"></text:span></text:p>
          </table:table-cell>
        </table:table-row>
        <table:table-row table:style-name="Table1.1">
          <table:table-cell table:style-name="Table1.A129" office:value-type="string">
            <text:p text:style-name="P10"><text:span text:style-name="T28">خیار</text:span></text:p>
          </table:table-cell>
          <table:table-cell table:style-name="Table1.B126" office:value-type="string">
            <text:p text:style-name="P4"><text:span text:style-name="T21"></text:span></text:p>
          </table:table-cell>
        </table:table-row>
        <table:table-row table:style-name="Table1.1">
          <table:table-cell table:style-name="Table1.A130" office:value-type="string">
            <text:p text:style-name="P10"><text:span text:style-name="T28">بیبەر</text:span></text:p>
          </table:table-cell>
          <table:table-cell table:style-name="Table1.B126" office:value-type="string">
            <text:p text:style-name="P4"><text:span text:style-name="T21"></text:span></text:p>
          </table:table-cell>
        </table:table-row>
        <table:table-row table:style-name="Table1.1">
          <table:table-cell table:style-name="Table1.A131" office:value-type="string">
            <text:p text:style-name="P10"><text:span text:style-name="T28">بامیە</text:span></text:p>
          </table:table-cell>
          <table:table-cell table:style-name="Table1.B126" office:value-type="string">
            <text:p text:style-name="P4"><text:span text:style-name="T21"></text:span></text:p>
          </table:table-cell>
        </table:table-row>
        <table:table-row table:style-name="Table1.1">
          <table:table-cell table:style-name="Table1.A132" office:value-type="string">
            <text:p text:style-name="P10"><text:span text:style-name="T28">نۆک</text:span></text:p>
          </table:table-cell>
          <table:table-cell table:style-name="Table1.B126" office:value-type="string">
            <text:p text:style-name="P4"><text:span text:style-name="T21"></text:span></text:p>
          </table:table-cell>
        </table:table-row>
        <table:table-row table:style-name="Table1.1">
          <table:table-cell table:style-name="Table1.A133" office:value-type="string">
            <text:p text:style-name="P10"><text:span text:style-name="T28">ماش</text:span></text:p>
          </table:table-cell>
          <table:table-cell table:style-name="Table1.B126" office:value-type="string">
            <text:p text:style-name="P4"><text:span text:style-name="T21"></text:span></text:p>
          </table:table-cell>
        </table:table-row>
        <table:table-row table:style-name="Table1.1">
          <table:table-cell table:style-name="Table1.A134" office:value-type="string">
            <text:p text:style-name="P10"><text:span text:style-name="T28">نیسک</text:span></text:p>
          </table:table-cell>
          <table:table-cell table:style-name="Table1.B126" office:value-type="string">
            <text:p text:style-name="P4"><text:span text:style-name="T21"></text:span></text:p>
            <text:p text:style-name="P8"/>
          </table:table-cell>
        </table:table-row>
        <text:soft-page-break/>
        <table:table-row table:style-name="Table1.1">
          <table:table-cell table:style-name="Table1.A135" office:value-type="string">
            <text:p text:style-name="P10"><text:span text:style-name="T28">کونجی</text:span></text:p>
          </table:table-cell>
          <table:table-cell table:style-name="Table1.B126" office:value-type="string">
            <text:p text:style-name="P4"><text:span text:style-name="T21"></text:span></text:p>
          </table:table-cell>
        </table:table-row>
        <table:table-row table:style-name="Table1.1">
          <table:table-cell table:style-name="Table1.A136" office:value-type="string">
            <text:p text:style-name="P10"><text:span text:style-name="T31">هێل</text:span></text:p>
          </table:table-cell>
          <table:table-cell table:style-name="Table1.B126" office:value-type="string">
            <text:p text:style-name="P4"><text:span text:style-name="T21"></text:span></text:p>
          </table:table-cell>
        </table:table-row>
        <table:table-row table:style-name="Table1.1">
          <table:table-cell table:style-name="Table1.A137" office:value-type="string">
            <text:p text:style-name="P9"><text:span text:style-name="T2">Food and Drinks</text:span></text:p>
          </table:table-cell>
          <table:table-cell table:style-name="Table1.B50" office:value-type="string">
            <text:p text:style-name="P4"><text:span text:style-name="T10"/></text:p>
          </table:table-cell>
        </table:table-row>
        <table:table-row table:style-name="Table1.1">
          <table:table-cell table:style-name="Table1.A138" office:value-type="string">
            <text:p text:style-name="P10"><text:span text:style-name="T31">خواردن</text:span></text:p>
          </table:table-cell>
          <table:table-cell table:style-name="Table1.B126" office:value-type="string">
            <text:p text:style-name="P4"><text:span text:style-name="T21"></text:span></text:p>
          </table:table-cell>
        </table:table-row>
        <table:table-row table:style-name="Table1.1">
          <table:table-cell table:style-name="Table1.A139" office:value-type="string">
            <text:p text:style-name="P10"><text:span text:style-name="T28">برژاندن</text:span></text:p>
          </table:table-cell>
          <table:table-cell table:style-name="Table1.B126" office:value-type="string">
            <text:p text:style-name="P4"><text:span text:style-name="T21"></text:span></text:p>
          </table:table-cell>
        </table:table-row>
        <table:table-row table:style-name="Table1.1">
          <table:table-cell table:style-name="Table1.A140" office:value-type="string">
            <text:p text:style-name="P10"><text:span text:style-name="T28">کوڵاو</text:span></text:p>
          </table:table-cell>
          <table:table-cell table:style-name="Table1.B126" office:value-type="string">
            <text:p text:style-name="P4"><text:span text:style-name="T21"></text:span></text:p>
          </table:table-cell>
        </table:table-row>
        <table:table-row table:style-name="Table1.1">
          <table:table-cell table:style-name="Table1.A141" office:value-type="string">
            <text:p text:style-name="P10"><text:span text:style-name="T28">بەهارات</text:span></text:p>
          </table:table-cell>
          <table:table-cell table:style-name="Table1.B126" office:value-type="string">
            <text:p text:style-name="P4"><text:span text:style-name="T21"></text:span></text:p>
          </table:table-cell>
        </table:table-row>
        <table:table-row table:style-name="Table1.1">
          <table:table-cell table:style-name="Table1.A142" office:value-type="string">
            <text:p text:style-name="P10"><text:span text:style-name="T28">خوێ</text:span></text:p>
          </table:table-cell>
          <table:table-cell table:style-name="Table1.B126" office:value-type="string">
            <text:p text:style-name="P4"><text:span text:style-name="T21"></text:span></text:p>
          </table:table-cell>
        </table:table-row>
        <table:table-row table:style-name="Table1.1">
          <table:table-cell table:style-name="Table1.A143" office:value-type="string">
            <text:p text:style-name="P10"><text:span text:style-name="T28">سماق</text:span></text:p>
          </table:table-cell>
          <table:table-cell table:style-name="Table1.B126" office:value-type="string">
            <text:p text:style-name="P4"><text:span text:style-name="T21"></text:span></text:p>
          </table:table-cell>
        </table:table-row>
        <table:table-row table:style-name="Table1.1">
          <table:table-cell table:style-name="Table1.A144" office:value-type="string">
            <text:p text:style-name="P10"><text:span text:style-name="T28">لیمۆ بەسرە</text:span></text:p>
          </table:table-cell>
          <table:table-cell table:style-name="Table1.B126" office:value-type="string">
            <text:p text:style-name="P4"><text:span text:style-name="T21"></text:span></text:p>
          </table:table-cell>
        </table:table-row>
        <table:table-row table:style-name="Table1.1">
          <table:table-cell table:style-name="Table1.A145" office:value-type="string">
            <text:p text:style-name="P10"><text:span text:style-name="T28">لیمۆن دوزی</text:span></text:p>
          </table:table-cell>
          <table:table-cell table:style-name="Table1.B126" office:value-type="string">
            <text:p text:style-name="P4"><text:span text:style-name="T21"></text:span></text:p>
          </table:table-cell>
        </table:table-row>
        <table:table-row table:style-name="Table1.1">
          <table:table-cell table:style-name="Table1.A146" office:value-type="string">
            <text:p text:style-name="P10"><text:span text:style-name="T28">ڕۆن</text:span></text:p>
          </table:table-cell>
          <table:table-cell table:style-name="Table1.B126" office:value-type="string">
            <text:p text:style-name="P4"><text:span text:style-name="T21"></text:span></text:p>
          </table:table-cell>
        </table:table-row>
        <table:table-row table:style-name="Table1.1">
          <table:table-cell table:style-name="Table1.A147" office:value-type="string">
            <text:p text:style-name="P10"><text:span text:style-name="T28">سپیایی</text:span></text:p>
          </table:table-cell>
          <table:table-cell table:style-name="Table1.B126" office:value-type="string">
            <text:p text:style-name="P4"><text:span text:style-name="T21"></text:span></text:p>
          </table:table-cell>
        </table:table-row>
        <table:table-row table:style-name="Table1.1">
          <table:table-cell table:style-name="Table1.A148" office:value-type="string">
            <text:p text:style-name="P10"><text:span text:style-name="T28">ماست</text:span></text:p>
          </table:table-cell>
          <table:table-cell table:style-name="Table1.B126" office:value-type="string">
            <text:p text:style-name="P4"><text:span text:style-name="T21"></text:span></text:p>
          </table:table-cell>
        </table:table-row>
        <table:table-row table:style-name="Table1.1">
          <table:table-cell table:style-name="Table1.A149" office:value-type="string">
            <text:p text:style-name="P10"><text:span text:style-name="T28">کەرە</text:span></text:p>
          </table:table-cell>
          <table:table-cell table:style-name="Table1.B126" office:value-type="string">
            <text:p text:style-name="P4"><text:span text:style-name="T21"></text:span></text:p>
          </table:table-cell>
        </table:table-row>
        <table:table-row table:style-name="Table1.1">
          <table:table-cell table:style-name="Table1.A150" office:value-type="string">
            <text:p text:style-name="P10"><text:span text:style-name="T28">پەنیر</text:span></text:p>
          </table:table-cell>
          <table:table-cell table:style-name="Table1.B126" office:value-type="string">
            <text:p text:style-name="P4"><text:span text:style-name="T21"></text:span></text:p>
          </table:table-cell>
        </table:table-row>
        <table:table-row table:style-name="Table1.1">
          <table:table-cell table:style-name="Table1.A151" office:value-type="string">
            <text:p text:style-name="P10"><text:span text:style-name="T28">ژاژی</text:span></text:p>
          </table:table-cell>
          <table:table-cell table:style-name="Table1.B126" office:value-type="string">
            <text:p text:style-name="P4"><text:span text:style-name="T21"></text:span></text:p>
          </table:table-cell>
        </table:table-row>
        <table:table-row table:style-name="Table1.1">
          <table:table-cell table:style-name="Table1.A152" office:value-type="string">
            <text:p text:style-name="P10"><text:span text:style-name="T28">قەیماخ</text:span></text:p>
          </table:table-cell>
          <table:table-cell table:style-name="Table1.B126" office:value-type="string">
            <text:p text:style-name="P4"><text:span text:style-name="T21"></text:span></text:p>
          </table:table-cell>
        </table:table-row>
        <table:table-row table:style-name="Table1.1">
          <table:table-cell table:style-name="Table1.A153" office:value-type="string">
            <text:p text:style-name="P10"><text:span text:style-name="T28">شەکر</text:span></text:p>
          </table:table-cell>
          <table:table-cell table:style-name="Table1.B126" office:value-type="string">
            <text:p text:style-name="P4"><text:span text:style-name="T21"></text:span></text:p>
          </table:table-cell>
        </table:table-row>
        <table:table-row table:style-name="Table1.1">
          <table:table-cell table:style-name="Table1.A154" office:value-type="string">
            <text:p text:style-name="P10"><text:span text:style-name="T28">هەنگوین</text:span></text:p>
          </table:table-cell>
          <table:table-cell table:style-name="Table1.B126" office:value-type="string">
            <text:p text:style-name="P4"><text:span text:style-name="T21"></text:span></text:p>
          </table:table-cell>
        </table:table-row>
        <table:table-row table:style-name="Table1.1">
          <table:table-cell table:style-name="Table1.A155" office:value-type="string">
            <text:p text:style-name="P10"><text:span text:style-name="T28">دؤشاو</text:span></text:p>
          </table:table-cell>
          <table:table-cell table:style-name="Table1.B126" office:value-type="string">
            <text:p text:style-name="P4"><text:span text:style-name="T21"></text:span></text:p>
          </table:table-cell>
        </table:table-row>
        <table:table-row table:style-name="Table1.1">
          <table:table-cell table:style-name="Table1.A156" office:value-type="string">
            <text:p text:style-name="P10"><text:span text:style-name="T31">ئارد</text:span></text:p>
          </table:table-cell>
          <table:table-cell table:style-name="Table1.B126" office:value-type="string">
            <text:p text:style-name="P4"><text:span text:style-name="T21"></text:span></text:p>
          </table:table-cell>
        </table:table-row>
        <table:table-row table:style-name="Table1.1">
          <table:table-cell table:style-name="Table1.A157" office:value-type="string">
            <text:p text:style-name="P10"><text:span text:style-name="T31">هەویر</text:span></text:p>
          </table:table-cell>
          <table:table-cell table:style-name="Table1.B126" office:value-type="string">
            <text:p text:style-name="P4"><text:span text:style-name="T21"></text:span></text:p>
          </table:table-cell>
        </table:table-row>
        <table:table-row table:style-name="Table1.1">
          <table:table-cell table:style-name="Table1.A158" office:value-type="string">
            <text:p text:style-name="P10"><text:span text:style-name="T31">نان</text:span></text:p>
          </table:table-cell>
          <table:table-cell table:style-name="Table1.B126" office:value-type="string">
            <text:p text:style-name="P4"><text:span text:style-name="T21"></text:span></text:p>
          </table:table-cell>
        </table:table-row>
        <table:table-row table:style-name="Table1.1">
          <table:table-cell table:style-name="Table1.A159" office:value-type="string">
            <text:p text:style-name="P9"><text:span text:style-name="T2">Home </text:span></text:p>
          </table:table-cell>
          <table:table-cell table:style-name="Table1.B50" office:value-type="string">
            <text:p text:style-name="P4"><text:span text:style-name="T10"/></text:p>
          </table:table-cell>
        </table:table-row>
        <table:table-row table:style-name="Table1.1">
          <table:table-cell table:style-name="Table1.A160" office:value-type="string">
            <text:p text:style-name="P10"><text:span text:style-name="T28">ڤیدیۆ</text:span></text:p>
          </table:table-cell>
          <table:table-cell table:style-name="Table1.B126" office:value-type="string">
            <text:p text:style-name="P4"><text:span text:style-name="T21"></text:span></text:p>
          </table:table-cell>
        </table:table-row>
        <table:table-row table:style-name="Table1.1">
          <table:table-cell table:style-name="Table1.A161" office:value-type="string">
            <text:p text:style-name="P10"><text:span text:style-name="T28">کاسێتی ڤیدیۆ</text:span></text:p>
          </table:table-cell>
          <table:table-cell table:style-name="Table1.B126" office:value-type="string">
            <text:p text:style-name="P4"><text:span text:style-name="T21"></text:span></text:p>
          </table:table-cell>
        </table:table-row>
        <text:soft-page-break/>
        <table:table-row table:style-name="Table1.1">
          <table:table-cell table:style-name="Table1.A162" office:value-type="string">
            <text:p text:style-name="P10"><text:span text:style-name="T28">گوڵدان</text:span></text:p>
          </table:table-cell>
          <table:table-cell table:style-name="Table1.B126" office:value-type="string">
            <text:p text:style-name="P4"><text:span text:style-name="T21"></text:span></text:p>
          </table:table-cell>
        </table:table-row>
        <table:table-row table:style-name="Table1.1">
          <table:table-cell table:style-name="Table1.A163" office:value-type="string">
            <text:p text:style-name="P10"><text:span text:style-name="T28">تابلۆ</text:span></text:p>
          </table:table-cell>
          <table:table-cell table:style-name="Table1.B126" office:value-type="string">
            <text:p text:style-name="P4"><text:span text:style-name="T21"></text:span></text:p>
          </table:table-cell>
        </table:table-row>
        <table:table-row table:style-name="Table1.1">
          <table:table-cell table:style-name="Table1.A164" office:value-type="string">
            <text:p text:style-name="P10"><text:span text:style-name="T28">مەتبەخ</text:span></text:p>
          </table:table-cell>
          <table:table-cell table:style-name="Table1.B126" office:value-type="string">
            <text:p text:style-name="P4"><text:span text:style-name="T21"></text:span></text:p>
          </table:table-cell>
        </table:table-row>
        <table:table-row table:style-name="Table1.1">
          <table:table-cell table:style-name="Table1.A165" office:value-type="string">
            <text:p text:style-name="P10"><text:span text:style-name="T28">تەباخ</text:span></text:p>
          </table:table-cell>
          <table:table-cell table:style-name="Table1.B126" office:value-type="string">
            <text:p text:style-name="P4"><text:span text:style-name="T21"></text:span></text:p>
          </table:table-cell>
        </table:table-row>
        <table:table-row table:style-name="Table1.1">
          <table:table-cell table:style-name="Table1.A166" office:value-type="string">
            <text:p text:style-name="P10"><text:span text:style-name="T28">سنکی قاپ</text:span></text:p>
          </table:table-cell>
          <table:table-cell table:style-name="Table1.B126" office:value-type="string">
            <text:p text:style-name="P4"><text:span text:style-name="T21"></text:span></text:p>
          </table:table-cell>
        </table:table-row>
        <table:table-row table:style-name="Table1.1">
          <table:table-cell table:style-name="Table1.A167" office:value-type="string">
            <text:p text:style-name="P10"><text:span text:style-name="T28">بتڵی غاز</text:span></text:p>
          </table:table-cell>
          <table:table-cell table:style-name="Table1.B126" office:value-type="string">
            <text:p text:style-name="P4"><text:span text:style-name="T21"></text:span></text:p>
          </table:table-cell>
        </table:table-row>
        <table:table-row table:style-name="Table1.1">
          <table:table-cell table:style-name="Table1.A168" office:value-type="string">
            <text:p text:style-name="P10"><text:span text:style-name="T28">فڕن</text:span></text:p>
          </table:table-cell>
          <table:table-cell table:style-name="Table1.B126" office:value-type="string">
            <text:p text:style-name="P4"><text:span text:style-name="T21"></text:span></text:p>
          </table:table-cell>
        </table:table-row>
        <table:table-row table:style-name="Table1.1">
          <table:table-cell table:style-name="Table1.A169" office:value-type="string">
            <text:p text:style-name="P10"><text:span text:style-name="T28">تاوە</text:span></text:p>
          </table:table-cell>
          <table:table-cell table:style-name="Table1.B126" office:value-type="string">
            <text:p text:style-name="P4"><text:span text:style-name="T21"></text:span></text:p>
          </table:table-cell>
        </table:table-row>
        <table:table-row table:style-name="Table1.1">
          <table:table-cell table:style-name="Table1.A170" office:value-type="string">
            <text:p text:style-name="P10"><text:span text:style-name="T28">کتلی</text:span></text:p>
          </table:table-cell>
          <table:table-cell table:style-name="Table1.B126" office:value-type="string">
            <text:p text:style-name="P4"><text:span text:style-name="T21"></text:span></text:p>
          </table:table-cell>
        </table:table-row>
        <table:table-row table:style-name="Table1.1">
          <table:table-cell table:style-name="Table1.A171" office:value-type="string">
            <text:p text:style-name="P10"><text:span text:style-name="T28">قۆری</text:span></text:p>
          </table:table-cell>
          <table:table-cell table:style-name="Table1.B126" office:value-type="string">
            <text:p text:style-name="P4"><text:span text:style-name="T21"></text:span></text:p>
          </table:table-cell>
        </table:table-row>
        <table:table-row table:style-name="Table1.1">
          <table:table-cell table:style-name="Table1.A172" office:value-type="string">
            <text:p text:style-name="P10"><text:span text:style-name="T28">سەماوەر</text:span></text:p>
          </table:table-cell>
          <table:table-cell table:style-name="Table1.B126" office:value-type="string">
            <text:p text:style-name="P4"><text:span text:style-name="T21"></text:span></text:p>
          </table:table-cell>
        </table:table-row>
        <table:table-row table:style-name="Table1.1">
          <table:table-cell table:style-name="Table1.A173" office:value-type="string">
            <text:p text:style-name="P10"><text:span text:style-name="T28">جزوە</text:span></text:p>
          </table:table-cell>
          <table:table-cell table:style-name="Table1.B126" office:value-type="string">
            <text:p text:style-name="P4"><text:span text:style-name="T21"></text:span></text:p>
          </table:table-cell>
        </table:table-row>
        <table:table-row table:style-name="Table1.1">
          <table:table-cell table:style-name="Table1.A174" office:value-type="string">
            <text:p text:style-name="P10"><text:span text:style-name="T28">مەنجەڵ</text:span></text:p>
          </table:table-cell>
          <table:table-cell table:style-name="Table1.B126" office:value-type="string">
            <text:p text:style-name="P4"><text:span text:style-name="T21"></text:span></text:p>
          </table:table-cell>
        </table:table-row>
        <table:table-row table:style-name="Table1.1">
          <table:table-cell table:style-name="Table1.A175" office:value-type="string">
            <text:p text:style-name="P10"><text:span text:style-name="T28">کەوگیر</text:span></text:p>
          </table:table-cell>
          <table:table-cell table:style-name="Table1.B126" office:value-type="string">
            <text:p text:style-name="P4"><text:span text:style-name="T21"></text:span></text:p>
          </table:table-cell>
        </table:table-row>
        <table:table-row table:style-name="Table1.1">
          <table:table-cell table:style-name="Table1.A176" office:value-type="string">
            <text:p text:style-name="P10"><text:span text:style-name="T28">چەمچە</text:span></text:p>
          </table:table-cell>
          <table:table-cell table:style-name="Table1.B126" office:value-type="string">
            <text:p text:style-name="P4"><text:span text:style-name="T21"></text:span></text:p>
          </table:table-cell>
        </table:table-row>
        <table:table-row table:style-name="Table1.1">
          <table:table-cell table:style-name="Table1.A177" office:value-type="string">
            <text:p text:style-name="P10"><text:span text:style-name="T28">قاپ</text:span></text:p>
          </table:table-cell>
          <table:table-cell table:style-name="Table1.B126" office:value-type="string">
            <text:p text:style-name="P4"><text:span text:style-name="T21"></text:span></text:p>
          </table:table-cell>
        </table:table-row>
        <table:table-row table:style-name="Table1.1">
          <table:table-cell table:style-name="Table1.A178" office:value-type="string">
            <text:p text:style-name="P10"><text:span text:style-name="T28">سێنی</text:span></text:p>
          </table:table-cell>
          <table:table-cell table:style-name="Table1.B126" office:value-type="string">
            <text:p text:style-name="P4"><text:span text:style-name="T21"></text:span></text:p>
          </table:table-cell>
        </table:table-row>
        <table:table-row table:style-name="Table1.1">
          <table:table-cell table:style-name="Table1.A179" office:value-type="string">
            <text:p text:style-name="P10"><text:span text:style-name="T28">بەرداخ</text:span></text:p>
          </table:table-cell>
          <table:table-cell table:style-name="Table1.B126" office:value-type="string">
            <text:p text:style-name="P4"><text:span text:style-name="T21"></text:span></text:p>
          </table:table-cell>
        </table:table-row>
        <table:table-row table:style-name="Table1.1">
          <table:table-cell table:style-name="Table1.A180" office:value-type="string">
            <text:p text:style-name="P10"><text:span text:style-name="T28">پیالە</text:span></text:p>
          </table:table-cell>
          <table:table-cell table:style-name="Table1.B126" office:value-type="string">
            <text:p text:style-name="P4"><text:span text:style-name="T21"></text:span></text:p>
          </table:table-cell>
        </table:table-row>
        <table:table-row table:style-name="Table1.1">
          <table:table-cell table:style-name="Table1.A181" office:value-type="string">
            <text:p text:style-name="P10"><text:span text:style-name="T28">فنجان</text:span></text:p>
          </table:table-cell>
          <table:table-cell table:style-name="Table1.B126" office:value-type="string">
            <text:p text:style-name="P4"><text:span text:style-name="T21"></text:span></text:p>
          </table:table-cell>
        </table:table-row>
        <table:table-row table:style-name="Table1.1">
          <table:table-cell table:style-name="Table1.A182" office:value-type="string">
            <text:p text:style-name="P10"><text:span text:style-name="T28">جام</text:span></text:p>
          </table:table-cell>
          <table:table-cell table:style-name="Table1.B126" office:value-type="string">
            <text:p text:style-name="P4"><text:span text:style-name="T21"></text:span></text:p>
          </table:table-cell>
        </table:table-row>
        <table:table-row table:style-name="Table1.1">
          <table:table-cell table:style-name="Table1.A183" office:value-type="string">
            <text:p text:style-name="P10"><text:span text:style-name="T28">ترمز</text:span></text:p>
          </table:table-cell>
          <table:table-cell table:style-name="Table1.B126" office:value-type="string">
            <text:p text:style-name="P4"><text:span text:style-name="T21"></text:span></text:p>
          </table:table-cell>
        </table:table-row>
        <table:table-row table:style-name="Table1.1">
          <table:table-cell table:style-name="Table1.A184" office:value-type="string">
            <text:p text:style-name="P10"><text:span text:style-name="T28">هاون</text:span></text:p>
          </table:table-cell>
          <table:table-cell table:style-name="Table1.B126" office:value-type="string">
            <text:p text:style-name="P4"><text:span text:style-name="T21"></text:span></text:p>
          </table:table-cell>
        </table:table-row>
        <table:table-row table:style-name="Table1.1">
          <table:table-cell table:style-name="Table1.A185" office:value-type="string">
            <text:p text:style-name="P10"><text:span text:style-name="T28">تەبلەی جگەرە</text:span></text:p>
          </table:table-cell>
          <table:table-cell table:style-name="Table1.B126" office:value-type="string">
            <text:p text:style-name="P4"><text:span text:style-name="T21"></text:span></text:p>
          </table:table-cell>
        </table:table-row>
        <table:table-row table:style-name="Table1.186">
          <table:table-cell table:style-name="Table1.A186" office:value-type="string">
            <text:p text:style-name="P10"><text:span text:style-name="T28">پارزونگ</text:span></text:p>
          </table:table-cell>
          <table:table-cell table:style-name="Table1.B126" office:value-type="string">
            <text:p text:style-name="P4"><text:span text:style-name="T21"></text:span></text:p>
          </table:table-cell>
        </table:table-row>
        <table:table-row table:style-name="Table1.1">
          <table:table-cell table:style-name="Table1.A187" office:value-type="string">
            <text:p text:style-name="P10"><text:span text:style-name="T31">خەڵاتە</text:span></text:p>
          </table:table-cell>
          <table:table-cell table:style-name="Table1.B126" office:value-type="string">
            <text:p text:style-name="P4"><text:span text:style-name="T21"></text:span></text:p>
          </table:table-cell>
        </table:table-row>
        <table:table-row table:style-name="Table1.1">
          <table:table-cell table:style-name="Table1.A188" office:value-type="string">
            <text:p text:style-name="P10"><text:span text:style-name="T28">دۆلکە</text:span></text:p>
          </table:table-cell>
          <table:table-cell table:style-name="Table1.B126" office:value-type="string">
            <text:p text:style-name="P4"><text:span text:style-name="T21"></text:span></text:p>
          </table:table-cell>
        </table:table-row>
        <text:soft-page-break/>
        <table:table-row table:style-name="Table1.1">
          <table:table-cell table:style-name="Table1.A189" office:value-type="string">
            <text:p text:style-name="P10"><text:span text:style-name="T28">عەسارە</text:span></text:p>
          </table:table-cell>
          <table:table-cell table:style-name="Table1.B126" office:value-type="string">
            <text:p text:style-name="P4"><text:span text:style-name="T21"></text:span></text:p>
          </table:table-cell>
        </table:table-row>
        <table:table-row table:style-name="Table1.1">
          <table:table-cell table:style-name="Table1.A190" office:value-type="string">
            <text:p text:style-name="P9"><text:span text:style-name="T2">Family and Relatives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191" office:value-type="string">
            <text:p text:style-name="P10"><text:span text:style-name="T28">خێزان</text:span></text:p>
          </table:table-cell>
          <table:table-cell table:style-name="Table1.B126" office:value-type="string">
            <text:p text:style-name="P4"><text:span text:style-name="T21"></text:span></text:p>
          </table:table-cell>
        </table:table-row>
        <table:table-row table:style-name="Table1.1">
          <table:table-cell table:style-name="Table1.A192" office:value-type="string">
            <text:p text:style-name="P10"><text:span text:style-name="T28">باوک</text:span></text:p>
          </table:table-cell>
          <table:table-cell table:style-name="Table1.B126" office:value-type="string">
            <text:p text:style-name="P4"><text:span text:style-name="T21"></text:span></text:p>
          </table:table-cell>
        </table:table-row>
        <table:table-row table:style-name="Table1.1">
          <table:table-cell table:style-name="Table1.A193" office:value-type="string">
            <text:p text:style-name="P10"><text:span text:style-name="T28">دایک</text:span></text:p>
          </table:table-cell>
          <table:table-cell table:style-name="Table1.B126" office:value-type="string">
            <text:p text:style-name="P4"><text:span text:style-name="T21"></text:span></text:p>
          </table:table-cell>
        </table:table-row>
        <table:table-row table:style-name="Table1.1">
          <table:table-cell table:style-name="Table1.A194" office:value-type="string">
            <text:p text:style-name="P10"><text:span text:style-name="T28">برا</text:span></text:p>
          </table:table-cell>
          <table:table-cell table:style-name="Table1.B126" office:value-type="string">
            <text:p text:style-name="P4"><text:span text:style-name="T21"></text:span></text:p>
          </table:table-cell>
        </table:table-row>
        <table:table-row table:style-name="Table1.1">
          <table:table-cell table:style-name="Table1.A195" office:value-type="string">
            <text:p text:style-name="P10"><text:span text:style-name="T28">خوشک</text:span></text:p>
          </table:table-cell>
          <table:table-cell table:style-name="Table1.B126" office:value-type="string">
            <text:p text:style-name="P4"><text:span text:style-name="T21"></text:span></text:p>
          </table:table-cell>
        </table:table-row>
        <table:table-row table:style-name="Table1.1">
          <table:table-cell table:style-name="Table1.A196" office:value-type="string">
            <text:p text:style-name="P10"><text:span text:style-name="T28">با پیرە</text:span></text:p>
          </table:table-cell>
          <table:table-cell table:style-name="Table1.B126" office:value-type="string">
            <text:p text:style-name="P4"><text:span text:style-name="T21"></text:span></text:p>
          </table:table-cell>
        </table:table-row>
        <table:table-row table:style-name="Table1.1">
          <table:table-cell table:style-name="Table1.A197" office:value-type="string">
            <text:p text:style-name="P10"><text:span text:style-name="T28">داپیرە</text:span></text:p>
          </table:table-cell>
          <table:table-cell table:style-name="Table1.B126" office:value-type="string">
            <text:p text:style-name="P4"><text:span text:style-name="T21"></text:span></text:p>
          </table:table-cell>
        </table:table-row>
        <table:table-row table:style-name="Table1.1">
          <table:table-cell table:style-name="Table1.A198" office:value-type="string">
            <text:p text:style-name="P9"><text:span text:style-name="T2">Human Body</text:span></text:p>
          </table:table-cell>
          <table:table-cell table:style-name="Table1.B50" office:value-type="string">
            <text:p text:style-name="P4"><text:span text:style-name="T10"/></text:p>
          </table:table-cell>
        </table:table-row>
        <table:table-row table:style-name="Table1.1">
          <table:table-cell table:style-name="Table1.A199" office:value-type="string">
            <text:p text:style-name="P10"><text:span text:style-name="T28">مڕۆڤ</text:span></text:p>
          </table:table-cell>
          <table:table-cell table:style-name="Table1.B126" office:value-type="string">
            <text:p text:style-name="P4"><text:span text:style-name="T21"></text:span></text:p>
          </table:table-cell>
        </table:table-row>
        <table:table-row table:style-name="Table1.1">
          <table:table-cell table:style-name="Table1.A200" office:value-type="string">
            <text:p text:style-name="P10"><text:span text:style-name="T28">لەش</text:span></text:p>
          </table:table-cell>
          <table:table-cell table:style-name="Table1.B126" office:value-type="string">
            <text:p text:style-name="P4"><text:span text:style-name="T21"></text:span></text:p>
          </table:table-cell>
        </table:table-row>
        <table:table-row table:style-name="Table1.1">
          <table:table-cell table:style-name="Table1.A201" office:value-type="string">
            <text:p text:style-name="P10"><text:span text:style-name="T28">سەر</text:span></text:p>
          </table:table-cell>
          <table:table-cell table:style-name="Table1.B126" office:value-type="string">
            <text:p text:style-name="P4"><text:span text:style-name="T21"></text:span></text:p>
          </table:table-cell>
        </table:table-row>
        <table:table-row table:style-name="Table1.1">
          <table:table-cell table:style-name="Table1.A202" office:value-type="string">
            <text:p text:style-name="P10"><text:span text:style-name="T28">قژ</text:span></text:p>
          </table:table-cell>
          <table:table-cell table:style-name="Table1.B126" office:value-type="string">
            <text:p text:style-name="P4"><text:span text:style-name="T21"></text:span></text:p>
          </table:table-cell>
        </table:table-row>
        <table:table-row table:style-name="Table1.1">
          <table:table-cell table:style-name="Table1.A203" office:value-type="string">
            <text:p text:style-name="P10"><text:span text:style-name="T28">سمێل</text:span></text:p>
          </table:table-cell>
          <table:table-cell table:style-name="Table1.B126" office:value-type="string">
            <text:p text:style-name="P4"><text:span text:style-name="T21"></text:span></text:p>
          </table:table-cell>
        </table:table-row>
        <table:table-row table:style-name="Table1.1">
          <table:table-cell table:style-name="Table1.A204" office:value-type="string">
            <text:p text:style-name="P10"><text:span text:style-name="T28">ڕوو</text:span></text:p>
          </table:table-cell>
          <table:table-cell table:style-name="Table1.B126" office:value-type="string">
            <text:p text:style-name="P4"><text:span text:style-name="T21"></text:span></text:p>
          </table:table-cell>
        </table:table-row>
        <table:table-row table:style-name="Table1.1">
          <table:table-cell table:style-name="Table1.A205" office:value-type="string">
            <text:p text:style-name="P10"><text:span text:style-name="T28">نیوچەوان</text:span></text:p>
          </table:table-cell>
          <table:table-cell table:style-name="Table1.B126" office:value-type="string">
            <text:p text:style-name="P4"><text:span text:style-name="T21"></text:span></text:p>
          </table:table-cell>
        </table:table-row>
        <table:table-row table:style-name="Table1.1">
          <table:table-cell table:style-name="Table1.A206" office:value-type="string">
            <text:p text:style-name="P10"><text:span text:style-name="T28">گوێ</text:span></text:p>
          </table:table-cell>
          <table:table-cell table:style-name="Table1.B126" office:value-type="string">
            <text:p text:style-name="P4"><text:span text:style-name="T21"></text:span></text:p>
          </table:table-cell>
        </table:table-row>
        <table:table-row table:style-name="Table1.1">
          <table:table-cell table:style-name="Table1.A207" office:value-type="string">
            <text:p text:style-name="P10"><text:span text:style-name="T28">چاو</text:span></text:p>
          </table:table-cell>
          <table:table-cell table:style-name="Table1.B126" office:value-type="string">
            <text:p text:style-name="P4"><text:span text:style-name="T21"></text:span></text:p>
          </table:table-cell>
        </table:table-row>
        <table:table-row table:style-name="Table1.1">
          <table:table-cell table:style-name="Table1.A208" office:value-type="string">
            <text:p text:style-name="P10"><text:span text:style-name="T28">برۆ</text:span></text:p>
          </table:table-cell>
          <table:table-cell table:style-name="Table1.B126" office:value-type="string">
            <text:p text:style-name="P4"><text:span text:style-name="T21"></text:span></text:p>
          </table:table-cell>
        </table:table-row>
        <table:table-row table:style-name="Table1.1">
          <table:table-cell table:style-name="Table1.A209" office:value-type="string">
            <text:p text:style-name="P9"><text:span text:style-name="T2">Health and Hygiene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210" office:value-type="string">
            <text:p text:style-name="P10"><text:span text:style-name="T28">خاوێنی</text:span></text:p>
          </table:table-cell>
          <table:table-cell table:style-name="Table1.B126" office:value-type="string">
            <text:p text:style-name="P4"><text:span text:style-name="T21"></text:span></text:p>
          </table:table-cell>
        </table:table-row>
        <table:table-row table:style-name="Table1.1">
          <table:table-cell table:style-name="Table1.A211" office:value-type="string">
            <text:p text:style-name="P10"><text:span text:style-name="T28">پیسی</text:span></text:p>
          </table:table-cell>
          <table:table-cell table:style-name="Table1.B126" office:value-type="string">
            <text:p text:style-name="P4"><text:span text:style-name="T21"></text:span></text:p>
          </table:table-cell>
        </table:table-row>
        <table:table-row table:style-name="Table1.1">
          <table:table-cell table:style-name="Table1.A212" office:value-type="string">
            <text:p text:style-name="P10"><text:span text:style-name="T28">خۆشوشتن</text:span></text:p>
          </table:table-cell>
          <table:table-cell table:style-name="Table1.B126" office:value-type="string">
            <text:p text:style-name="P4"><text:span text:style-name="T21"></text:span></text:p>
          </table:table-cell>
        </table:table-row>
        <table:table-row table:style-name="Table1.1">
          <table:table-cell table:style-name="Table1.A213" office:value-type="string">
            <text:p text:style-name="P10"><text:span text:style-name="T28">شوشتن</text:span></text:p>
          </table:table-cell>
          <table:table-cell table:style-name="Table1.B126" office:value-type="string">
            <text:p text:style-name="P4"><text:span text:style-name="T21"></text:span></text:p>
          </table:table-cell>
        </table:table-row>
        <table:table-row table:style-name="Table1.1">
          <table:table-cell table:style-name="Table1.A214" office:value-type="string">
            <text:p text:style-name="P10"><text:span text:style-name="T28">ددان شوشتن</text:span></text:p>
          </table:table-cell>
          <table:table-cell table:style-name="Table1.B126" office:value-type="string">
            <text:p text:style-name="P4"><text:span text:style-name="T21"></text:span></text:p>
          </table:table-cell>
        </table:table-row>
        <table:table-row table:style-name="Table1.1">
          <table:table-cell table:style-name="Table1.A215" office:value-type="string">
            <text:p text:style-name="P10"><text:span text:style-name="T29">دەموچاو شوشتن</text:span></text:p>
          </table:table-cell>
          <table:table-cell table:style-name="Table1.B126" office:value-type="string">
            <text:p text:style-name="P4"><text:span text:style-name="T21"></text:span></text:p>
          </table:table-cell>
        </table:table-row>
        <text:soft-page-break/>
        <table:table-row table:style-name="Table1.1">
          <table:table-cell table:style-name="Table1.A216" office:value-type="string">
            <text:p text:style-name="P10"><text:span text:style-name="T29">تایت</text:span></text:p>
          </table:table-cell>
          <table:table-cell table:style-name="Table1.B126" office:value-type="string">
            <text:p text:style-name="P4"><text:span text:style-name="T21"></text:span></text:p>
          </table:table-cell>
        </table:table-row>
        <table:table-row table:style-name="Table1.1">
          <table:table-cell table:style-name="Table1.A217" office:value-type="string">
            <text:p text:style-name="P10"><text:span text:style-name="T28">شامپۆ</text:span></text:p>
          </table:table-cell>
          <table:table-cell table:style-name="Table1.B126" office:value-type="string">
            <text:p text:style-name="P4"><text:span text:style-name="T21"></text:span></text:p>
          </table:table-cell>
        </table:table-row>
        <table:table-row table:style-name="Table1.1">
          <table:table-cell table:style-name="Table1.A218" office:value-type="string">
            <text:p text:style-name="P10"><text:span text:style-name="T28">فڵچەی ددان</text:span></text:p>
          </table:table-cell>
          <table:table-cell table:style-name="Table1.B126" office:value-type="string">
            <text:p text:style-name="P4"><text:span text:style-name="T21"></text:span></text:p>
          </table:table-cell>
        </table:table-row>
        <table:table-row table:style-name="Table1.1">
          <table:table-cell table:style-name="Table1.A219" office:value-type="string">
            <text:p text:style-name="P10"><text:span text:style-name="T28">مەعجونی ددان</text:span></text:p>
          </table:table-cell>
          <table:table-cell table:style-name="Table1.B126" office:value-type="string">
            <text:p text:style-name="P4"><text:span text:style-name="T21"></text:span></text:p>
          </table:table-cell>
        </table:table-row>
        <table:table-row table:style-name="Table1.1">
          <table:table-cell table:style-name="Table1.A220" office:value-type="string">
            <text:p text:style-name="P10"><text:span text:style-name="T31">مەعجونی تاشین</text:span></text:p>
          </table:table-cell>
          <table:table-cell table:style-name="Table1.B126" office:value-type="string">
            <text:p text:style-name="P4"><text:span text:style-name="T21"></text:span></text:p>
          </table:table-cell>
        </table:table-row>
        <table:table-row table:style-name="Table1.1">
          <table:table-cell table:style-name="Table1.A221" office:value-type="string">
            <text:p text:style-name="P10"><text:span text:style-name="T28">مەکینەی تاشین</text:span></text:p>
          </table:table-cell>
          <table:table-cell table:style-name="Table1.B126" office:value-type="string">
            <text:p text:style-name="P4"><text:span text:style-name="T21"></text:span></text:p>
          </table:table-cell>
        </table:table-row>
        <table:table-row table:style-name="Table1.1">
          <table:table-cell table:style-name="Table1.A222" office:value-type="string">
            <text:p text:style-name="P10"><text:span text:style-name="T28">مەکینەی تاشینی کارەبایی</text:span></text:p>
          </table:table-cell>
          <table:table-cell table:style-name="Table1.B126" office:value-type="string">
            <text:p text:style-name="P4"><text:span text:style-name="T21"></text:span></text:p>
          </table:table-cell>
        </table:table-row>
        <table:table-row table:style-name="Table1.1">
          <table:table-cell table:style-name="Table1.A223" office:value-type="string">
            <text:p text:style-name="P10"><text:span text:style-name="T28">گوێزان</text:span></text:p>
          </table:table-cell>
          <table:table-cell table:style-name="Table1.B126" office:value-type="string">
            <text:p text:style-name="P4"><text:span text:style-name="T21"></text:span></text:p>
          </table:table-cell>
        </table:table-row>
        <table:table-row table:style-name="Table1.1">
          <table:table-cell table:style-name="Table1.A224" office:value-type="string">
            <text:p text:style-name="P10"><text:span text:style-name="T28">کلینس</text:span></text:p>
          </table:table-cell>
          <table:table-cell table:style-name="Table1.B126" office:value-type="string">
            <text:p text:style-name="P4"><text:span text:style-name="T21"></text:span></text:p>
          </table:table-cell>
        </table:table-row>
        <table:table-row table:style-name="Table1.1">
          <table:table-cell table:style-name="Table1.A225" office:value-type="string">
            <text:p text:style-name="P10"><text:span text:style-name="T28">دەستەسڕ</text:span></text:p>
          </table:table-cell>
          <table:table-cell table:style-name="Table1.B126" office:value-type="string">
            <text:p text:style-name="P4"><text:span text:style-name="T21"></text:span></text:p>
          </table:table-cell>
        </table:table-row>
        <table:table-row table:style-name="Table1.1">
          <table:table-cell table:style-name="Table1.A226" office:value-type="string">
            <text:p text:style-name="P9"><text:span text:style-name="T2">Clothes and Cosmetic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227" office:value-type="string">
            <text:p text:style-name="P10"><text:span text:style-name="T31">جل و بەرگ</text:span></text:p>
          </table:table-cell>
          <table:table-cell table:style-name="Table1.B126" office:value-type="string">
            <text:p text:style-name="P4"><text:span text:style-name="T21"></text:span></text:p>
          </table:table-cell>
        </table:table-row>
        <table:table-row table:style-name="Table1.1">
          <table:table-cell table:style-name="Table1.A228" office:value-type="string">
            <text:p text:style-name="P10"><text:span text:style-name="T28">چاکەت</text:span></text:p>
          </table:table-cell>
          <table:table-cell table:style-name="Table1.B126" office:value-type="string">
            <text:p text:style-name="P4"><text:span text:style-name="T21"></text:span></text:p>
          </table:table-cell>
        </table:table-row>
        <table:table-row table:style-name="Table1.1">
          <table:table-cell table:style-name="Table1.A229" office:value-type="string">
            <text:p text:style-name="P10"><text:span text:style-name="T28">بۆینباغ</text:span></text:p>
          </table:table-cell>
          <table:table-cell table:style-name="Table1.B126" office:value-type="string">
            <text:p text:style-name="P4"><text:span text:style-name="T21"></text:span></text:p>
          </table:table-cell>
        </table:table-row>
        <table:table-row table:style-name="Table1.1">
          <table:table-cell table:style-name="Table1.A230" office:value-type="string">
            <text:p text:style-name="P10"><text:span text:style-name="T28">پانتۆڵ</text:span></text:p>
          </table:table-cell>
          <table:table-cell table:style-name="Table1.B126" office:value-type="string">
            <text:p text:style-name="P4"><text:span text:style-name="T21"></text:span></text:p>
          </table:table-cell>
        </table:table-row>
        <table:table-row table:style-name="Table1.1">
          <table:table-cell table:style-name="Table1.A231" office:value-type="string">
            <text:p text:style-name="P10"><text:span text:style-name="T28">شەرواڵ</text:span></text:p>
          </table:table-cell>
          <table:table-cell table:style-name="Table1.B126" office:value-type="string">
            <text:p text:style-name="P4"><text:span text:style-name="T21"></text:span></text:p>
          </table:table-cell>
        </table:table-row>
        <table:table-row table:style-name="Table1.1">
          <table:table-cell table:style-name="Table1.A232" office:value-type="string">
            <text:p text:style-name="P10"><text:span text:style-name="T28">کورتەک و شەرواڵ</text:span></text:p>
          </table:table-cell>
          <table:table-cell table:style-name="Table1.B126" office:value-type="string">
            <text:p text:style-name="P4"><text:span text:style-name="T21"></text:span></text:p>
          </table:table-cell>
        </table:table-row>
        <table:table-row table:style-name="Table1.1">
          <table:table-cell table:style-name="Table1.A233" office:value-type="string">
            <text:p text:style-name="P10"><text:span text:style-name="T28">ڕانک و چۆغەڵ</text:span></text:p>
          </table:table-cell>
          <table:table-cell table:style-name="Table1.B126" office:value-type="string">
            <text:p text:style-name="P4"><text:span text:style-name="T21"></text:span></text:p>
          </table:table-cell>
        </table:table-row>
        <table:table-row table:style-name="Table1.1">
          <table:table-cell table:style-name="Table1.A234" office:value-type="string">
            <text:p text:style-name="P10"><text:span text:style-name="T28">پشتێن</text:span></text:p>
          </table:table-cell>
          <table:table-cell table:style-name="Table1.B126" office:value-type="string">
            <text:p text:style-name="P4"><text:span text:style-name="T21"></text:span></text:p>
          </table:table-cell>
        </table:table-row>
        <table:table-row table:style-name="Table1.1">
          <table:table-cell table:style-name="Table1.A235" office:value-type="string">
            <text:p text:style-name="P10"><text:span text:style-name="T28">دۆخین</text:span></text:p>
          </table:table-cell>
          <table:table-cell table:style-name="Table1.B126" office:value-type="string">
            <text:p text:style-name="P4"><text:span text:style-name="T21"></text:span></text:p>
          </table:table-cell>
        </table:table-row>
        <table:table-row table:style-name="Table1.1">
          <table:table-cell table:style-name="Table1.A236" office:value-type="string">
            <text:p text:style-name="P10"><text:span text:style-name="T28">کلێتە</text:span></text:p>
          </table:table-cell>
          <table:table-cell table:style-name="Table1.B126" office:value-type="string">
            <text:p text:style-name="P4"><text:span text:style-name="T21"></text:span></text:p>
          </table:table-cell>
        </table:table-row>
        <table:table-row table:style-name="Table1.1">
          <table:table-cell table:style-name="Table1.A237" office:value-type="string">
            <text:p text:style-name="P10"><text:span text:style-name="T28">جەمەدانی</text:span></text:p>
          </table:table-cell>
          <table:table-cell table:style-name="Table1.B126" office:value-type="string">
            <text:p text:style-name="P4"><text:span text:style-name="T21"></text:span></text:p>
          </table:table-cell>
        </table:table-row>
        <table:table-row table:style-name="Table1.1">
          <table:table-cell table:style-name="Table1.A238" office:value-type="string">
            <text:p text:style-name="P10"><text:span text:style-name="T28">بێجامە</text:span></text:p>
          </table:table-cell>
          <table:table-cell table:style-name="Table1.B126" office:value-type="string">
            <text:p text:style-name="P4"><text:span text:style-name="T21"></text:span></text:p>
          </table:table-cell>
        </table:table-row>
        <table:table-row table:style-name="Table1.1">
          <table:table-cell table:style-name="Table1.A239" office:value-type="string">
            <text:p text:style-name="P10"><text:span text:style-name="T28">کڵاش</text:span></text:p>
          </table:table-cell>
          <table:table-cell table:style-name="Table1.B126" office:value-type="string">
            <text:p text:style-name="P4"><text:span text:style-name="T21"></text:span></text:p>
          </table:table-cell>
        </table:table-row>
        <table:table-row table:style-name="Table1.1">
          <table:table-cell table:style-name="Table1.A240" office:value-type="string">
            <text:p text:style-name="P10"><text:span text:style-name="T28">پۆتین</text:span></text:p>
          </table:table-cell>
          <table:table-cell table:style-name="Table1.B126" office:value-type="string">
            <text:p text:style-name="P4"><text:span text:style-name="T21"></text:span></text:p>
          </table:table-cell>
        </table:table-row>
        <table:table-row table:style-name="Table1.1">
          <table:table-cell table:style-name="Table1.A241" office:value-type="string">
            <text:p text:style-name="P9"><text:span text:style-name="T2">People with special need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242" office:value-type="string">
            <text:p text:style-name="P10"><text:span text:style-name="T28">کەم ئەندام</text:span></text:p>
          </table:table-cell>
          <table:table-cell table:style-name="Table1.B126" office:value-type="string">
            <text:p text:style-name="P4"><text:span text:style-name="T21"></text:span></text:p>
          </table:table-cell>
        </table:table-row>
        <text:soft-page-break/>
        <table:table-row table:style-name="Table1.1">
          <table:table-cell table:style-name="Table1.A243" office:value-type="string">
            <text:p text:style-name="P10"><text:span text:style-name="T28">کەڕ</text:span></text:p>
          </table:table-cell>
          <table:table-cell table:style-name="Table1.B126" office:value-type="string">
            <text:p text:style-name="P4"><text:span text:style-name="T21"></text:span></text:p>
          </table:table-cell>
        </table:table-row>
        <table:table-row table:style-name="Table1.1">
          <table:table-cell table:style-name="Table1.A244" office:value-type="string">
            <text:p text:style-name="P10"><text:span text:style-name="T28">ڵاڵ</text:span></text:p>
          </table:table-cell>
          <table:table-cell table:style-name="Table1.B126" office:value-type="string">
            <text:p text:style-name="P4"><text:span text:style-name="T21"></text:span></text:p>
          </table:table-cell>
        </table:table-row>
        <table:table-row table:style-name="Table1.1">
          <table:table-cell table:style-name="Table1.A245" office:value-type="string">
            <text:p text:style-name="P10"><text:span text:style-name="T28">نابینا</text:span></text:p>
          </table:table-cell>
          <table:table-cell table:style-name="Table1.B126" office:value-type="string">
            <text:p text:style-name="P4"><text:span text:style-name="T21"></text:span></text:p>
          </table:table-cell>
        </table:table-row>
        <table:table-row table:style-name="Table1.1">
          <table:table-cell table:style-name="Table1.A246" office:value-type="string">
            <text:p text:style-name="P9"><text:span text:style-name="T2">School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247" office:value-type="string">
            <text:p text:style-name="P10"><text:span text:style-name="T31">قوتابخانە</text:span></text:p>
          </table:table-cell>
          <table:table-cell table:style-name="Table1.B126" office:value-type="string">
            <text:p text:style-name="P4"><text:span text:style-name="T21"></text:span></text:p>
          </table:table-cell>
        </table:table-row>
        <table:table-row table:style-name="Table1.1">
          <table:table-cell table:style-name="Table1.A248" office:value-type="string">
            <text:p text:style-name="P10"><text:span text:style-name="T28">باخچەی ساوایان</text:span></text:p>
          </table:table-cell>
          <table:table-cell table:style-name="Table1.B126" office:value-type="string">
            <text:p text:style-name="P4"><text:span text:style-name="T21"></text:span></text:p>
          </table:table-cell>
        </table:table-row>
        <table:table-row table:style-name="Table1.1">
          <table:table-cell table:style-name="Table1.A249" office:value-type="string">
            <text:p text:style-name="P10"><text:span text:style-name="T28">سەرەتایی</text:span></text:p>
          </table:table-cell>
          <table:table-cell table:style-name="Table1.B126" office:value-type="string">
            <text:p text:style-name="P6"><text:span text:style-name="T21"></text:span></text:p>
          </table:table-cell>
        </table:table-row>
        <table:table-row table:style-name="Table1.1">
          <table:table-cell table:style-name="Table1.A250" office:value-type="string">
            <text:p text:style-name="P10"><text:span text:style-name="T28">ناوەندی</text:span></text:p>
          </table:table-cell>
          <table:table-cell table:style-name="Table1.B126" office:value-type="string">
            <text:p text:style-name="P4"><text:span text:style-name="T21"></text:span></text:p>
          </table:table-cell>
        </table:table-row>
        <table:table-row table:style-name="Table1.1">
          <table:table-cell table:style-name="Table1.A251" office:value-type="string">
            <text:p text:style-name="P10"><text:span text:style-name="T28">ئامادەیی</text:span></text:p>
          </table:table-cell>
          <table:table-cell table:style-name="Table1.B126" office:value-type="string">
            <text:p text:style-name="P4"><text:span text:style-name="T21"></text:span></text:p>
          </table:table-cell>
        </table:table-row>
        <table:table-row table:style-name="Table1.1">
          <table:table-cell table:style-name="Table1.A252" office:value-type="string">
            <text:p text:style-name="P10"><text:span text:style-name="T28">پۆڵ</text:span></text:p>
          </table:table-cell>
          <table:table-cell table:style-name="Table1.B126" office:value-type="string">
            <text:p text:style-name="P4"><text:span text:style-name="T21"></text:span></text:p>
          </table:table-cell>
        </table:table-row>
        <table:table-row table:style-name="Table1.1">
          <table:table-cell table:style-name="Table1.A253" office:value-type="string">
            <text:p text:style-name="P10"><text:span text:style-name="T28">قوتابی</text:span></text:p>
          </table:table-cell>
          <table:table-cell table:style-name="Table1.B126" office:value-type="string">
            <text:p text:style-name="P4"><text:span text:style-name="T21"></text:span></text:p>
          </table:table-cell>
        </table:table-row>
        <table:table-row table:style-name="Table1.1">
          <table:table-cell table:style-name="Table1.A254" office:value-type="string">
            <text:p text:style-name="P10"><text:span text:style-name="T28">تەختەڕەش</text:span></text:p>
          </table:table-cell>
          <table:table-cell table:style-name="Table1.B126" office:value-type="string">
            <text:p text:style-name="P4"><text:span text:style-name="T21"></text:span></text:p>
          </table:table-cell>
        </table:table-row>
        <table:table-row table:style-name="Table1.1">
          <table:table-cell table:style-name="Table1.A255" office:value-type="string">
            <text:p text:style-name="P10"><text:span text:style-name="T28">تەختە</text:span></text:p>
          </table:table-cell>
          <table:table-cell table:style-name="Table1.B126" office:value-type="string">
            <text:p text:style-name="P4"><text:span text:style-name="T21"></text:span></text:p>
          </table:table-cell>
        </table:table-row>
        <table:table-row table:style-name="Table1.1">
          <table:table-cell table:style-name="Table1.A256" office:value-type="string">
            <text:p text:style-name="P10"><text:span text:style-name="T28">تەباشیر</text:span></text:p>
          </table:table-cell>
          <table:table-cell table:style-name="Table1.B126" office:value-type="string">
            <text:p text:style-name="P4"><text:span text:style-name="T21"></text:span></text:p>
          </table:table-cell>
        </table:table-row>
        <table:table-row table:style-name="Table1.1">
          <table:table-cell table:style-name="Table1.A257" office:value-type="string">
            <text:p text:style-name="P10"><text:span text:style-name="T28">وانە</text:span></text:p>
          </table:table-cell>
          <table:table-cell table:style-name="Table1.B126" office:value-type="string">
            <text:p text:style-name="P4"><text:span text:style-name="T21"></text:span></text:p>
          </table:table-cell>
        </table:table-row>
        <table:table-row table:style-name="Table1.1">
          <table:table-cell table:style-name="Table1.A258" office:value-type="string">
            <text:p text:style-name="P10"><text:span text:style-name="T28">کتێبخانە</text:span></text:p>
          </table:table-cell>
          <table:table-cell table:style-name="Table1.B126" office:value-type="string">
            <text:p text:style-name="P4"><text:span text:style-name="T21"></text:span></text:p>
          </table:table-cell>
        </table:table-row>
        <table:table-row table:style-name="Table1.1">
          <table:table-cell table:style-name="Table1.A259" office:value-type="string">
            <text:p text:style-name="P9"><text:span text:style-name="T2">Verbs </text:span></text:p>
          </table:table-cell>
          <table:table-cell table:style-name="Table1.B50" office:value-type="string">
            <text:p text:style-name="P4"><text:span text:style-name="T10"/></text:p>
          </table:table-cell>
        </table:table-row>
        <table:table-row table:style-name="Table1.1">
          <table:table-cell table:style-name="Table1.A260" office:value-type="string">
            <text:p text:style-name="P10"><text:span text:style-name="T28">دان/بەخشین</text:span></text:p>
          </table:table-cell>
          <table:table-cell table:style-name="Table1.B126" office:value-type="string">
            <text:p text:style-name="P4"><text:span text:style-name="T21"></text:span></text:p>
          </table:table-cell>
        </table:table-row>
        <table:table-row table:style-name="Table1.1">
          <table:table-cell table:style-name="Table1.A261" office:value-type="string">
            <text:p text:style-name="P10"><text:span text:style-name="T28">ئازاردان</text:span></text:p>
          </table:table-cell>
          <table:table-cell table:style-name="Table1.B126" office:value-type="string">
            <text:p text:style-name="P4"><text:span text:style-name="T21"></text:span></text:p>
          </table:table-cell>
        </table:table-row>
        <table:table-row table:style-name="Table1.1">
          <table:table-cell table:style-name="Table1.A262" office:value-type="string">
            <text:p text:style-name="P10"><text:span text:style-name="T28">ئاودان</text:span></text:p>
          </table:table-cell>
          <table:table-cell table:style-name="Table1.B126" office:value-type="string">
            <text:p text:style-name="P4"><text:span text:style-name="T21"></text:span></text:p>
          </table:table-cell>
        </table:table-row>
        <table:table-row table:style-name="Table1.1">
          <table:table-cell table:style-name="Table1.A263" office:value-type="string">
            <text:p text:style-name="P10"><text:span text:style-name="T28">بازدان</text:span></text:p>
          </table:table-cell>
          <table:table-cell table:style-name="Table1.B126" office:value-type="string">
            <text:p text:style-name="P4"><text:span text:style-name="T21"></text:span></text:p>
          </table:table-cell>
        </table:table-row>
        <table:table-row table:style-name="Table1.1">
          <table:table-cell table:style-name="Table1.A264" office:value-type="string">
            <text:p text:style-name="P10"><text:span text:style-name="T28">پارەدان</text:span></text:p>
          </table:table-cell>
          <table:table-cell table:style-name="Table1.B126" office:value-type="string">
            <text:p text:style-name="P4"><text:span text:style-name="T21"></text:span></text:p>
          </table:table-cell>
        </table:table-row>
        <table:table-row table:style-name="Table1.1">
          <table:table-cell table:style-name="Table1.A265" office:value-type="string">
            <text:p text:style-name="P10"><text:span text:style-name="T28">پاڵ دان</text:span></text:p>
          </table:table-cell>
          <table:table-cell table:style-name="Table1.B126" office:value-type="string">
            <text:p text:style-name="P4"><text:span text:style-name="T21"></text:span></text:p>
          </table:table-cell>
        </table:table-row>
        <table:table-row table:style-name="Table1.1">
          <table:table-cell table:style-name="Table1.A266" office:value-type="string">
            <text:p text:style-name="P10"><text:span text:style-name="T28">پیشاندان</text:span></text:p>
          </table:table-cell>
          <table:table-cell table:style-name="Table1.B126" office:value-type="string">
            <text:p text:style-name="P4"><text:span text:style-name="T21"></text:span></text:p>
          </table:table-cell>
        </table:table-row>
        <table:table-row table:style-name="Table1.1">
          <table:table-cell table:style-name="Table1.A267" office:value-type="string">
            <text:p text:style-name="P10"><text:span text:style-name="T28">پێک دادان</text:span></text:p>
          </table:table-cell>
          <table:table-cell table:style-name="Table1.B126" office:value-type="string">
            <text:p text:style-name="P4"><text:span text:style-name="T21"></text:span></text:p>
          </table:table-cell>
        </table:table-row>
        <table:table-row table:style-name="Table1.1">
          <table:table-cell table:style-name="Table1.A268" office:value-type="string">
            <text:p text:style-name="P10"><text:span text:style-name="T28">دەرس دان</text:span></text:p>
          </table:table-cell>
          <table:table-cell table:style-name="Table1.B126" office:value-type="string">
            <text:p text:style-name="P4"><text:span text:style-name="T21"></text:span></text:p>
          </table:table-cell>
        </table:table-row>
        <table:table-row table:style-name="Table1.1">
          <table:table-cell table:style-name="Table1.A269" office:value-type="string">
            <text:p text:style-name="P10"><text:span text:style-name="T28">دەست لێ دان</text:span></text:p>
          </table:table-cell>
          <table:table-cell table:style-name="Table1.B126" office:value-type="string">
            <text:p text:style-name="P4"><text:span text:style-name="T21"></text:span></text:p>
          </table:table-cell>
        </table:table-row>
        <text:soft-page-break/>
        <table:table-row table:style-name="Table1.1">
          <table:table-cell table:style-name="Table1.A270" office:value-type="string">
            <text:p text:style-name="P10"><text:span text:style-name="T28">سەوڵ لێ دان</text:span></text:p>
          </table:table-cell>
          <table:table-cell table:style-name="Table1.B126" office:value-type="string">
            <text:p text:style-name="P4"><text:span text:style-name="T21"></text:span></text:p>
          </table:table-cell>
        </table:table-row>
        <table:table-row table:style-name="Table1.1">
          <table:table-cell table:style-name="Table1.A271" office:value-type="string">
            <text:p text:style-name="P10"><text:span text:style-name="T28">سزادان</text:span></text:p>
          </table:table-cell>
          <table:table-cell table:style-name="Table1.B126" office:value-type="string">
            <text:p text:style-name="P4"><text:span text:style-name="T21"></text:span></text:p>
          </table:table-cell>
        </table:table-row>
        <table:table-row table:style-name="Table1.1">
          <table:table-cell table:style-name="Table1.A272" office:value-type="string">
            <text:p text:style-name="P10"><text:span text:style-name="T28">شایەتی دان</text:span></text:p>
          </table:table-cell>
          <table:table-cell table:style-name="Table1.B126" office:value-type="string">
            <text:p text:style-name="P4"><text:span text:style-name="T21"></text:span></text:p>
          </table:table-cell>
        </table:table-row>
        <table:table-row table:style-name="Table1.1">
          <table:table-cell table:style-name="Table1.A273" office:value-type="string">
            <text:p text:style-name="P10"><text:span text:style-name="T28">گرێ دان</text:span></text:p>
          </table:table-cell>
          <table:table-cell table:style-name="Table1.B126" office:value-type="string">
            <text:p text:style-name="P4"><text:span text:style-name="T21"></text:span></text:p>
          </table:table-cell>
        </table:table-row>
        <table:table-row table:style-name="Table1.1">
          <table:table-cell table:style-name="Table1.A274" office:value-type="string">
            <text:p text:style-name="P10"><text:span text:style-name="T28">غاردان</text:span></text:p>
          </table:table-cell>
          <table:table-cell table:style-name="Table1.B126" office:value-type="string">
            <text:p text:style-name="P4"><text:span text:style-name="T21"></text:span></text:p>
          </table:table-cell>
        </table:table-row>
        <table:table-row table:style-name="Table1.1">
          <table:table-cell table:style-name="Table1.A275" office:value-type="string">
            <text:p text:style-name="P10"><text:span text:style-name="T28">فڕێ دان</text:span></text:p>
          </table:table-cell>
          <table:table-cell table:style-name="Table1.B126" office:value-type="string">
            <text:p text:style-name="P4"><text:span text:style-name="T21"></text:span></text:p>
          </table:table-cell>
        </table:table-row>
        <table:table-row table:style-name="Table1.1">
          <table:table-cell table:style-name="Table1.A276" office:value-type="string">
            <text:p text:style-name="P10"><text:span text:style-name="T28">قووت دان</text:span></text:p>
          </table:table-cell>
          <table:table-cell table:style-name="Table1.B126" office:value-type="string">
            <text:p text:style-name="P4"><text:span text:style-name="T21"></text:span></text:p>
          </table:table-cell>
        </table:table-row>
        <table:table-row table:style-name="Table1.1">
          <table:table-cell table:style-name="Table1.A277" office:value-type="string">
            <text:p text:style-name="P10"><text:span text:style-name="T28">هاندان</text:span></text:p>
          </table:table-cell>
          <table:table-cell table:style-name="Table1.B126" office:value-type="string">
            <text:p text:style-name="P4"><text:span text:style-name="T21"></text:span></text:p>
          </table:table-cell>
        </table:table-row>
        <table:table-row table:style-name="Table1.1">
          <table:table-cell table:style-name="Table1.A278" office:value-type="string">
            <text:p text:style-name="P10"><text:span text:style-name="T28">هەوڵ دان</text:span></text:p>
          </table:table-cell>
          <table:table-cell table:style-name="Table1.B126" office:value-type="string">
            <text:p text:style-name="P4"><text:span text:style-name="T21"></text:span></text:p>
          </table:table-cell>
        </table:table-row>
        <table:table-row table:style-name="Table1.1">
          <table:table-cell table:style-name="Table1.A279" office:value-type="string">
            <text:p text:style-name="P10"><text:span text:style-name="T28">هەناسەدان</text:span></text:p>
          </table:table-cell>
          <table:table-cell table:style-name="Table1.B126" office:value-type="string">
            <text:p text:style-name="P4"><text:span text:style-name="T21"></text:span></text:p>
          </table:table-cell>
        </table:table-row>
        <table:table-row table:style-name="Table1.1">
          <table:table-cell table:style-name="Table1.A280" office:value-type="string">
            <text:p text:style-name="P10"><text:span text:style-name="T28">یارمەتی دان</text:span></text:p>
          </table:table-cell>
          <table:table-cell table:style-name="Table1.B126" office:value-type="string">
            <text:p text:style-name="P4"><text:span text:style-name="T21"></text:span></text:p>
          </table:table-cell>
        </table:table-row>
        <table:table-row table:style-name="Table1.1">
          <table:table-cell table:style-name="Table1.A281" office:value-type="string">
            <text:p text:style-name="P10"><text:span text:style-name="T28">تەلاق دان</text:span></text:p>
          </table:table-cell>
          <table:table-cell table:style-name="Table1.B126" office:value-type="string">
            <text:p text:style-name="P4"><text:span text:style-name="T21"></text:span></text:p>
          </table:table-cell>
        </table:table-row>
        <table:table-row table:style-name="Table1.1">
          <table:table-cell table:style-name="Table1.A282" office:value-type="string">
            <text:p text:style-name="P10"><text:span text:style-name="T28">هێنان</text:span></text:p>
          </table:table-cell>
          <table:table-cell table:style-name="Table1.B126" office:value-type="string">
            <text:p text:style-name="P4"><text:span text:style-name="T21"></text:span></text:p>
          </table:table-cell>
        </table:table-row>
        <table:table-row table:style-name="Table1.1">
          <table:table-cell table:style-name="Table1.A283" office:value-type="string">
            <text:p text:style-name="P10"><text:span text:style-name="T28">دەرهێنان</text:span></text:p>
          </table:table-cell>
          <table:table-cell table:style-name="Table1.B126" office:value-type="string">
            <text:p text:style-name="P4"><text:span text:style-name="T21"></text:span></text:p>
          </table:table-cell>
        </table:table-row>
        <table:table-row table:style-name="Table1.1">
          <table:table-cell table:style-name="Table1.A284" office:value-type="string">
            <text:p text:style-name="P10"><text:span text:style-name="T28">وازهێنان</text:span></text:p>
          </table:table-cell>
          <table:table-cell table:style-name="Table1.B126" office:value-type="string">
            <text:p text:style-name="P4"><text:span text:style-name="T21"></text:span></text:p>
          </table:table-cell>
        </table:table-row>
        <table:table-row table:style-name="Table1.1">
          <table:table-cell table:style-name="Table1.A285" office:value-type="string">
            <text:p text:style-name="P10"><text:span text:style-name="T28">کێشان</text:span></text:p>
          </table:table-cell>
          <table:table-cell table:style-name="Table1.B126" office:value-type="string">
            <text:p text:style-name="P4"><text:span text:style-name="T21"></text:span></text:p>
          </table:table-cell>
        </table:table-row>
        <table:table-row table:style-name="Table1.1">
          <table:table-cell table:style-name="Table1.A286" office:value-type="string">
            <text:p text:style-name="P10"><text:span text:style-name="T28">ڕاکێشان</text:span></text:p>
          </table:table-cell>
          <table:table-cell table:style-name="Table1.B126" office:value-type="string">
            <text:p text:style-name="P4"><text:span text:style-name="T21"></text:span></text:p>
          </table:table-cell>
        </table:table-row>
        <table:table-row table:style-name="Table1.1">
          <table:table-cell table:style-name="Table1.A287" office:value-type="string">
            <text:p text:style-name="P10"><text:span text:style-name="T28">بنیادنان</text:span></text:p>
          </table:table-cell>
          <table:table-cell table:style-name="Table1.B126" office:value-type="string">
            <text:p text:style-name="P4"><text:span text:style-name="T21"></text:span></text:p>
          </table:table-cell>
        </table:table-row>
        <table:table-row table:style-name="Table1.1">
          <table:table-cell table:style-name="Table1.A288" office:value-type="string">
            <text:p text:style-name="P10"><text:span text:style-name="T28">خلیسکان</text:span></text:p>
          </table:table-cell>
          <table:table-cell table:style-name="Table1.B126" office:value-type="string">
            <text:p text:style-name="P4"><text:span text:style-name="T21"></text:span></text:p>
          </table:table-cell>
        </table:table-row>
        <table:table-row table:style-name="Table1.1">
          <table:table-cell table:style-name="Table1.A289" office:value-type="string">
            <text:p text:style-name="P10"><text:span text:style-name="T28">دانان</text:span></text:p>
          </table:table-cell>
          <table:table-cell table:style-name="Table1.B126" office:value-type="string">
            <text:p text:style-name="P4"><text:span text:style-name="T21"></text:span></text:p>
          </table:table-cell>
        </table:table-row>
        <table:table-row table:style-name="Table1.1">
          <table:table-cell table:style-name="Table1.A290" office:value-type="string">
            <text:p text:style-name="P10"><text:span text:style-name="T28">دەردان</text:span></text:p>
          </table:table-cell>
          <table:table-cell table:style-name="Table1.B126" office:value-type="string">
            <text:p text:style-name="P4"><text:span text:style-name="T21"></text:span></text:p>
          </table:table-cell>
        </table:table-row>
        <table:table-row table:style-name="Table1.1">
          <table:table-cell table:style-name="Table1.A291" office:value-type="string">
            <text:p text:style-name="P10"><text:span text:style-name="T28">ژیان</text:span></text:p>
          </table:table-cell>
          <table:table-cell table:style-name="Table1.B126" office:value-type="string">
            <text:p text:style-name="P4"><text:span text:style-name="T21"></text:span></text:p>
          </table:table-cell>
        </table:table-row>
        <table:table-row table:style-name="Table1.1">
          <table:table-cell table:style-name="Table1.A292" office:value-type="string">
            <text:p text:style-name="P10"><text:span text:style-name="T28">ڕووخان</text:span></text:p>
          </table:table-cell>
          <table:table-cell table:style-name="Table1.B126" office:value-type="string">
            <text:p text:style-name="P4"><text:span text:style-name="T21"></text:span></text:p>
          </table:table-cell>
        </table:table-row>
        <table:table-row table:style-name="Table1.1">
          <table:table-cell table:style-name="Table1.A293" office:value-type="string">
            <text:p text:style-name="P10"><text:span text:style-name="T28">سەرسووڕمان</text:span></text:p>
          </table:table-cell>
          <table:table-cell table:style-name="Table1.B126" office:value-type="string">
            <text:p text:style-name="P4"><text:span text:style-name="T21"></text:span></text:p>
          </table:table-cell>
        </table:table-row>
        <table:table-row table:style-name="Table1.1">
          <table:table-cell table:style-name="Table1.A294" office:value-type="string">
            <text:p text:style-name="P10"><text:span text:style-name="T28">سووڕانەوە</text:span></text:p>
          </table:table-cell>
          <table:table-cell table:style-name="Table1.B126" office:value-type="string">
            <text:p text:style-name="P4"><text:span text:style-name="T21"></text:span></text:p>
          </table:table-cell>
        </table:table-row>
        <table:table-row table:style-name="Table1.1">
          <table:table-cell table:style-name="Table1.A295" office:value-type="string">
            <text:p text:style-name="P10"><text:span text:style-name="T28">گەڕانەوە</text:span></text:p>
          </table:table-cell>
          <table:table-cell table:style-name="Table1.B126" office:value-type="string">
            <text:p text:style-name="P4"><text:span text:style-name="T21"></text:span></text:p>
          </table:table-cell>
        </table:table-row>
        <table:table-row table:style-name="Table1.1">
          <table:table-cell table:style-name="Table1.A296" office:value-type="string">
            <text:p text:style-name="P10"><text:span text:style-name="T28">گڕیان</text:span></text:p>
          </table:table-cell>
          <table:table-cell table:style-name="Table1.B126" office:value-type="string">
            <text:p text:style-name="P4"><text:span text:style-name="T21"></text:span></text:p>
          </table:table-cell>
        </table:table-row>
        <text:soft-page-break/>
        <table:table-row table:style-name="Table1.1">
          <table:table-cell table:style-name="Table1.A297" office:value-type="string">
            <text:p text:style-name="P10"><text:span text:style-name="T31">لەخەو هەڵسان</text:span></text:p>
          </table:table-cell>
          <table:table-cell table:style-name="Table1.B126" office:value-type="string">
            <text:p text:style-name="P4"><text:span text:style-name="T21"></text:span></text:p>
          </table:table-cell>
        </table:table-row>
        <table:table-row table:style-name="Table1.1">
          <table:table-cell table:style-name="Table1.A298" office:value-type="string">
            <text:p text:style-name="P10"><text:span text:style-name="T28">هەستان</text:span></text:p>
          </table:table-cell>
          <table:table-cell table:style-name="Table1.B126" office:value-type="string">
            <text:p text:style-name="P4"><text:span text:style-name="T21"></text:span></text:p>
          </table:table-cell>
        </table:table-row>
        <table:table-row table:style-name="Table1.1">
          <table:table-cell table:style-name="Table1.A299" office:value-type="string">
            <text:p text:style-name="P9"><text:span text:style-name="T2">Engineering and Mathematics </text:span></text:p>
          </table:table-cell>
          <table:table-cell table:style-name="Table1.B50" office:value-type="string">
            <text:p text:style-name="P4"><text:span text:style-name="T10"/></text:p>
          </table:table-cell>
        </table:table-row>
        <table:table-row table:style-name="Table1.300">
          <table:table-cell table:style-name="Table1.A300" office:value-type="string">
            <text:p text:style-name="P10"><text:span text:style-name="T28">بیرکاری</text:span></text:p>
          </table:table-cell>
          <table:table-cell table:style-name="Table1.B126" office:value-type="string">
            <text:p text:style-name="P4"><text:span text:style-name="T21"></text:span></text:p>
          </table:table-cell>
        </table:table-row>
        <table:table-row table:style-name="Table1.1">
          <table:table-cell table:style-name="Table1.A301" office:value-type="string">
            <text:p text:style-name="P10"><text:span text:style-name="T28">سفر</text:span></text:p>
          </table:table-cell>
          <table:table-cell table:style-name="Table1.B126" office:value-type="string">
            <text:p text:style-name="P4"><text:span text:style-name="T21"></text:span></text:p>
          </table:table-cell>
        </table:table-row>
        <table:table-row table:style-name="Table1.1">
          <table:table-cell table:style-name="Table1.A302" office:value-type="string">
            <text:p text:style-name="P10"><text:span text:style-name="T28">یەک</text:span></text:p>
          </table:table-cell>
          <table:table-cell table:style-name="Table1.B126" office:value-type="string">
            <text:p text:style-name="P4"><text:span text:style-name="T21"></text:span></text:p>
          </table:table-cell>
        </table:table-row>
        <table:table-row table:style-name="Table1.1">
          <table:table-cell table:style-name="Table1.A303" office:value-type="string">
            <text:p text:style-name="P10"><text:span text:style-name="T28">دوو</text:span></text:p>
          </table:table-cell>
          <table:table-cell table:style-name="Table1.B126" office:value-type="string">
            <text:p text:style-name="P4"><text:span text:style-name="T21"></text:span></text:p>
          </table:table-cell>
        </table:table-row>
        <table:table-row table:style-name="Table1.1">
          <table:table-cell table:style-name="Table1.A304" office:value-type="string">
            <text:p text:style-name="P10"><text:span text:style-name="T28">سێ</text:span></text:p>
          </table:table-cell>
          <table:table-cell table:style-name="Table1.B126" office:value-type="string">
            <text:p text:style-name="P4"><text:span text:style-name="T21"></text:span></text:p>
          </table:table-cell>
        </table:table-row>
        <table:table-row table:style-name="Table1.1">
          <table:table-cell table:style-name="Table1.A305" office:value-type="string">
            <text:p text:style-name="P10"><text:span text:style-name="T28">چوار</text:span></text:p>
          </table:table-cell>
          <table:table-cell table:style-name="Table1.B126" office:value-type="string">
            <text:p text:style-name="P4"><text:span text:style-name="T21"></text:span></text:p>
          </table:table-cell>
        </table:table-row>
        <table:table-row table:style-name="Table1.1">
          <table:table-cell table:style-name="Table1.A306" office:value-type="string">
            <text:p text:style-name="P10"><text:span text:style-name="T28">پێنج</text:span></text:p>
          </table:table-cell>
          <table:table-cell table:style-name="Table1.B126" office:value-type="string">
            <text:p text:style-name="P4"><text:span text:style-name="T21"></text:span></text:p>
          </table:table-cell>
        </table:table-row>
        <table:table-row table:style-name="Table1.1">
          <table:table-cell table:style-name="Table1.A307" office:value-type="string">
            <text:p text:style-name="P10"><text:span text:style-name="T28">شەش</text:span></text:p>
          </table:table-cell>
          <table:table-cell table:style-name="Table1.B126" office:value-type="string">
            <text:p text:style-name="P4"><text:span text:style-name="T21"></text:span></text:p>
          </table:table-cell>
        </table:table-row>
        <table:table-row table:style-name="Table1.1">
          <table:table-cell table:style-name="Table1.A308" office:value-type="string">
            <text:p text:style-name="P10"><text:span text:style-name="T28">حەوت</text:span></text:p>
          </table:table-cell>
          <table:table-cell table:style-name="Table1.B126" office:value-type="string">
            <text:p text:style-name="P4"><text:span text:style-name="T21"></text:span></text:p>
          </table:table-cell>
        </table:table-row>
        <table:table-row table:style-name="Table1.1">
          <table:table-cell table:style-name="Table1.A309" office:value-type="string">
            <text:p text:style-name="P10"><text:span text:style-name="T28">هەشت</text:span></text:p>
          </table:table-cell>
          <table:table-cell table:style-name="Table1.B126" office:value-type="string">
            <text:p text:style-name="P4"><text:span text:style-name="T21"></text:span></text:p>
          </table:table-cell>
        </table:table-row>
        <table:table-row table:style-name="Table1.1">
          <table:table-cell table:style-name="Table1.A310" office:value-type="string">
            <text:p text:style-name="P10"><text:span text:style-name="T28">نۆ</text:span></text:p>
          </table:table-cell>
          <table:table-cell table:style-name="Table1.B126" office:value-type="string">
            <text:p text:style-name="P4"><text:span text:style-name="T21"></text:span></text:p>
          </table:table-cell>
        </table:table-row>
        <table:table-row table:style-name="Table1.1">
          <table:table-cell table:style-name="Table1.A311" office:value-type="string">
            <text:p text:style-name="P10"><text:span text:style-name="T28">دە</text:span></text:p>
          </table:table-cell>
          <table:table-cell table:style-name="Table1.B126" office:value-type="string">
            <text:p text:style-name="P4"><text:span text:style-name="T21"></text:span></text:p>
          </table:table-cell>
        </table:table-row>
        <table:table-row table:style-name="Table1.1">
          <table:table-cell table:style-name="Table1.A312" office:value-type="string">
            <text:p text:style-name="P10"><text:span text:style-name="T28">یانزە</text:span></text:p>
          </table:table-cell>
          <table:table-cell table:style-name="Table1.B126" office:value-type="string">
            <text:p text:style-name="P4"><text:span text:style-name="T21"></text:span></text:p>
          </table:table-cell>
        </table:table-row>
        <table:table-row table:style-name="Table1.1">
          <table:table-cell table:style-name="Table1.A313" office:value-type="string">
            <text:p text:style-name="P10"><text:span text:style-name="T28">دوانزە</text:span></text:p>
          </table:table-cell>
          <table:table-cell table:style-name="Table1.B126" office:value-type="string">
            <text:p text:style-name="P4"><text:span text:style-name="T21"></text:span></text:p>
          </table:table-cell>
        </table:table-row>
        <table:table-row table:style-name="Table1.1">
          <table:table-cell table:style-name="Table1.A314" office:value-type="string">
            <text:p text:style-name="P10"><text:span text:style-name="T28">سێزدە</text:span></text:p>
          </table:table-cell>
          <table:table-cell table:style-name="Table1.B126" office:value-type="string">
            <text:p text:style-name="P4"><text:span text:style-name="T21"></text:span></text:p>
          </table:table-cell>
        </table:table-row>
        <table:table-row table:style-name="Table1.1">
          <table:table-cell table:style-name="Table1.A315" office:value-type="string">
            <text:p text:style-name="P10"><text:span text:style-name="T28">چواردە</text:span></text:p>
          </table:table-cell>
          <table:table-cell table:style-name="Table1.B126" office:value-type="string">
            <text:p text:style-name="P4"><text:span text:style-name="T21"></text:span></text:p>
          </table:table-cell>
        </table:table-row>
        <table:table-row table:style-name="Table1.1">
          <table:table-cell table:style-name="Table1.A316" office:value-type="string">
            <text:p text:style-name="P10"><text:span text:style-name="T28">پانزە</text:span></text:p>
          </table:table-cell>
          <table:table-cell table:style-name="Table1.B126" office:value-type="string">
            <text:p text:style-name="P4"><text:span text:style-name="T21"></text:span></text:p>
          </table:table-cell>
        </table:table-row>
        <table:table-row table:style-name="Table1.1">
          <table:table-cell table:style-name="Table1.A317" office:value-type="string">
            <text:p text:style-name="P10"><text:span text:style-name="T28">شانزە</text:span></text:p>
          </table:table-cell>
          <table:table-cell table:style-name="Table1.B126" office:value-type="string">
            <text:p text:style-name="P4"><text:span text:style-name="T21"></text:span></text:p>
          </table:table-cell>
        </table:table-row>
        <table:table-row table:style-name="Table1.1">
          <table:table-cell table:style-name="Table1.A318" office:value-type="string">
            <text:p text:style-name="P10"><text:span text:style-name="T28">حەڤدە</text:span></text:p>
          </table:table-cell>
          <table:table-cell table:style-name="Table1.B126" office:value-type="string">
            <text:p text:style-name="P4"><text:span text:style-name="T21"></text:span></text:p>
          </table:table-cell>
        </table:table-row>
        <table:table-row table:style-name="Table1.1">
          <table:table-cell table:style-name="Table1.A319" office:value-type="string">
            <text:p text:style-name="P10"><text:span text:style-name="T28">هەژدە</text:span></text:p>
          </table:table-cell>
          <table:table-cell table:style-name="Table1.B126" office:value-type="string">
            <text:p text:style-name="P4"><text:span text:style-name="T21"></text:span></text:p>
          </table:table-cell>
        </table:table-row>
        <table:table-row table:style-name="Table1.1">
          <table:table-cell table:style-name="Table1.A320" office:value-type="string">
            <text:p text:style-name="P10"><text:span text:style-name="T28">نۆزدە</text:span></text:p>
          </table:table-cell>
          <table:table-cell table:style-name="Table1.B126" office:value-type="string">
            <text:p text:style-name="P4"><text:span text:style-name="T21"></text:span></text:p>
          </table:table-cell>
        </table:table-row>
        <table:table-row table:style-name="Table1.1">
          <table:table-cell table:style-name="Table1.A321" office:value-type="string">
            <text:p text:style-name="P10"><text:span text:style-name="T28">بیست</text:span></text:p>
          </table:table-cell>
          <table:table-cell table:style-name="Table1.B126" office:value-type="string">
            <text:p text:style-name="P4"><text:span text:style-name="T21"></text:span></text:p>
          </table:table-cell>
        </table:table-row>
        <table:table-row table:style-name="Table1.1">
          <table:table-cell table:style-name="Table1.A322" office:value-type="string">
            <text:p text:style-name="P10"><text:span text:style-name="T28">بیست و یەک</text:span></text:p>
          </table:table-cell>
          <table:table-cell table:style-name="Table1.B126" office:value-type="string">
            <text:p text:style-name="P4"><text:span text:style-name="T21"></text:span><text:span text:style-name="T22"></text:span></text:p>
          </table:table-cell>
        </table:table-row>
        <table:table-row table:style-name="Table1.1">
          <table:table-cell table:style-name="Table1.A323" office:value-type="string">
            <text:p text:style-name="P10"><text:span text:style-name="T28">بیست و دوو</text:span></text:p>
          </table:table-cell>
          <table:table-cell table:style-name="Table1.B126" office:value-type="string">
            <text:p text:style-name="P4"><text:span text:style-name="T21"></text:span></text:p>
          </table:table-cell>
        </table:table-row>
        <text:soft-page-break/>
        <table:table-row table:style-name="Table1.1">
          <table:table-cell table:style-name="Table1.A324" office:value-type="string">
            <text:p text:style-name="P10"><text:span text:style-name="T28">بیست و سێ</text:span></text:p>
          </table:table-cell>
          <table:table-cell table:style-name="Table1.B126" office:value-type="string">
            <text:p text:style-name="P4"><text:span text:style-name="T21"></text:span></text:p>
          </table:table-cell>
        </table:table-row>
        <table:table-row table:style-name="Table1.1">
          <table:table-cell table:style-name="Table1.A325" office:value-type="string">
            <text:p text:style-name="P10"><text:span text:style-name="T28">بیست و چوار</text:span></text:p>
          </table:table-cell>
          <table:table-cell table:style-name="Table1.B126" office:value-type="string">
            <text:p text:style-name="P4"><text:span text:style-name="T21"></text:span></text:p>
          </table:table-cell>
        </table:table-row>
        <table:table-row table:style-name="Table1.1">
          <table:table-cell table:style-name="Table1.A326" office:value-type="string">
            <text:p text:style-name="P10"><text:span text:style-name="T28">بیست و پێنج</text:span></text:p>
          </table:table-cell>
          <table:table-cell table:style-name="Table1.B126" office:value-type="string">
            <text:p text:style-name="P4"><text:span text:style-name="T21"></text:span></text:p>
          </table:table-cell>
        </table:table-row>
        <table:table-row table:style-name="Table1.1">
          <table:table-cell table:style-name="Table1.A327" office:value-type="string">
            <text:p text:style-name="P10"><text:span text:style-name="T28">بیست و شەش</text:span></text:p>
          </table:table-cell>
          <table:table-cell table:style-name="Table1.B126" office:value-type="string">
            <text:p text:style-name="P4"><text:span text:style-name="T21"></text:span></text:p>
          </table:table-cell>
        </table:table-row>
        <table:table-row table:style-name="Table1.1">
          <table:table-cell table:style-name="Table1.A328" office:value-type="string">
            <text:p text:style-name="P10"><text:span text:style-name="T28">بیست و حەوت</text:span></text:p>
          </table:table-cell>
          <table:table-cell table:style-name="Table1.B126" office:value-type="string">
            <text:p text:style-name="P4"><text:span text:style-name="T21"></text:span></text:p>
          </table:table-cell>
        </table:table-row>
        <table:table-row table:style-name="Table1.1">
          <table:table-cell table:style-name="Table1.A329" office:value-type="string">
            <text:p text:style-name="P10"><text:span text:style-name="T28">بیست و هەشت</text:span></text:p>
          </table:table-cell>
          <table:table-cell table:style-name="Table1.B126" office:value-type="string">
            <text:p text:style-name="P4"><text:span text:style-name="T21"></text:span></text:p>
          </table:table-cell>
        </table:table-row>
        <table:table-row table:style-name="Table1.1">
          <table:table-cell table:style-name="Table1.A330" office:value-type="string">
            <text:p text:style-name="P10"><text:span text:style-name="T28">بیست و نۆ</text:span></text:p>
          </table:table-cell>
          <table:table-cell table:style-name="Table1.B126" office:value-type="string">
            <text:p text:style-name="P4"><text:span text:style-name="T21"></text:span></text:p>
          </table:table-cell>
        </table:table-row>
        <table:table-row table:style-name="Table1.1">
          <table:table-cell table:style-name="Table1.A331" office:value-type="string">
            <text:p text:style-name="P10"><text:span text:style-name="T28">سی</text:span></text:p>
          </table:table-cell>
          <table:table-cell table:style-name="Table1.B126" office:value-type="string">
            <text:p text:style-name="P4"><text:span text:style-name="T21"></text:span></text:p>
          </table:table-cell>
        </table:table-row>
        <table:table-row table:style-name="Table1.1">
          <table:table-cell table:style-name="Table1.A332" office:value-type="string">
            <text:p text:style-name="P10"><text:span text:style-name="T28">سی و یەک</text:span></text:p>
          </table:table-cell>
          <table:table-cell table:style-name="Table1.B126" office:value-type="string">
            <text:p text:style-name="P4"><text:span text:style-name="T21"></text:span></text:p>
          </table:table-cell>
        </table:table-row>
        <table:table-row table:style-name="Table1.333">
          <table:table-cell table:style-name="Table1.A333" office:value-type="string">
            <text:p text:style-name="P10"><text:span text:style-name="T28">چل</text:span></text:p>
          </table:table-cell>
          <table:table-cell table:style-name="Table1.B126" office:value-type="string">
            <text:p text:style-name="P4"><text:span text:style-name="T21"></text:span></text:p>
          </table:table-cell>
        </table:table-row>
        <table:table-row table:style-name="Table1.1">
          <table:table-cell table:style-name="Table1.A334" office:value-type="string">
            <text:p text:style-name="P10"><text:span text:style-name="T28">چل و یەک</text:span></text:p>
          </table:table-cell>
          <table:table-cell table:style-name="Table1.B126" office:value-type="string">
            <text:p text:style-name="P4"><text:span text:style-name="T21"></text:span></text:p>
          </table:table-cell>
        </table:table-row>
        <table:table-row table:style-name="Table1.1">
          <table:table-cell table:style-name="Table1.A335" office:value-type="string">
            <text:p text:style-name="P10"><text:span text:style-name="T28">پەنجا</text:span></text:p>
          </table:table-cell>
          <table:table-cell table:style-name="Table1.B126" office:value-type="string">
            <text:p text:style-name="P4"><text:span text:style-name="T21"></text:span></text:p>
          </table:table-cell>
        </table:table-row>
        <table:table-row table:style-name="Table1.1">
          <table:table-cell table:style-name="Table1.A336" office:value-type="string">
            <text:p text:style-name="P10"><text:span text:style-name="T28">پەنجا و یەک</text:span></text:p>
          </table:table-cell>
          <table:table-cell table:style-name="Table1.B126" office:value-type="string">
            <text:p text:style-name="P4"><text:span text:style-name="T21"></text:span></text:p>
          </table:table-cell>
        </table:table-row>
        <table:table-row table:style-name="Table1.1">
          <table:table-cell table:style-name="Table1.A337" office:value-type="string">
            <text:p text:style-name="P10"><text:span text:style-name="T28">شەست</text:span></text:p>
          </table:table-cell>
          <table:table-cell table:style-name="Table1.B126" office:value-type="string">
            <text:p text:style-name="P4"><text:span text:style-name="T21"></text:span></text:p>
          </table:table-cell>
        </table:table-row>
        <table:table-row table:style-name="Table1.1">
          <table:table-cell table:style-name="Table1.A338" office:value-type="string">
            <text:p text:style-name="P10"><text:span text:style-name="T28">شەست و یەک</text:span></text:p>
          </table:table-cell>
          <table:table-cell table:style-name="Table1.B126" office:value-type="string">
            <text:p text:style-name="P4"><text:span text:style-name="T21"></text:span></text:p>
          </table:table-cell>
        </table:table-row>
        <table:table-row table:style-name="Table1.1">
          <table:table-cell table:style-name="Table1.A339" office:value-type="string">
            <text:p text:style-name="P10"><text:span text:style-name="T28">حەفتا</text:span></text:p>
          </table:table-cell>
          <table:table-cell table:style-name="Table1.B126" office:value-type="string">
            <text:p text:style-name="P4"><text:span text:style-name="T21"></text:span></text:p>
          </table:table-cell>
        </table:table-row>
        <table:table-row table:style-name="Table1.1">
          <table:table-cell table:style-name="Table1.A340" office:value-type="string">
            <text:p text:style-name="P10"><text:span text:style-name="T28">حەفتا و یەک</text:span></text:p>
          </table:table-cell>
          <table:table-cell table:style-name="Table1.B126" office:value-type="string">
            <text:p text:style-name="P4"><text:span text:style-name="T21"></text:span></text:p>
          </table:table-cell>
        </table:table-row>
        <table:table-row table:style-name="Table1.1">
          <table:table-cell table:style-name="Table1.A341" office:value-type="string">
            <text:p text:style-name="P10"><text:span text:style-name="T28">هەشتا</text:span></text:p>
          </table:table-cell>
          <table:table-cell table:style-name="Table1.B126" office:value-type="string">
            <text:p text:style-name="P4"><text:span text:style-name="T21"></text:span></text:p>
          </table:table-cell>
        </table:table-row>
        <table:table-row table:style-name="Table1.1">
          <table:table-cell table:style-name="Table1.A342" office:value-type="string">
            <text:p text:style-name="P10"><text:span text:style-name="T28">هەشتا و یەک </text:span></text:p>
          </table:table-cell>
          <table:table-cell table:style-name="Table1.B126" office:value-type="string">
            <text:p text:style-name="P4"><text:span text:style-name="T21"></text:span></text:p>
          </table:table-cell>
        </table:table-row>
        <table:table-row table:style-name="Table1.1">
          <table:table-cell table:style-name="Table1.A343" office:value-type="string">
            <text:p text:style-name="P10"><text:span text:style-name="T28">نەوەد</text:span></text:p>
          </table:table-cell>
          <table:table-cell table:style-name="Table1.B126" office:value-type="string">
            <text:p text:style-name="P4"><text:span text:style-name="T21"></text:span></text:p>
          </table:table-cell>
        </table:table-row>
        <table:table-row table:style-name="Table1.1">
          <table:table-cell table:style-name="Table1.A344" office:value-type="string">
            <text:p text:style-name="P10"><text:span text:style-name="T28">نەوەد و یەک</text:span></text:p>
          </table:table-cell>
          <table:table-cell table:style-name="Table1.B126" office:value-type="string">
            <text:p text:style-name="P4"><text:span text:style-name="T21"></text:span></text:p>
          </table:table-cell>
        </table:table-row>
        <table:table-row table:style-name="Table1.1">
          <table:table-cell table:style-name="Table1.A345" office:value-type="string">
            <text:p text:style-name="P10"><text:span text:style-name="T28">سەد</text:span></text:p>
          </table:table-cell>
          <table:table-cell table:style-name="Table1.B126" office:value-type="string">
            <text:p text:style-name="P4"><text:span text:style-name="T21"></text:span></text:p>
          </table:table-cell>
        </table:table-row>
        <table:table-row table:style-name="Table1.1">
          <table:table-cell table:style-name="Table1.A346" office:value-type="string">
            <text:p text:style-name="P10"><text:span text:style-name="T28">سەد و یەک</text:span></text:p>
          </table:table-cell>
          <table:table-cell table:style-name="Table1.B126" office:value-type="string">
            <text:p text:style-name="P4"><text:span text:style-name="T21"></text:span></text:p>
          </table:table-cell>
        </table:table-row>
        <table:table-row table:style-name="Table1.1">
          <table:table-cell table:style-name="Table1.A347" office:value-type="string">
            <text:p text:style-name="P10"><text:span text:style-name="T28">هەزار</text:span></text:p>
          </table:table-cell>
          <table:table-cell table:style-name="Table1.B126" office:value-type="string">
            <text:p text:style-name="P4"><text:span text:style-name="T21"></text:span></text:p>
          </table:table-cell>
        </table:table-row>
        <table:table-row table:style-name="Table1.1">
          <table:table-cell table:style-name="Table1.A348" office:value-type="string">
            <text:p text:style-name="P10"><text:span text:style-name="T28">ملیۆن</text:span></text:p>
          </table:table-cell>
          <table:table-cell table:style-name="Table1.B126" office:value-type="string">
            <text:p text:style-name="P4"><text:span text:style-name="T21"></text:span></text:p>
          </table:table-cell>
        </table:table-row>
        <table:table-row table:style-name="Table1.1">
          <table:table-cell table:style-name="Table1.A349" office:value-type="string">
            <text:p text:style-name="P10"><text:span text:style-name="T28">ملیار</text:span></text:p>
          </table:table-cell>
          <table:table-cell table:style-name="Table1.B126" office:value-type="string">
            <text:p text:style-name="P4"><text:span text:style-name="T21"></text:span></text:p>
          </table:table-cell>
        </table:table-row>
        <table:table-row table:style-name="Table1.1">
          <table:table-cell table:style-name="Table1.A350" office:value-type="string">
            <text:p text:style-name="P10"><text:span text:style-name="T31">یەکان</text:span></text:p>
          </table:table-cell>
          <table:table-cell table:style-name="Table1.B126" office:value-type="string">
            <text:p text:style-name="P4"><text:span text:style-name="T21"></text:span></text:p>
          </table:table-cell>
        </table:table-row>
        <text:soft-page-break/>
        <table:table-row table:style-name="Table1.1">
          <table:table-cell table:style-name="Table1.A351" office:value-type="string">
            <text:p text:style-name="P10"><text:span text:style-name="T28">دەیان</text:span></text:p>
          </table:table-cell>
          <table:table-cell table:style-name="Table1.B126" office:value-type="string">
            <text:p text:style-name="P4"><text:span text:style-name="T21"></text:span></text:p>
          </table:table-cell>
        </table:table-row>
        <table:table-row table:style-name="Table1.1">
          <table:table-cell table:style-name="Table1.A352" office:value-type="string">
            <text:p text:style-name="P10"><text:span text:style-name="T28">هەزاران</text:span></text:p>
          </table:table-cell>
          <table:table-cell table:style-name="Table1.B126" office:value-type="string">
            <text:p text:style-name="P4"><text:span text:style-name="T21"></text:span></text:p>
          </table:table-cell>
        </table:table-row>
        <table:table-row table:style-name="Table1.1">
          <table:table-cell table:style-name="Table1.A353" office:value-type="string">
            <text:p text:style-name="P10"><text:span text:style-name="T28">کۆ</text:span></text:p>
          </table:table-cell>
          <table:table-cell table:style-name="Table1.B126" office:value-type="string">
            <text:p text:style-name="P4"><text:span text:style-name="T21"></text:span></text:p>
          </table:table-cell>
        </table:table-row>
        <table:table-row table:style-name="Table1.333">
          <table:table-cell table:style-name="Table1.A354" office:value-type="string">
            <text:p text:style-name="P10"><text:span text:style-name="T28">کەم</text:span></text:p>
          </table:table-cell>
          <table:table-cell table:style-name="Table1.B126" office:value-type="string">
            <text:p text:style-name="P4"><text:span text:style-name="T21"></text:span></text:p>
          </table:table-cell>
        </table:table-row>
        <table:table-row table:style-name="Table1.1">
          <table:table-cell table:style-name="Table1.A355" office:value-type="string">
            <text:p text:style-name="P10"><text:span text:style-name="T28">جاران</text:span></text:p>
          </table:table-cell>
          <table:table-cell table:style-name="Table1.B126" office:value-type="string">
            <text:p text:style-name="P4"><text:span text:style-name="T21"></text:span></text:p>
          </table:table-cell>
        </table:table-row>
        <table:table-row table:style-name="Table1.1">
          <table:table-cell table:style-name="Table1.A356" office:value-type="string">
            <text:p text:style-name="P10"><text:span text:style-name="T28">دابەش</text:span></text:p>
          </table:table-cell>
          <table:table-cell table:style-name="Table1.B126" office:value-type="string">
            <text:p text:style-name="P4"><text:span text:style-name="T21"></text:span></text:p>
          </table:table-cell>
        </table:table-row>
        <table:table-row table:style-name="Table1.1">
          <table:table-cell table:style-name="Table1.A357" office:value-type="string">
            <text:p text:style-name="P10"><text:span text:style-name="T28">یەکسان</text:span></text:p>
          </table:table-cell>
          <table:table-cell table:style-name="Table1.B126" office:value-type="string">
            <text:p text:style-name="P4"><text:span text:style-name="T21"></text:span></text:p>
          </table:table-cell>
        </table:table-row>
        <table:table-row table:style-name="Table1.1">
          <table:table-cell table:style-name="Table1.A358" office:value-type="string">
            <text:p text:style-name="P10"><text:span text:style-name="T28">ژێرە</text:span></text:p>
          </table:table-cell>
          <table:table-cell table:style-name="Table1.B126" office:value-type="string">
            <text:p text:style-name="P4"><text:span text:style-name="T21"></text:span></text:p>
          </table:table-cell>
        </table:table-row>
        <table:table-row table:style-name="Table1.1">
          <table:table-cell table:style-name="Table1.A359" office:value-type="string">
            <text:p text:style-name="P10"><text:span text:style-name="T27">دووجا</text:span></text:p>
          </table:table-cell>
          <table:table-cell table:style-name="Table1.B126" office:value-type="string">
            <text:p text:style-name="P4"><text:span text:style-name="T21"></text:span></text:p>
          </table:table-cell>
        </table:table-row>
        <table:table-row table:style-name="Table1.1">
          <table:table-cell table:style-name="Table1.A360" office:value-type="string">
            <text:p text:style-name="P9"><text:span text:style-name="T2">Science and Measuring </text:span><text:span text:style-name="T4">units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361" office:value-type="string">
            <text:p text:style-name="P10"><text:span text:style-name="T31">زانست</text:span></text:p>
          </table:table-cell>
          <table:table-cell table:style-name="Table1.B126" office:value-type="string">
            <text:p text:style-name="P4"><text:span text:style-name="T21"></text:span></text:p>
          </table:table-cell>
        </table:table-row>
        <table:table-row table:style-name="Table1.1">
          <table:table-cell table:style-name="Table1.A362" office:value-type="string">
            <text:p text:style-name="P10"><text:span text:style-name="T28">تەکنەلۆجیا</text:span></text:p>
          </table:table-cell>
          <table:table-cell table:style-name="Table1.B126" office:value-type="string">
            <text:p text:style-name="P4"><text:span text:style-name="T21"></text:span></text:p>
          </table:table-cell>
        </table:table-row>
        <table:table-row table:style-name="Table1.1">
          <table:table-cell table:style-name="Table1.A363" office:value-type="string">
            <text:p text:style-name="P10"><text:span text:style-name="T28">کیمیا</text:span></text:p>
          </table:table-cell>
          <table:table-cell table:style-name="Table1.B126" office:value-type="string">
            <text:p text:style-name="P4"><text:span text:style-name="T21"></text:span></text:p>
          </table:table-cell>
        </table:table-row>
        <table:table-row table:style-name="Table1.1">
          <table:table-cell table:style-name="Table1.A364" office:value-type="string">
            <text:p text:style-name="P10"><text:span text:style-name="T28">کێشی زەوی</text:span></text:p>
          </table:table-cell>
          <table:table-cell table:style-name="Table1.B126" office:value-type="string">
            <text:p text:style-name="P4"><text:span text:style-name="T21"></text:span></text:p>
          </table:table-cell>
        </table:table-row>
        <table:table-row table:style-name="Table1.1">
          <table:table-cell table:style-name="Table1.A365" office:value-type="string">
            <text:p text:style-name="P10"><text:span text:style-name="T28">هێز </text:span></text:p>
          </table:table-cell>
          <table:table-cell table:style-name="Table1.B126" office:value-type="string">
            <text:p text:style-name="P4"><text:span text:style-name="T21"></text:span></text:p>
          </table:table-cell>
        </table:table-row>
        <table:table-row table:style-name="Table1.1">
          <table:table-cell table:style-name="Table1.A366" office:value-type="string">
            <text:p text:style-name="P10"><text:span text:style-name="T28">هەڵم</text:span></text:p>
          </table:table-cell>
          <table:table-cell table:style-name="Table1.B126" office:value-type="string">
            <text:p text:style-name="P4"><text:span text:style-name="T21"></text:span></text:p>
          </table:table-cell>
        </table:table-row>
        <table:table-row table:style-name="Table1.1">
          <table:table-cell table:style-name="Table1.A367" office:value-type="string">
            <text:p text:style-name="P10"><text:span text:style-name="T28">ئاسمان</text:span></text:p>
          </table:table-cell>
          <table:table-cell table:style-name="Table1.B126" office:value-type="string">
            <text:p text:style-name="P4"><text:span text:style-name="T21"></text:span></text:p>
          </table:table-cell>
        </table:table-row>
        <table:table-row table:style-name="Table1.1">
          <table:table-cell table:style-name="Table1.A368" office:value-type="string">
            <text:p text:style-name="P10"><text:span text:style-name="T28">ئەستێرە</text:span></text:p>
          </table:table-cell>
          <table:table-cell table:style-name="Table1.B126" office:value-type="string">
            <text:p text:style-name="P4"><text:span text:style-name="T21"></text:span></text:p>
          </table:table-cell>
        </table:table-row>
        <table:table-row table:style-name="Table1.1">
          <table:table-cell table:style-name="Table1.A369" office:value-type="string">
            <text:p text:style-name="P10"><text:span text:style-name="T28">خۆر</text:span></text:p>
          </table:table-cell>
          <table:table-cell table:style-name="Table1.B126" office:value-type="string">
            <text:p text:style-name="P4"><text:span text:style-name="T21"></text:span></text:p>
          </table:table-cell>
        </table:table-row>
        <table:table-row table:style-name="Table1.1">
          <table:table-cell table:style-name="Table1.A370" office:value-type="string">
            <text:p text:style-name="P10"><text:span text:style-name="T28">مانگ</text:span></text:p>
          </table:table-cell>
          <table:table-cell table:style-name="Table1.B126" office:value-type="string">
            <text:p text:style-name="P4"><text:span text:style-name="T21"></text:span></text:p>
          </table:table-cell>
        </table:table-row>
        <table:table-row table:style-name="Table1.1">
          <table:table-cell table:style-name="Table1.A371" office:value-type="string">
            <text:p text:style-name="P10"><text:span text:style-name="T28">ئەستێرە رژان</text:span></text:p>
          </table:table-cell>
          <table:table-cell table:style-name="Table1.B126" office:value-type="string">
            <text:p text:style-name="P4"><text:span text:style-name="T21"></text:span></text:p>
          </table:table-cell>
        </table:table-row>
        <table:table-row table:style-name="Table1.1">
          <table:table-cell table:style-name="Table1.A372" office:value-type="string">
            <text:p text:style-name="P10"><text:span text:style-name="T28">فێنک</text:span></text:p>
          </table:table-cell>
          <table:table-cell table:style-name="Table1.B126" office:value-type="string">
            <text:p text:style-name="P4"><text:span text:style-name="T21"></text:span></text:p>
          </table:table-cell>
        </table:table-row>
        <table:table-row table:style-name="Table1.1">
          <table:table-cell table:style-name="Table1.A373" office:value-type="string">
            <text:p text:style-name="P10"><text:span text:style-name="T28">هەوا</text:span></text:p>
          </table:table-cell>
          <table:table-cell table:style-name="Table1.B373" office:value-type="string">
            <text:p text:style-name="P4"><text:span text:style-name="T21"></text:span></text:p>
          </table:table-cell>
        </table:table-row>
        <table:table-row table:style-name="Table1.1">
          <table:table-cell table:style-name="Table1.A374" office:value-type="string">
            <text:p text:style-name="P9"><text:span text:style-name="T2">Art and Literature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375" office:value-type="string">
            <text:p text:style-name="P10"><text:span text:style-name="T31">هونەر</text:span></text:p>
          </table:table-cell>
          <table:table-cell table:style-name="Table1.B126" office:value-type="string">
            <text:p text:style-name="P4"><text:span text:style-name="T21"></text:span></text:p>
          </table:table-cell>
        </table:table-row>
        <table:table-row table:style-name="Table1.1">
          <table:table-cell table:style-name="Table1.A376" office:value-type="string">
            <text:p text:style-name="P10"><text:span text:style-name="T28">وێنەگرتن</text:span></text:p>
          </table:table-cell>
          <table:table-cell table:style-name="Table1.B126" office:value-type="string">
            <text:p text:style-name="P4"><text:span text:style-name="T21"></text:span></text:p>
          </table:table-cell>
        </table:table-row>
        <table:table-row table:style-name="Table1.1">
          <table:table-cell table:style-name="Table1.A377" office:value-type="string">
            <text:p text:style-name="P10"><text:span text:style-name="T28">نیگار</text:span></text:p>
          </table:table-cell>
          <table:table-cell table:style-name="Table1.B126" office:value-type="string">
            <text:p text:style-name="P4"><text:span text:style-name="T21"></text:span></text:p>
          </table:table-cell>
        </table:table-row>
        <text:soft-page-break/>
        <table:table-row table:style-name="Table1.1">
          <table:table-cell table:style-name="Table1.A378" office:value-type="string">
            <text:p text:style-name="P10"><text:span text:style-name="T28">نیگارکێش</text:span></text:p>
          </table:table-cell>
          <table:table-cell table:style-name="Table1.B126" office:value-type="string">
            <text:p text:style-name="P4"><text:span text:style-name="T21"></text:span></text:p>
          </table:table-cell>
        </table:table-row>
        <table:table-row table:style-name="Table1.1">
          <table:table-cell table:style-name="Table1.A379" office:value-type="string">
            <text:p text:style-name="P10"><text:span text:style-name="T31">پەیکەرتاشین</text:span></text:p>
          </table:table-cell>
          <table:table-cell table:style-name="Table1.B379" office:value-type="string">
            <text:p text:style-name="P4"><text:span text:style-name="T21"></text:span></text:p>
          </table:table-cell>
        </table:table-row>
        <table:table-row table:style-name="Table1.1">
          <table:table-cell table:style-name="Table1.A380" office:value-type="string">
            <text:p text:style-name="P9"><text:span text:style-name="T2">Sound and Music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381" office:value-type="string">
            <text:p text:style-name="P10"><text:span text:style-name="T28">مۆسیقا</text:span></text:p>
          </table:table-cell>
          <table:table-cell table:style-name="Table1.B126" office:value-type="string">
            <text:p text:style-name="P4"><text:span text:style-name="T21"></text:span></text:p>
          </table:table-cell>
        </table:table-row>
        <table:table-row table:style-name="Table1.1">
          <table:table-cell table:style-name="Table1.A382" office:value-type="string">
            <text:p text:style-name="P10"><text:span text:style-name="T28">دەنگ</text:span></text:p>
          </table:table-cell>
          <table:table-cell table:style-name="Table1.B126" office:value-type="string">
            <text:p text:style-name="P4"><text:span text:style-name="T21"></text:span></text:p>
          </table:table-cell>
        </table:table-row>
        <table:table-row table:style-name="Table1.1">
          <table:table-cell table:style-name="Table1.A383" office:value-type="string">
            <text:p text:style-name="P10"><text:span text:style-name="T28">ئۆرکێسترا</text:span></text:p>
          </table:table-cell>
          <table:table-cell table:style-name="Table1.B126" office:value-type="string">
            <text:p text:style-name="P4"><text:span text:style-name="T21"></text:span></text:p>
          </table:table-cell>
        </table:table-row>
        <table:table-row table:style-name="Table1.1">
          <table:table-cell table:style-name="Table1.A384" office:value-type="string">
            <text:p text:style-name="P10"><text:span text:style-name="T28">کەمانجە</text:span></text:p>
          </table:table-cell>
          <table:table-cell table:style-name="Table1.B126" office:value-type="string">
            <text:p text:style-name="P4"><text:span text:style-name="T21"></text:span></text:p>
          </table:table-cell>
        </table:table-row>
        <table:table-row table:style-name="Table1.1">
          <table:table-cell table:style-name="Table1.A385" office:value-type="string">
            <text:p text:style-name="P10"><text:span text:style-name="T28">چەلۆ</text:span></text:p>
          </table:table-cell>
          <table:table-cell table:style-name="Table1.B385" office:value-type="string">
            <text:p text:style-name="P4"><text:span text:style-name="T21"></text:span></text:p>
          </table:table-cell>
        </table:table-row>
        <table:table-row table:style-name="Table1.1">
          <table:table-cell table:style-name="Table1.A386" office:value-type="string">
            <text:p text:style-name="P9"><text:span text:style-name="T2">Sports and Games </text:span></text:p>
          </table:table-cell>
          <table:table-cell table:style-name="Table1.B50" office:value-type="string">
            <text:p text:style-name="P4"><text:span text:style-name="T6"/></text:p>
          </table:table-cell>
        </table:table-row>
        <table:table-row table:style-name="Table1.1">
          <table:table-cell table:style-name="Table1.A387" office:value-type="string">
            <text:p text:style-name="P10"><text:span text:style-name="T31">وەرزش</text:span></text:p>
          </table:table-cell>
          <table:table-cell table:style-name="Table1.B126" office:value-type="string">
            <text:p text:style-name="P4"><text:span text:style-name="T21"></text:span></text:p>
          </table:table-cell>
        </table:table-row>
        <table:table-row table:style-name="Table1.1">
          <table:table-cell table:style-name="Table1.A388" office:value-type="string">
            <text:p text:style-name="P10"><text:span text:style-name="T28">پێشبڕکێ</text:span></text:p>
          </table:table-cell>
          <table:table-cell table:style-name="Table1.B126" office:value-type="string">
            <text:p text:style-name="P4"><text:span text:style-name="T21"></text:span></text:p>
          </table:table-cell>
        </table:table-row>
        <table:table-row table:style-name="Table1.1">
          <table:table-cell table:style-name="Table1.A389" office:value-type="string">
            <text:p text:style-name="P10"><text:span text:style-name="T28">تیر هاوێشتن</text:span></text:p>
          </table:table-cell>
          <table:table-cell table:style-name="Table1.B126" office:value-type="string">
            <text:p text:style-name="P4"><text:span text:style-name="T21"></text:span></text:p>
          </table:table-cell>
        </table:table-row>
        <table:table-row table:style-name="Table1.1">
          <table:table-cell table:style-name="Table1.A390" office:value-type="string">
            <text:p text:style-name="P10"><text:span text:style-name="T28">بازدان</text:span></text:p>
          </table:table-cell>
          <table:table-cell table:style-name="Table1.B126" office:value-type="string">
            <text:p text:style-name="P4"><text:span text:style-name="T21"></text:span></text:p>
          </table:table-cell>
        </table:table-row>
        <table:table-row table:style-name="Table1.1">
          <table:table-cell table:style-name="Table1.A391" office:value-type="string">
            <text:p text:style-name="P10"><text:span text:style-name="T28">مشتەکۆڵە</text:span></text:p>
          </table:table-cell>
          <table:table-cell table:style-name="Table1.B126" office:value-type="string">
            <text:p text:style-name="P4"><text:span text:style-name="T21"></text:span></text:p>
          </table:table-cell>
        </table:table-row>
        <table:table-row table:style-name="Table1.1">
          <table:table-cell table:style-name="Table1.A392" office:value-type="string">
            <text:p text:style-name="P10"><text:span text:style-name="T28">کاراتی</text:span></text:p>
          </table:table-cell>
          <table:table-cell table:style-name="Table1.B126" office:value-type="string">
            <text:p text:style-name="P4"><text:span text:style-name="T21"></text:span></text:p>
          </table:table-cell>
        </table:table-row>
        <table:table-row table:style-name="Table1.1">
          <table:table-cell table:style-name="Table1.A393" office:value-type="string">
            <text:p text:style-name="P10"><text:span text:style-name="T28">جمناستیک</text:span></text:p>
          </table:table-cell>
          <table:table-cell table:style-name="Table1.B126" office:value-type="string">
            <text:p text:style-name="P4"><text:span text:style-name="T21"></text:span></text:p>
          </table:table-cell>
        </table:table-row>
        <table:table-row table:style-name="Table1.1">
          <table:table-cell table:style-name="Table1.A394" office:value-type="string">
            <text:p text:style-name="P10"><text:span text:style-name="T28">ئاسن بەرزکردنەوە</text:span></text:p>
          </table:table-cell>
          <table:table-cell table:style-name="Table1.B126" office:value-type="string">
            <text:p text:style-name="P4"><text:span text:style-name="T21"></text:span></text:p>
          </table:table-cell>
        </table:table-row>
        <table:table-row table:style-name="Table1.1">
          <table:table-cell table:style-name="Table1.A395" office:value-type="string">
            <text:p text:style-name="P9"><text:span text:style-name="T2">History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396" office:value-type="string">
            <text:p text:style-name="P10"><text:span text:style-name="T31">مێژوو</text:span></text:p>
          </table:table-cell>
          <table:table-cell table:style-name="Table1.B126" office:value-type="string">
            <text:p text:style-name="P4"><text:span text:style-name="T21"></text:span></text:p>
          </table:table-cell>
        </table:table-row>
        <table:table-row table:style-name="Table1.1">
          <table:table-cell table:style-name="Table1.A397" office:value-type="string">
            <text:p text:style-name="P10"><text:span text:style-name="T28">سەدە</text:span></text:p>
          </table:table-cell>
          <table:table-cell table:style-name="Table1.B126" office:value-type="string">
            <text:p text:style-name="P4"><text:span text:style-name="T21"></text:span></text:p>
          </table:table-cell>
        </table:table-row>
        <table:table-row table:style-name="Table1.1">
          <table:table-cell table:style-name="Table1.A398" office:value-type="string">
            <text:p text:style-name="P10"><text:span text:style-name="T31">سەردەم</text:span></text:p>
          </table:table-cell>
          <table:table-cell table:style-name="Table1.B126" office:value-type="string">
            <text:p text:style-name="P4"><text:span text:style-name="T21"></text:span></text:p>
          </table:table-cell>
        </table:table-row>
        <table:table-row table:style-name="Table1.1">
          <table:table-cell table:style-name="Table1.A399" office:value-type="string">
            <text:p text:style-name="P10"><text:span text:style-name="T28">پاشایەتی</text:span></text:p>
          </table:table-cell>
          <table:table-cell table:style-name="Table1.B126" office:value-type="string">
            <text:p text:style-name="P4"><text:span text:style-name="T21"></text:span></text:p>
          </table:table-cell>
        </table:table-row>
        <table:table-row table:style-name="Table1.1">
          <table:table-cell table:style-name="Table1.A400" office:value-type="string">
            <text:p text:style-name="P10"><text:span text:style-name="T28">فارس</text:span></text:p>
          </table:table-cell>
          <table:table-cell table:style-name="Table1.B126" office:value-type="string">
            <text:p text:style-name="P4"><text:span text:style-name="T21"></text:span></text:p>
          </table:table-cell>
        </table:table-row>
        <table:table-row table:style-name="Table1.333">
          <table:table-cell table:style-name="Table1.A401" office:value-type="string">
            <text:p text:style-name="P10"><text:span text:style-name="T28">شەڕ</text:span></text:p>
          </table:table-cell>
          <table:table-cell table:style-name="Table1.B126" office:value-type="string">
            <text:p text:style-name="P4"><text:span text:style-name="T21"></text:span></text:p>
          </table:table-cell>
        </table:table-row>
        <table:table-row table:style-name="Table1.1">
          <table:table-cell table:style-name="Table1.A402" office:value-type="string">
            <text:p text:style-name="P9"><text:span text:style-name="T2">Geography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403" office:value-type="string">
            <text:p text:style-name="P10"><text:span text:style-name="T31">جوگرافیا</text:span></text:p>
          </table:table-cell>
          <table:table-cell table:style-name="Table1.B126" office:value-type="string">
            <text:p text:style-name="P4"><text:span text:style-name="T22"></text:span></text:p>
          </table:table-cell>
        </table:table-row>
        <table:table-row table:style-name="Table1.1">
          <table:table-cell table:style-name="Table1.A404" office:value-type="string">
            <text:p text:style-name="P10"><text:span text:style-name="T28">نەخشە</text:span></text:p>
          </table:table-cell>
          <table:table-cell table:style-name="Table1.B126" office:value-type="string">
            <text:p text:style-name="P4"><text:span text:style-name="T22"></text:span></text:p>
          </table:table-cell>
        </table:table-row>
        <table:table-row table:style-name="Table1.1">
          <table:table-cell table:style-name="Table1.A405" office:value-type="string">
            <text:p text:style-name="P10"><text:span text:style-name="T28">جیهان</text:span></text:p>
          </table:table-cell>
          <table:table-cell table:style-name="Table1.B126" office:value-type="string">
            <text:p text:style-name="P4"><text:span text:style-name="T22"></text:span></text:p>
          </table:table-cell>
        </table:table-row>
        <text:soft-page-break/>
        <table:table-row table:style-name="Table1.1">
          <table:table-cell table:style-name="Table1.A406" office:value-type="string">
            <text:p text:style-name="P10"><text:span text:style-name="T28">هێلی کەمەرەیی</text:span></text:p>
          </table:table-cell>
          <table:table-cell table:style-name="Table1.B126" office:value-type="string">
            <text:p text:style-name="P4"><text:span text:style-name="T22"></text:span></text:p>
          </table:table-cell>
        </table:table-row>
        <table:table-row table:style-name="Table1.1">
          <table:table-cell table:style-name="Table1.A407" office:value-type="string">
            <text:p text:style-name="P10"><text:span text:style-name="T28">هێلی درێژی</text:span></text:p>
          </table:table-cell>
          <table:table-cell table:style-name="Table1.B126" office:value-type="string">
            <text:p text:style-name="P4"><text:span text:style-name="T22"></text:span></text:p>
          </table:table-cell>
        </table:table-row>
        <table:table-row table:style-name="Table1.1">
          <table:table-cell table:style-name="Table1.A408" office:value-type="string">
            <text:p text:style-name="P10"><text:span text:style-name="T28">هێلی پانی</text:span></text:p>
          </table:table-cell>
          <table:table-cell table:style-name="Table1.B126" office:value-type="string">
            <text:p text:style-name="P4"><text:span text:style-name="T22"></text:span></text:p>
          </table:table-cell>
        </table:table-row>
        <table:table-row table:style-name="Table1.1">
          <table:table-cell table:style-name="Table1.A409" office:value-type="string">
            <text:p text:style-name="P10"><text:span text:style-name="T28">قیبلەنامە</text:span></text:p>
          </table:table-cell>
          <table:table-cell table:style-name="Table1.B126" office:value-type="string">
            <text:p text:style-name="P4"><text:span text:style-name="T22"></text:span></text:p>
          </table:table-cell>
        </table:table-row>
        <table:table-row table:style-name="Table1.1">
          <table:table-cell table:style-name="Table1.A410" office:value-type="string">
            <text:p text:style-name="P10"><text:span text:style-name="T28">جەمسەر</text:span></text:p>
          </table:table-cell>
          <table:table-cell table:style-name="Table1.B126" office:value-type="string">
            <text:p text:style-name="P4"><text:span text:style-name="T22"></text:span></text:p>
          </table:table-cell>
        </table:table-row>
        <table:table-row table:style-name="Table1.1">
          <table:table-cell table:style-name="Table1.A411" office:value-type="string">
            <text:p text:style-name="P10"><text:span text:style-name="T28">باکوور</text:span></text:p>
          </table:table-cell>
          <table:table-cell table:style-name="Table1.B126" office:value-type="string">
            <text:p text:style-name="P4"><text:span text:style-name="T22"></text:span></text:p>
          </table:table-cell>
        </table:table-row>
        <table:table-row table:style-name="Table1.1">
          <table:table-cell table:style-name="Table1.A412" office:value-type="string">
            <text:p text:style-name="P10"><text:span text:style-name="T28">ڕۆژئاوا</text:span></text:p>
          </table:table-cell>
          <table:table-cell table:style-name="Table1.B126" office:value-type="string">
            <text:p text:style-name="P4"><text:span text:style-name="T22"></text:span></text:p>
          </table:table-cell>
        </table:table-row>
        <table:table-row table:style-name="Table1.1">
          <table:table-cell table:style-name="Table1.A413" office:value-type="string">
            <text:p text:style-name="P10"><text:span text:style-name="T28">باشوور</text:span></text:p>
          </table:table-cell>
          <table:table-cell table:style-name="Table1.B126" office:value-type="string">
            <text:p text:style-name="P4"><text:span text:style-name="T22"></text:span></text:p>
          </table:table-cell>
        </table:table-row>
        <table:table-row table:style-name="Table1.1">
          <table:table-cell table:style-name="Table1.A414" office:value-type="string">
            <text:p text:style-name="P10"><text:span text:style-name="T28">ڕۆژهەڵات</text:span></text:p>
          </table:table-cell>
          <table:table-cell table:style-name="Table1.B126" office:value-type="string">
            <text:p text:style-name="P4"><text:span text:style-name="T22"></text:span></text:p>
          </table:table-cell>
        </table:table-row>
        <table:table-row table:style-name="Table1.1">
          <table:table-cell table:style-name="Table1.A415" office:value-type="string">
            <text:p text:style-name="P9"><text:span text:style-name="T2">Countri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416" office:value-type="string">
            <text:p text:style-name="P10"><text:span text:style-name="T31">کیشوەر</text:span></text:p>
          </table:table-cell>
          <table:table-cell table:style-name="Table1.B126" office:value-type="string">
            <text:p text:style-name="P4"><text:span text:style-name="T22"></text:span></text:p>
          </table:table-cell>
        </table:table-row>
        <table:table-row table:style-name="Table1.1">
          <table:table-cell table:style-name="Table1.A417" office:value-type="string">
            <text:p text:style-name="P10"><text:span text:style-name="T28">ئەوروپا</text:span></text:p>
          </table:table-cell>
          <table:table-cell table:style-name="Table1.B126" office:value-type="string">
            <text:p text:style-name="P4"><text:span text:style-name="T22"></text:span></text:p>
          </table:table-cell>
        </table:table-row>
        <table:table-row table:style-name="Table1.1">
          <table:table-cell table:style-name="Table1.A418" office:value-type="string">
            <text:p text:style-name="P10"><text:span text:style-name="T28">ئەفریقیا</text:span></text:p>
          </table:table-cell>
          <table:table-cell table:style-name="Table1.B126" office:value-type="string">
            <text:p text:style-name="P4"><text:span text:style-name="T22"></text:span></text:p>
          </table:table-cell>
        </table:table-row>
        <table:table-row table:style-name="Table1.1">
          <table:table-cell table:style-name="Table1.A419" office:value-type="string">
            <text:p text:style-name="P10"><text:span text:style-name="T28">کیشوەری ئوسترالیا</text:span></text:p>
          </table:table-cell>
          <table:table-cell table:style-name="Table1.B126" office:value-type="string">
            <text:p text:style-name="P4"><text:span text:style-name="T22"></text:span></text:p>
          </table:table-cell>
        </table:table-row>
        <table:table-row table:style-name="Table1.1">
          <table:table-cell table:style-name="Table1.A420" office:value-type="string">
            <text:p text:style-name="P10"><text:span text:style-name="T28">ڕوسیا</text:span></text:p>
          </table:table-cell>
          <table:table-cell table:style-name="Table1.B126" office:value-type="string">
            <text:p text:style-name="P4"><text:span text:style-name="T22"></text:span></text:p>
          </table:table-cell>
        </table:table-row>
        <table:table-row table:style-name="Table1.1">
          <table:table-cell table:style-name="Table1.A421" office:value-type="string">
            <text:p text:style-name="P10"><text:span text:style-name="T28">عیراق</text:span></text:p>
          </table:table-cell>
          <table:table-cell table:style-name="Table1.B126" office:value-type="string">
            <text:p text:style-name="P4"><text:span text:style-name="T22"></text:span></text:p>
          </table:table-cell>
        </table:table-row>
        <table:table-row table:style-name="Table1.1">
          <table:table-cell table:style-name="Table1.A422" office:value-type="string">
            <text:p text:style-name="P10"><text:span text:style-name="T28">کوردستان</text:span></text:p>
          </table:table-cell>
          <table:table-cell table:style-name="Table1.B126" office:value-type="string">
            <text:p text:style-name="P4"><text:span text:style-name="T22"></text:span></text:p>
          </table:table-cell>
        </table:table-row>
        <table:table-row table:style-name="Table1.1">
          <table:table-cell table:style-name="Table1.A423" office:value-type="string">
            <text:p text:style-name="P10"><text:span text:style-name="T28">ئێران</text:span></text:p>
          </table:table-cell>
          <table:table-cell table:style-name="Table1.B126" office:value-type="string">
            <text:p text:style-name="P4"><text:span text:style-name="T22"></text:span></text:p>
          </table:table-cell>
        </table:table-row>
        <table:table-row table:style-name="Table1.1">
          <table:table-cell table:style-name="Table1.A424" office:value-type="string">
            <text:p text:style-name="P10"><text:span text:style-name="T28">کوێت</text:span></text:p>
          </table:table-cell>
          <table:table-cell table:style-name="Table1.B126" office:value-type="string">
            <text:p text:style-name="P4"><text:span text:style-name="T22"></text:span></text:p>
          </table:table-cell>
        </table:table-row>
        <table:table-row table:style-name="Table1.1">
          <table:table-cell table:style-name="Table1.A425" office:value-type="string">
            <text:p text:style-name="P10"><text:span text:style-name="T28">ئیمارات</text:span></text:p>
          </table:table-cell>
          <table:table-cell table:style-name="Table1.B126" office:value-type="string">
            <text:p text:style-name="P4"><text:span text:style-name="T22"></text:span></text:p>
          </table:table-cell>
        </table:table-row>
        <table:table-row table:style-name="Table1.1">
          <table:table-cell table:style-name="Table1.A426" office:value-type="string">
            <text:p text:style-name="P10"><text:span text:style-name="T28">چین</text:span></text:p>
          </table:table-cell>
          <table:table-cell table:style-name="Table1.B126" office:value-type="string">
            <text:p text:style-name="P4"><text:span text:style-name="T22"></text:span></text:p>
          </table:table-cell>
        </table:table-row>
        <table:table-row table:style-name="Table1.1">
          <table:table-cell table:style-name="Table1.A427" office:value-type="string">
            <text:p text:style-name="P10"><text:span text:style-name="T28">هیندستان</text:span></text:p>
          </table:table-cell>
          <table:table-cell table:style-name="Table1.B126" office:value-type="string">
            <text:p text:style-name="P4"><text:span text:style-name="T22"></text:span></text:p>
          </table:table-cell>
        </table:table-row>
        <table:table-row table:style-name="Table1.1">
          <table:table-cell table:style-name="Table1.A428" office:value-type="string">
            <text:p text:style-name="P10"><text:span text:style-name="T28">فلپین</text:span></text:p>
          </table:table-cell>
          <table:table-cell table:style-name="Table1.B126" office:value-type="string">
            <text:p text:style-name="P4"><text:span text:style-name="T22"></text:span></text:p>
          </table:table-cell>
        </table:table-row>
        <table:table-row table:style-name="Table1.1">
          <table:table-cell table:style-name="Table1.A429" office:value-type="string">
            <text:p text:style-name="P10"><text:span text:style-name="T28">ژاپۆن</text:span></text:p>
          </table:table-cell>
          <table:table-cell table:style-name="Table1.B126" office:value-type="string">
            <text:p text:style-name="P4"><text:span text:style-name="T22"></text:span></text:p>
          </table:table-cell>
        </table:table-row>
        <table:table-row table:style-name="Table1.1">
          <table:table-cell table:style-name="Table1.A430" office:value-type="string">
            <text:p text:style-name="P10"><text:span text:style-name="T28">نەرویج</text:span></text:p>
          </table:table-cell>
          <table:table-cell table:style-name="Table1.B126" office:value-type="string">
            <text:p text:style-name="P4"><text:span text:style-name="T22"></text:span></text:p>
          </table:table-cell>
        </table:table-row>
        <table:table-row table:style-name="Table1.1">
          <table:table-cell table:style-name="Table1.A431" office:value-type="string">
            <text:p text:style-name="P10"><text:span text:style-name="T28">بەریتانیا</text:span></text:p>
          </table:table-cell>
          <table:table-cell table:style-name="Table1.B126" office:value-type="string">
            <text:p text:style-name="P4"><text:span text:style-name="T22"></text:span></text:p>
          </table:table-cell>
        </table:table-row>
        <table:table-row table:style-name="Table1.1">
          <table:table-cell table:style-name="Table1.A432" office:value-type="string">
            <text:p text:style-name="P9"><text:span text:style-name="T2">Place and Cities </text:span></text:p>
          </table:table-cell>
          <table:table-cell table:style-name="Table1.B50" office:value-type="string">
            <text:p text:style-name="P4"/>
          </table:table-cell>
        </table:table-row>
        <text:soft-page-break/>
        <table:table-row table:style-name="Table1.1">
          <table:table-cell table:style-name="Table1.A433" office:value-type="string">
            <text:p text:style-name="P10"><text:span text:style-name="T31">شوێن</text:span></text:p>
          </table:table-cell>
          <table:table-cell table:style-name="Table1.B433" office:value-type="string">
            <text:p text:style-name="P4"><text:span text:style-name="T22"></text:span></text:p>
          </table:table-cell>
        </table:table-row>
        <table:table-row table:style-name="Table1.1">
          <table:table-cell table:style-name="Table1.A434" office:value-type="string">
            <text:p text:style-name="P10"><text:span text:style-name="T28">پارێزگا</text:span></text:p>
          </table:table-cell>
          <table:table-cell table:style-name="Table1.B126" office:value-type="string">
            <text:p text:style-name="P4"><text:span text:style-name="T22"></text:span></text:p>
          </table:table-cell>
        </table:table-row>
        <table:table-row table:style-name="Table1.1">
          <table:table-cell table:style-name="Table1.A435" office:value-type="string">
            <text:p text:style-name="P10"><text:span text:style-name="T28">پایتەخت</text:span></text:p>
          </table:table-cell>
          <table:table-cell table:style-name="Table1.B126" office:value-type="string">
            <text:p text:style-name="P4"><text:span text:style-name="T22"></text:span></text:p>
          </table:table-cell>
        </table:table-row>
        <table:table-row table:style-name="Table1.1">
          <table:table-cell table:style-name="Table1.A436" office:value-type="string">
            <text:p text:style-name="P10"><text:span text:style-name="T28">هەولێر</text:span></text:p>
          </table:table-cell>
          <table:table-cell table:style-name="Table1.B126" office:value-type="string">
            <text:p text:style-name="P4"><text:span text:style-name="T22"></text:span></text:p>
          </table:table-cell>
        </table:table-row>
        <table:table-row table:style-name="Table1.1">
          <table:table-cell table:style-name="Table1.A437" office:value-type="string">
            <text:p text:style-name="P10"><text:span text:style-name="T28">سلێمانی</text:span></text:p>
          </table:table-cell>
          <table:table-cell table:style-name="Table1.B126" office:value-type="string">
            <text:p text:style-name="P4"><text:span text:style-name="T22"></text:span></text:p>
          </table:table-cell>
        </table:table-row>
        <table:table-row table:style-name="Table1.1">
          <table:table-cell table:style-name="Table1.A438" office:value-type="string">
            <text:p text:style-name="P10"><text:span text:style-name="T28">دهۆک</text:span></text:p>
          </table:table-cell>
          <table:table-cell table:style-name="Table1.B126" office:value-type="string">
            <text:p text:style-name="P4"><text:span text:style-name="T22"></text:span></text:p>
          </table:table-cell>
        </table:table-row>
        <table:table-row table:style-name="Table1.1">
          <table:table-cell table:style-name="Table1.A439" office:value-type="string">
            <text:p text:style-name="P10"><text:span text:style-name="T28">کەرکوک</text:span></text:p>
          </table:table-cell>
          <table:table-cell table:style-name="Table1.B126" office:value-type="string">
            <text:p text:style-name="P4"><text:span text:style-name="T22"></text:span></text:p>
          </table:table-cell>
        </table:table-row>
        <table:table-row table:style-name="Table1.1">
          <table:table-cell table:style-name="Table1.A440" office:value-type="string">
            <text:p text:style-name="P10"><text:span text:style-name="T28">دیالە</text:span></text:p>
          </table:table-cell>
          <table:table-cell table:style-name="Table1.B126" office:value-type="string">
            <text:p text:style-name="P4"><text:span text:style-name="T22"></text:span></text:p>
          </table:table-cell>
        </table:table-row>
        <table:table-row table:style-name="Table1.1">
          <table:table-cell table:style-name="Table1.A441" office:value-type="string">
            <text:p text:style-name="P10"><text:span text:style-name="T28">تکریت</text:span></text:p>
          </table:table-cell>
          <table:table-cell table:style-name="Table1.B126" office:value-type="string">
            <text:p text:style-name="P4"><text:span text:style-name="T22"></text:span></text:p>
          </table:table-cell>
        </table:table-row>
        <table:table-row table:style-name="Table1.1">
          <table:table-cell table:style-name="Table1.A442" office:value-type="string">
            <text:p text:style-name="P10"><text:span text:style-name="T28">بەغدا</text:span></text:p>
          </table:table-cell>
          <table:table-cell table:style-name="Table1.B126" office:value-type="string">
            <text:p text:style-name="P4"><text:span text:style-name="T22"></text:span></text:p>
          </table:table-cell>
        </table:table-row>
        <table:table-row table:style-name="Table1.1">
          <table:table-cell table:style-name="Table1.A443" office:value-type="string">
            <text:p text:style-name="P10"><text:span text:style-name="T28">بابل</text:span></text:p>
          </table:table-cell>
          <table:table-cell table:style-name="Table1.B126" office:value-type="string">
            <text:p text:style-name="P4"><text:span text:style-name="T22"></text:span></text:p>
          </table:table-cell>
        </table:table-row>
        <table:table-row table:style-name="Table1.1">
          <table:table-cell table:style-name="Table1.A444" office:value-type="string">
            <text:p text:style-name="P10"><text:span text:style-name="T28">نەجەف</text:span></text:p>
          </table:table-cell>
          <table:table-cell table:style-name="Table1.B126" office:value-type="string">
            <text:p text:style-name="P4"><text:span text:style-name="T22"></text:span></text:p>
          </table:table-cell>
        </table:table-row>
        <table:table-row table:style-name="Table1.1">
          <table:table-cell table:style-name="Table1.A445" office:value-type="string">
            <text:p text:style-name="P10"><text:span text:style-name="T28">بەسڕە</text:span></text:p>
          </table:table-cell>
          <table:table-cell table:style-name="Table1.B126" office:value-type="string">
            <text:p text:style-name="P4"><text:span text:style-name="T22"></text:span></text:p>
          </table:table-cell>
        </table:table-row>
        <table:table-row table:style-name="Table1.1">
          <table:table-cell table:style-name="Table1.A446" office:value-type="string">
            <text:p text:style-name="P10"><text:span text:style-name="T28">کوت</text:span></text:p>
          </table:table-cell>
          <table:table-cell table:style-name="Table1.B126" office:value-type="string">
            <text:p text:style-name="P4"><text:span text:style-name="T22"></text:span></text:p>
          </table:table-cell>
        </table:table-row>
        <table:table-row table:style-name="Table1.1">
          <table:table-cell table:style-name="Table1.A447" office:value-type="string">
            <text:p text:style-name="P10"><text:span text:style-name="T28">شەقڵاوە</text:span></text:p>
          </table:table-cell>
          <table:table-cell table:style-name="Table1.B126" office:value-type="string">
            <text:p text:style-name="P4"><text:span text:style-name="T22"></text:span></text:p>
          </table:table-cell>
        </table:table-row>
        <table:table-row table:style-name="Table1.1">
          <table:table-cell table:style-name="Table1.A448" office:value-type="string">
            <text:p text:style-name="P10"><text:span text:style-name="T28">دوکان</text:span></text:p>
          </table:table-cell>
          <table:table-cell table:style-name="Table1.B126" office:value-type="string">
            <text:p text:style-name="P4"><text:span text:style-name="T22"></text:span></text:p>
          </table:table-cell>
        </table:table-row>
        <table:table-row table:style-name="Table1.1">
          <table:table-cell table:style-name="Table1.A449" office:value-type="string">
            <text:p text:style-name="P10"><text:span text:style-name="T28">کەلار</text:span></text:p>
          </table:table-cell>
          <table:table-cell table:style-name="Table1.B126" office:value-type="string">
            <text:p text:style-name="P4"><text:span text:style-name="T22"></text:span></text:p>
          </table:table-cell>
        </table:table-row>
        <table:table-row table:style-name="Table1.1">
          <table:table-cell table:style-name="Table1.A450" office:value-type="string">
            <text:p text:style-name="P10"><text:span text:style-name="T28">ئامێدی</text:span></text:p>
          </table:table-cell>
          <table:table-cell table:style-name="Table1.B126" office:value-type="string">
            <text:p text:style-name="P4"><text:span text:style-name="T22"></text:span></text:p>
          </table:table-cell>
        </table:table-row>
        <table:table-row table:style-name="Table1.1">
          <table:table-cell table:style-name="Table1.A451" office:value-type="string">
            <text:p text:style-name="P10"><text:span text:style-name="T28">نەورۆز</text:span></text:p>
          </table:table-cell>
          <table:table-cell table:style-name="Table1.B126" office:value-type="string">
            <text:p text:style-name="P4"><text:span text:style-name="T22"></text:span></text:p>
          </table:table-cell>
        </table:table-row>
        <table:table-row table:style-name="Table1.1">
          <table:table-cell table:style-name="Table1.A452" office:value-type="string">
            <text:p text:style-name="P10"><text:span text:style-name="T28">کوران</text:span></text:p>
          </table:table-cell>
          <table:table-cell table:style-name="Table1.B126" office:value-type="string">
            <text:p text:style-name="P4"><text:span text:style-name="T22"></text:span></text:p>
          </table:table-cell>
        </table:table-row>
        <table:table-row table:style-name="Table1.1">
          <table:table-cell table:style-name="Table1.A453" office:value-type="string">
            <text:p text:style-name="P10"><text:span text:style-name="T28">عەنکاوە</text:span></text:p>
          </table:table-cell>
          <table:table-cell table:style-name="Table1.B126" office:value-type="string">
            <text:p text:style-name="P4"><text:span text:style-name="T22"></text:span></text:p>
          </table:table-cell>
        </table:table-row>
        <table:table-row table:style-name="Table1.1">
          <table:table-cell table:style-name="Table1.A454" office:value-type="string">
            <text:p text:style-name="P10"><text:span text:style-name="T28">موفتی</text:span></text:p>
          </table:table-cell>
          <table:table-cell table:style-name="Table1.B126" office:value-type="string">
            <text:p text:style-name="P4"><text:span text:style-name="T22"></text:span></text:p>
          </table:table-cell>
        </table:table-row>
        <table:table-row table:style-name="Table1.1">
          <table:table-cell table:style-name="Table1.A455" office:value-type="string">
            <text:p text:style-name="P10"><text:span text:style-name="T28">گڵ کەند</text:span></text:p>
          </table:table-cell>
          <table:table-cell table:style-name="Table1.B126" office:value-type="string">
            <text:p text:style-name="P4"><text:span text:style-name="T22"></text:span></text:p>
          </table:table-cell>
        </table:table-row>
        <table:table-row table:style-name="Table1.1">
          <table:table-cell table:style-name="Table1.A456" office:value-type="string">
            <text:p text:style-name="P10"><text:span text:style-name="T28">مەنتکاوە</text:span></text:p>
          </table:table-cell>
          <table:table-cell table:style-name="Table1.B126" office:value-type="string">
            <text:p text:style-name="P4"><text:span text:style-name="T22"></text:span></text:p>
          </table:table-cell>
        </table:table-row>
        <table:table-row table:style-name="Table1.1">
          <table:table-cell table:style-name="Table1.A457" office:value-type="string">
            <text:p text:style-name="P10"><text:span text:style-name="T28">زانیاری</text:span></text:p>
          </table:table-cell>
          <table:table-cell table:style-name="Table1.B457" office:value-type="string">
            <text:p text:style-name="P4"><text:span text:style-name="T22"></text:span></text:p>
          </table:table-cell>
        </table:table-row>
        <table:table-row table:style-name="Table1.1">
          <table:table-cell table:style-name="Table1.A458" office:value-type="string">
            <text:p text:style-name="P9"><text:span text:style-name="T5">Transportation</text:span><text:span text:style-name="T2"> </text:span></text:p>
          </table:table-cell>
          <table:table-cell table:style-name="Table1.B50" office:value-type="string">
            <text:p text:style-name="P4"><text:span text:style-name="T10"/></text:p>
          </table:table-cell>
        </table:table-row>
        <table:table-row table:style-name="Table1.1">
          <table:table-cell table:style-name="Table1.A459" office:value-type="string">
            <text:p text:style-name="P10"><text:span text:style-name="T28">هۆ</text:span></text:p>
          </table:table-cell>
          <table:table-cell table:style-name="Table1.B459" office:value-type="string">
            <text:p text:style-name="P4"><text:span text:style-name="T22"></text:span></text:p>
          </table:table-cell>
        </table:table-row>
        <text:soft-page-break/>
        <table:table-row table:style-name="Table1.1">
          <table:table-cell table:style-name="Table1.A460" office:value-type="string">
            <text:p text:style-name="P10"><text:span text:style-name="T28">گواستنەوە</text:span></text:p>
          </table:table-cell>
          <table:table-cell table:style-name="Table1.B126" office:value-type="string">
            <text:p text:style-name="P4"><text:span text:style-name="T22"></text:span></text:p>
          </table:table-cell>
        </table:table-row>
        <table:table-row table:style-name="Table1.1">
          <table:table-cell table:style-name="Table1.A461" office:value-type="string">
            <text:p text:style-name="P10"><text:span text:style-name="T28">ئۆتۆمبیل</text:span></text:p>
          </table:table-cell>
          <table:table-cell table:style-name="Table1.B126" office:value-type="string">
            <text:p text:style-name="P4"><text:span text:style-name="T22"></text:span></text:p>
          </table:table-cell>
        </table:table-row>
        <table:table-row table:style-name="Table1.1">
          <table:table-cell table:style-name="Table1.A462" office:value-type="string">
            <text:p text:style-name="P10"><text:span text:style-name="T28">تەکسی</text:span></text:p>
          </table:table-cell>
          <table:table-cell table:style-name="Table1.B126" office:value-type="string">
            <text:p text:style-name="P4"><text:span text:style-name="T22"></text:span></text:p>
          </table:table-cell>
        </table:table-row>
        <table:table-row table:style-name="Table1.1">
          <table:table-cell table:style-name="Table1.A463" office:value-type="string">
            <text:p text:style-name="P10"><text:span text:style-name="T28">کڕێن</text:span></text:p>
          </table:table-cell>
          <table:table-cell table:style-name="Table1.B126" office:value-type="string">
            <text:p text:style-name="P4"><text:span text:style-name="T22"></text:span></text:p>
          </table:table-cell>
        </table:table-row>
        <table:table-row table:style-name="Table1.1">
          <table:table-cell table:style-name="Table1.A464" office:value-type="string">
            <text:p text:style-name="P10"><text:span text:style-name="T28">عارەبانە</text:span></text:p>
          </table:table-cell>
          <table:table-cell table:style-name="Table1.B126" office:value-type="string">
            <text:p text:style-name="P4"><text:span text:style-name="T22"></text:span></text:p>
          </table:table-cell>
        </table:table-row>
        <table:table-row table:style-name="Table1.1">
          <table:table-cell table:style-name="Table1.A465" office:value-type="string">
            <text:p text:style-name="P10"><text:span text:style-name="T28">مووشەک</text:span></text:p>
          </table:table-cell>
          <table:table-cell table:style-name="Table1.B126" office:value-type="string">
            <text:p text:style-name="P4"><text:span text:style-name="T22"></text:span></text:p>
          </table:table-cell>
        </table:table-row>
        <table:table-row table:style-name="Table1.1">
          <table:table-cell table:style-name="Table1.A466" office:value-type="string">
            <text:p text:style-name="P10"><text:span text:style-name="T28">گەشتی بۆشایی</text:span></text:p>
          </table:table-cell>
          <table:table-cell table:style-name="Table1.B126" office:value-type="string">
            <text:p text:style-name="P4"><text:span text:style-name="T22"></text:span></text:p>
          </table:table-cell>
        </table:table-row>
        <table:table-row table:style-name="Table1.1">
          <table:table-cell table:style-name="Table1.A467" office:value-type="string">
            <text:p text:style-name="P10"><text:span text:style-name="T28">ڕێگا</text:span></text:p>
          </table:table-cell>
          <table:table-cell table:style-name="Table1.B126" office:value-type="string">
            <text:p text:style-name="P4"><text:span text:style-name="T22"></text:span></text:p>
          </table:table-cell>
        </table:table-row>
        <table:table-row table:style-name="Table1.1">
          <table:table-cell table:style-name="Table1.A468" office:value-type="string">
            <text:p text:style-name="P10"><text:span text:style-name="T28">شەقام</text:span></text:p>
          </table:table-cell>
          <table:table-cell table:style-name="Table1.B126" office:value-type="string">
            <text:p text:style-name="P4"><text:span text:style-name="T22"></text:span></text:p>
          </table:table-cell>
        </table:table-row>
        <table:table-row table:style-name="Table1.1">
          <table:table-cell table:style-name="Table1.A469" office:value-type="string">
            <text:p text:style-name="P10"><text:span text:style-name="T28">شۆستە</text:span></text:p>
          </table:table-cell>
          <table:table-cell table:style-name="Table1.B126" office:value-type="string">
            <text:p text:style-name="P4"><text:span text:style-name="T22"></text:span></text:p>
          </table:table-cell>
        </table:table-row>
        <table:table-row table:style-name="Table1.1">
          <table:table-cell table:style-name="Table1.A470" office:value-type="string">
            <text:p text:style-name="P10"><text:span text:style-name="T28">فلکە</text:span></text:p>
          </table:table-cell>
          <table:table-cell table:style-name="Table1.B126" office:value-type="string">
            <text:p text:style-name="P4"><text:span text:style-name="T22"></text:span></text:p>
          </table:table-cell>
        </table:table-row>
        <table:table-row table:style-name="Table1.1">
          <table:table-cell table:style-name="Table1.A471" office:value-type="string">
            <text:p text:style-name="P10"><text:span text:style-name="T28">قایشی خۆبەستان</text:span></text:p>
          </table:table-cell>
          <table:table-cell table:style-name="Table1.B471" office:value-type="string">
            <text:p text:style-name="P4"><text:span text:style-name="T22"></text:span></text:p>
          </table:table-cell>
        </table:table-row>
        <table:table-row table:style-name="Table1.1">
          <table:table-cell table:style-name="Table1.A472" office:value-type="string">
            <text:p text:style-name="P9"><text:span text:style-name="T2">Agriculture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473" office:value-type="string">
            <text:p text:style-name="P10"><text:span text:style-name="T28">چاندن</text:span></text:p>
          </table:table-cell>
          <table:table-cell table:style-name="Table1.B126" office:value-type="string">
            <text:p text:style-name="P4"><text:span text:style-name="T22"></text:span></text:p>
          </table:table-cell>
        </table:table-row>
        <table:table-row table:style-name="Table1.1">
          <table:table-cell table:style-name="Table1.A474" office:value-type="string">
            <text:p text:style-name="P10"><text:span text:style-name="T28">بژارکردن</text:span></text:p>
          </table:table-cell>
          <table:table-cell table:style-name="Table1.B126" office:value-type="string">
            <text:p text:style-name="P4"><text:span text:style-name="T22"></text:span></text:p>
          </table:table-cell>
        </table:table-row>
        <table:table-row table:style-name="Table1.1">
          <table:table-cell table:style-name="Table1.A475" office:value-type="string">
            <text:p text:style-name="P10"><text:span text:style-name="T31">لەوەڕاندن</text:span></text:p>
          </table:table-cell>
          <table:table-cell table:style-name="Table1.B126" office:value-type="string">
            <text:p text:style-name="P4"><text:span text:style-name="T22"></text:span></text:p>
          </table:table-cell>
        </table:table-row>
        <table:table-row table:style-name="Table1.1">
          <table:table-cell table:style-name="Table1.A476" office:value-type="string">
            <text:p text:style-name="P10"><text:span text:style-name="T28">گوڵ</text:span></text:p>
          </table:table-cell>
          <table:table-cell table:style-name="Table1.B126" office:value-type="string">
            <text:p text:style-name="P4"><text:span text:style-name="T22"></text:span></text:p>
          </table:table-cell>
        </table:table-row>
        <table:table-row table:style-name="Table1.1">
          <table:table-cell table:style-name="Table1.A477" office:value-type="string">
            <text:p text:style-name="P10"><text:span text:style-name="T28">گیا</text:span></text:p>
          </table:table-cell>
          <table:table-cell table:style-name="Table1.B126" office:value-type="string">
            <text:p text:style-name="P4"><text:span text:style-name="T22"></text:span></text:p>
          </table:table-cell>
        </table:table-row>
        <table:table-row table:style-name="Table1.1">
          <table:table-cell table:style-name="Table1.A478" office:value-type="string">
            <text:p text:style-name="P10"><text:span text:style-name="T28">دارستان</text:span></text:p>
          </table:table-cell>
          <table:table-cell table:style-name="Table1.B126" office:value-type="string">
            <text:p text:style-name="P4"><text:span text:style-name="T22"></text:span></text:p>
          </table:table-cell>
        </table:table-row>
        <table:table-row table:style-name="Table1.1">
          <table:table-cell table:style-name="Table1.A479" office:value-type="string">
            <text:p text:style-name="P10"><text:span text:style-name="T28">گاسن</text:span></text:p>
          </table:table-cell>
          <table:table-cell table:style-name="Table1.B126" office:value-type="string">
            <text:p text:style-name="P4"><text:span text:style-name="T22"></text:span></text:p>
          </table:table-cell>
        </table:table-row>
        <table:table-row table:style-name="Table1.1">
          <table:table-cell table:style-name="Table1.A480" office:value-type="string">
            <text:p text:style-name="P10"><text:span text:style-name="T31">باخ</text:span></text:p>
          </table:table-cell>
          <table:table-cell table:style-name="Table1.B126" office:value-type="string">
            <text:p text:style-name="P4"><text:span text:style-name="T22"></text:span></text:p>
          </table:table-cell>
        </table:table-row>
        <table:table-row table:style-name="Table1.1">
          <table:table-cell table:style-name="Table1.A481" office:value-type="string">
            <text:p text:style-name="P9"><text:span text:style-name="T2">Job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482" office:value-type="string">
            <text:p text:style-name="P10"><text:span text:style-name="T31">ئیش</text:span></text:p>
          </table:table-cell>
          <table:table-cell table:style-name="Table1.B126" office:value-type="string">
            <text:p text:style-name="P4"><text:span text:style-name="T22"></text:span></text:p>
          </table:table-cell>
        </table:table-row>
        <table:table-row table:style-name="Table1.1">
          <table:table-cell table:style-name="Table1.A483" office:value-type="string">
            <text:p text:style-name="P10"><text:span text:style-name="T28">پاشا</text:span></text:p>
          </table:table-cell>
          <table:table-cell table:style-name="Table1.B126" office:value-type="string">
            <text:p text:style-name="P4"><text:span text:style-name="T22"></text:span></text:p>
          </table:table-cell>
        </table:table-row>
        <table:table-row table:style-name="Table1.1">
          <table:table-cell table:style-name="Table1.A484" office:value-type="string">
            <text:p text:style-name="P10"><text:span text:style-name="T28">سەرۆک</text:span></text:p>
          </table:table-cell>
          <table:table-cell table:style-name="Table1.B126" office:value-type="string">
            <text:p text:style-name="P4"><text:span text:style-name="T22"></text:span></text:p>
          </table:table-cell>
        </table:table-row>
        <table:table-row table:style-name="Table1.1">
          <table:table-cell table:style-name="Table1.A485" office:value-type="string">
            <text:p text:style-name="P10"><text:span text:style-name="T28">پشوو</text:span></text:p>
          </table:table-cell>
          <table:table-cell table:style-name="Table1.B126" office:value-type="string">
            <text:p text:style-name="P4"><text:span text:style-name="T22"></text:span></text:p>
          </table:table-cell>
        </table:table-row>
        <table:table-row table:style-name="Table1.1">
          <table:table-cell table:style-name="Table1.A486" office:value-type="string">
            <text:p text:style-name="P10"><text:span text:style-name="T28">وەزیر</text:span></text:p>
          </table:table-cell>
          <table:table-cell table:style-name="Table1.B126" office:value-type="string">
            <text:p text:style-name="P4"><text:span text:style-name="T22"></text:span></text:p>
          </table:table-cell>
        </table:table-row>
        <text:soft-page-break/>
        <table:table-row table:style-name="Table1.1">
          <table:table-cell table:style-name="Table1.A487" office:value-type="string">
            <text:p text:style-name="P10"><text:span text:style-name="T28">دادوەر</text:span></text:p>
          </table:table-cell>
          <table:table-cell table:style-name="Table1.B126" office:value-type="string">
            <text:p text:style-name="P4"><text:span text:style-name="T22"></text:span></text:p>
          </table:table-cell>
        </table:table-row>
        <table:table-row table:style-name="Table1.1">
          <table:table-cell table:style-name="Table1.A488" office:value-type="string">
            <text:p text:style-name="P10"><text:span text:style-name="T28">ئەفسەر</text:span></text:p>
          </table:table-cell>
          <table:table-cell table:style-name="Table1.B126" office:value-type="string">
            <text:p text:style-name="P4"><text:span text:style-name="T22"></text:span></text:p>
          </table:table-cell>
        </table:table-row>
        <table:table-row table:style-name="Table1.1">
          <table:table-cell table:style-name="Table1.A489" office:value-type="string">
            <text:p text:style-name="P10"><text:span text:style-name="T28">ئاسایش</text:span></text:p>
          </table:table-cell>
          <table:table-cell table:style-name="Table1.B126" office:value-type="string">
            <text:p text:style-name="P4"><text:span text:style-name="T22"></text:span></text:p>
          </table:table-cell>
        </table:table-row>
        <table:table-row table:style-name="Table1.1">
          <table:table-cell table:style-name="Table1.A490" office:value-type="string">
            <text:p text:style-name="P10"><text:span text:style-name="T31">سەرباز</text:span></text:p>
          </table:table-cell>
          <table:table-cell table:style-name="Table1.B126" office:value-type="string">
            <text:p text:style-name="P4"><text:span text:style-name="T22"></text:span></text:p>
          </table:table-cell>
        </table:table-row>
        <table:table-row table:style-name="Table1.1">
          <table:table-cell table:style-name="Table1.A491" office:value-type="string">
            <text:p text:style-name="P10"><text:span text:style-name="T31">پۆلیس</text:span></text:p>
          </table:table-cell>
          <table:table-cell table:style-name="Table1.B126" office:value-type="string">
            <text:p text:style-name="P4"><text:span text:style-name="T21"></text:span></text:p>
          </table:table-cell>
        </table:table-row>
        <table:table-row table:style-name="Table1.1">
          <table:table-cell table:style-name="Table1.A492" office:value-type="string">
            <text:p text:style-name="P10"><text:span text:style-name="T31">پزیشک</text:span></text:p>
          </table:table-cell>
          <table:table-cell table:style-name="Table1.B126" office:value-type="string">
            <text:p text:style-name="P4"><text:span text:style-name="T21"></text:span></text:p>
          </table:table-cell>
        </table:table-row>
        <table:table-row table:style-name="Table1.1">
          <table:table-cell table:style-name="Table1.A493" office:value-type="string">
            <text:p text:style-name="P10"><text:span text:style-name="T31">پزیشکی ددان</text:span></text:p>
          </table:table-cell>
          <table:table-cell table:style-name="Table1.B126" office:value-type="string">
            <text:p text:style-name="P4"><text:span text:style-name="T21"></text:span></text:p>
          </table:table-cell>
        </table:table-row>
        <table:table-row table:style-name="Table1.1">
          <table:table-cell table:style-name="Table1.A494" office:value-type="string">
            <text:p text:style-name="P10"><text:span text:style-name="T31">نەخۆشەوان</text:span></text:p>
          </table:table-cell>
          <table:table-cell table:style-name="Table1.B126" office:value-type="string">
            <text:p text:style-name="P4"><text:span text:style-name="T21"></text:span></text:p>
          </table:table-cell>
        </table:table-row>
        <table:table-row table:style-name="Table1.1">
          <table:table-cell table:style-name="Table1.A495" office:value-type="string">
            <text:p text:style-name="P10"><text:span text:style-name="T31">مامۆستا</text:span></text:p>
          </table:table-cell>
          <table:table-cell table:style-name="Table1.B495" office:value-type="string">
            <text:p text:style-name="P4"><text:span text:style-name="T21"></text:span></text:p>
          </table:table-cell>
        </table:table-row>
        <table:table-row table:style-name="Table1.1">
          <table:table-cell table:style-name="Table1.A496" office:value-type="string">
            <text:p text:style-name="P9"><text:span text:style-name="T2">Economy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497" office:value-type="string">
            <text:p text:style-name="P10"><text:span text:style-name="T31">باج دان</text:span></text:p>
          </table:table-cell>
          <table:table-cell table:style-name="Table1.B126" office:value-type="string">
            <text:p text:style-name="P4"><text:span text:style-name="T21"></text:span></text:p>
          </table:table-cell>
        </table:table-row>
        <table:table-row table:style-name="Table1.1">
          <table:table-cell table:style-name="Table1.A498" office:value-type="string">
            <text:p text:style-name="P10"><text:span text:style-name="T31">نرخ</text:span></text:p>
          </table:table-cell>
          <table:table-cell table:style-name="Table1.B126" office:value-type="string">
            <text:p text:style-name="P4"><text:span text:style-name="T21"></text:span></text:p>
          </table:table-cell>
        </table:table-row>
        <table:table-row table:style-name="Table1.1">
          <table:table-cell table:style-name="Table1.A499" office:value-type="string">
            <text:p text:style-name="P10"><text:span text:style-name="T28">بازار</text:span></text:p>
          </table:table-cell>
          <table:table-cell table:style-name="Table1.B499" office:value-type="string">
            <text:p text:style-name="P4"><text:span text:style-name="T21"></text:span></text:p>
          </table:table-cell>
        </table:table-row>
        <table:table-row table:style-name="Table1.1">
          <table:table-cell table:style-name="Table1.A500" office:value-type="string">
            <text:p text:style-name="P9"><text:span text:style-name="T2">Currency and Finance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01" office:value-type="string">
            <text:p text:style-name="P10"><text:span text:style-name="T28">پارە</text:span></text:p>
          </table:table-cell>
          <table:table-cell table:style-name="Table1.B126" office:value-type="string">
            <text:p text:style-name="P4"><text:span text:style-name="T21"></text:span></text:p>
          </table:table-cell>
        </table:table-row>
        <table:table-row table:style-name="Table1.1">
          <table:table-cell table:style-name="Table1.A502" office:value-type="string">
            <text:p text:style-name="P10"><text:span text:style-name="T28">نرخ</text:span></text:p>
          </table:table-cell>
          <table:table-cell table:style-name="Table1.B126" office:value-type="string">
            <text:p text:style-name="P4"><text:span text:style-name="T21"></text:span></text:p>
          </table:table-cell>
        </table:table-row>
        <table:table-row table:style-name="Table1.1">
          <table:table-cell table:style-name="Table1.A503" office:value-type="string">
            <text:p text:style-name="P10"><text:span text:style-name="T28">دۆلار</text:span></text:p>
          </table:table-cell>
          <table:table-cell table:style-name="Table1.B126" office:value-type="string">
            <text:p text:style-name="P4"><text:span text:style-name="T21"></text:span></text:p>
          </table:table-cell>
        </table:table-row>
        <table:table-row table:style-name="Table1.1">
          <table:table-cell table:style-name="Table1.A504" office:value-type="string">
            <text:p text:style-name="P10"><text:span text:style-name="T28">قەرزار</text:span></text:p>
          </table:table-cell>
          <table:table-cell table:style-name="Table1.B126" office:value-type="string">
            <text:p text:style-name="P4"><text:span text:style-name="T21"></text:span></text:p>
          </table:table-cell>
        </table:table-row>
        <table:table-row table:style-name="Table1.1">
          <table:table-cell table:style-name="Table1.A505" office:value-type="string">
            <text:p text:style-name="P9"><text:span text:style-name="T2">General Servic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06" office:value-type="string">
            <text:p text:style-name="P10"><text:span text:style-name="T28">بنکە</text:span></text:p>
          </table:table-cell>
          <table:table-cell table:style-name="Table1.B126" office:value-type="string">
            <text:p text:style-name="P4"><text:span text:style-name="T21"></text:span></text:p>
          </table:table-cell>
        </table:table-row>
        <table:table-row table:style-name="Table1.1">
          <table:table-cell table:style-name="Table1.A507" office:value-type="string">
            <text:p text:style-name="P10"><text:span text:style-name="T28">تایبەت</text:span></text:p>
          </table:table-cell>
          <table:table-cell table:style-name="Table1.B126" office:value-type="string">
            <text:p text:style-name="P4"><text:span text:style-name="T21"></text:span></text:p>
          </table:table-cell>
        </table:table-row>
        <table:table-row table:style-name="Table1.1">
          <table:table-cell table:style-name="Table1.A508" office:value-type="string">
            <text:p text:style-name="P10"><text:span text:style-name="T28">کۆمەڵە</text:span></text:p>
          </table:table-cell>
          <table:table-cell table:style-name="Table1.B126" office:value-type="string">
            <text:p text:style-name="P4"><text:span text:style-name="T21"></text:span></text:p>
          </table:table-cell>
        </table:table-row>
        <table:table-row table:style-name="Table1.1">
          <table:table-cell table:style-name="Table1.A509" office:value-type="string">
            <text:p text:style-name="P10"><text:span text:style-name="T28">کەل و پەلی خۆراک</text:span></text:p>
          </table:table-cell>
          <table:table-cell table:style-name="Table1.B126" office:value-type="string">
            <text:p text:style-name="P4"><text:span text:style-name="T21"></text:span></text:p>
          </table:table-cell>
        </table:table-row>
        <table:table-row table:style-name="Table1.1">
          <table:table-cell table:style-name="Table1.A510" office:value-type="string">
            <text:p text:style-name="P10"><text:span text:style-name="T28">گەشت و گوزار</text:span></text:p>
          </table:table-cell>
          <table:table-cell table:style-name="Table1.B126" office:value-type="string">
            <text:p text:style-name="P4"><text:span text:style-name="T21"></text:span></text:p>
          </table:table-cell>
        </table:table-row>
        <table:table-row table:style-name="Table1.1">
          <table:table-cell table:style-name="Table1.A511" office:value-type="string">
            <text:p text:style-name="P10"><text:span text:style-name="T28">گۆڤار</text:span></text:p>
          </table:table-cell>
          <table:table-cell table:style-name="Table1.B126" office:value-type="string">
            <text:p text:style-name="P4"><text:span text:style-name="T21"></text:span></text:p>
          </table:table-cell>
        </table:table-row>
        <table:table-row table:style-name="Table1.1">
          <table:table-cell table:style-name="Table1.A512" office:value-type="string">
            <text:p text:style-name="P10"><text:span text:style-name="T28">دەنگ و باس</text:span></text:p>
          </table:table-cell>
          <table:table-cell table:style-name="Table1.B126" office:value-type="string">
            <text:p text:style-name="P4"><text:span text:style-name="T21"></text:span></text:p>
          </table:table-cell>
        </table:table-row>
        <table:table-row table:style-name="Table1.1">
          <table:table-cell table:style-name="Table1.A513" office:value-type="string">
            <text:p text:style-name="P10"><text:span text:style-name="T28">ناسنامە</text:span></text:p>
          </table:table-cell>
          <table:table-cell table:style-name="Table1.B126" office:value-type="string">
            <text:p text:style-name="P4"><text:span text:style-name="T21"></text:span></text:p>
          </table:table-cell>
        </table:table-row>
        <text:soft-page-break/>
        <table:table-row table:style-name="Table1.1">
          <table:table-cell table:style-name="Table1.A514" office:value-type="string">
            <text:p text:style-name="P10"><text:span text:style-name="T28">مۆلەت</text:span></text:p>
          </table:table-cell>
          <table:table-cell table:style-name="Table1.B126" office:value-type="string">
            <text:p text:style-name="P4"><text:span text:style-name="T21"></text:span></text:p>
          </table:table-cell>
        </table:table-row>
        <table:table-row table:style-name="Table1.1">
          <table:table-cell table:style-name="Table1.A515" office:value-type="string">
            <text:p text:style-name="P10"><text:span text:style-name="T28">پسوولەی خۆراک</text:span></text:p>
          </table:table-cell>
          <table:table-cell table:style-name="Table1.B126" office:value-type="string">
            <text:p text:style-name="P4"><text:span text:style-name="T21"></text:span></text:p>
          </table:table-cell>
        </table:table-row>
        <table:table-row table:style-name="Table1.1">
          <table:table-cell table:style-name="Table1.A516" office:value-type="string">
            <text:p text:style-name="P10"><text:span text:style-name="T28">ئەنتەرنێت</text:span></text:p>
          </table:table-cell>
          <table:table-cell table:style-name="Table1.B126" office:value-type="string">
            <text:p text:style-name="P4"><text:span text:style-name="T21"></text:span></text:p>
          </table:table-cell>
        </table:table-row>
        <table:table-row table:style-name="Table1.1">
          <table:table-cell table:style-name="Table1.A517" office:value-type="string">
            <text:p text:style-name="P10"><text:span text:style-name="T28">ئیمێڵ</text:span></text:p>
          </table:table-cell>
          <table:table-cell table:style-name="Table1.B517" office:value-type="string">
            <text:p text:style-name="P4"><text:span text:style-name="T21"></text:span></text:p>
          </table:table-cell>
        </table:table-row>
        <table:table-row table:style-name="Table1.1">
          <table:table-cell table:style-name="Table1.A518" office:value-type="string">
            <text:p text:style-name="P9"><text:span text:style-name="T2">Institut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19" office:value-type="string">
            <text:p text:style-name="P10"><text:span text:style-name="T28">وەزارەت</text:span></text:p>
          </table:table-cell>
          <table:table-cell table:style-name="Table1.B519" office:value-type="string">
            <text:p text:style-name="P4"><text:span text:style-name="T21"></text:span></text:p>
          </table:table-cell>
        </table:table-row>
        <table:table-row table:style-name="Table1.1">
          <table:table-cell table:style-name="Table1.A520" office:value-type="string">
            <text:p text:style-name="P10"><text:span text:style-name="T28">ئەوقاف</text:span></text:p>
          </table:table-cell>
          <table:table-cell table:style-name="Table1.B126" office:value-type="string">
            <text:p text:style-name="P4"><text:span text:style-name="T21"></text:span></text:p>
          </table:table-cell>
        </table:table-row>
        <table:table-row table:style-name="Table1.1">
          <table:table-cell table:style-name="Table1.A521" office:value-type="string">
            <text:p text:style-name="P10"><text:span text:style-name="T28">داد</text:span></text:p>
          </table:table-cell>
          <table:table-cell table:style-name="Table1.B521" office:value-type="string">
            <text:p text:style-name="P4"><text:span text:style-name="T21"></text:span></text:p>
          </table:table-cell>
        </table:table-row>
        <table:table-row table:style-name="Table1.1">
          <table:table-cell table:style-name="Table1.A522" office:value-type="string">
            <text:p text:style-name="P9"><text:span text:style-name="T2">Religion and Believe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23" office:value-type="string">
            <text:p text:style-name="P10"><text:span text:style-name="T29">خودا</text:span></text:p>
          </table:table-cell>
          <table:table-cell table:style-name="Table1.B523" office:value-type="string">
            <text:p text:style-name="P4"><text:span text:style-name="T22"></text:span></text:p>
          </table:table-cell>
        </table:table-row>
        <table:table-row table:style-name="Table1.1">
          <table:table-cell table:style-name="Table1.A524" office:value-type="string">
            <text:p text:style-name="P10"><text:span text:style-name="T28">پێغەمبەر</text:span></text:p>
          </table:table-cell>
          <table:table-cell table:style-name="Table1.B126" office:value-type="string">
            <text:p text:style-name="P4"><text:span text:style-name="T22"></text:span></text:p>
          </table:table-cell>
        </table:table-row>
        <table:table-row table:style-name="Table1.1">
          <table:table-cell table:style-name="Table1.A525" office:value-type="string">
            <text:p text:style-name="P10"><text:span text:style-name="T28">ئیسلام</text:span></text:p>
          </table:table-cell>
          <table:table-cell table:style-name="Table1.B126" office:value-type="string">
            <text:p text:style-name="P4"><text:span text:style-name="T22"></text:span></text:p>
          </table:table-cell>
        </table:table-row>
        <table:table-row table:style-name="Table1.1">
          <table:table-cell table:style-name="Table1.A526" office:value-type="string">
            <text:p text:style-name="P10"><text:span text:style-name="T28">ئایەت</text:span></text:p>
          </table:table-cell>
          <table:table-cell table:style-name="Table1.B126" office:value-type="string">
            <text:p text:style-name="P4"><text:span text:style-name="T21"></text:span></text:p>
          </table:table-cell>
        </table:table-row>
        <table:table-row table:style-name="Table1.1">
          <table:table-cell table:style-name="Table1.A527" office:value-type="string">
            <text:p text:style-name="P10"><text:span text:style-name="T28">مزگەوت</text:span></text:p>
          </table:table-cell>
          <table:table-cell table:style-name="Table1.B126" office:value-type="string">
            <text:p text:style-name="P4"><text:span text:style-name="T21"></text:span></text:p>
          </table:table-cell>
        </table:table-row>
        <table:table-row table:style-name="Table1.1">
          <table:table-cell table:style-name="Table1.A528" office:value-type="string">
            <text:p text:style-name="P10"><text:span text:style-name="T28">کلێسە</text:span></text:p>
          </table:table-cell>
          <table:table-cell table:style-name="Table1.B126" office:value-type="string">
            <text:p text:style-name="P4"><text:span text:style-name="T21"></text:span></text:p>
          </table:table-cell>
        </table:table-row>
        <table:table-row table:style-name="Table1.1">
          <table:table-cell table:style-name="Table1.A529" office:value-type="string">
            <text:p text:style-name="P10"><text:span text:style-name="T28">پیرۆز</text:span></text:p>
          </table:table-cell>
          <table:table-cell table:style-name="Table1.B126" office:value-type="string">
            <text:p text:style-name="P4"><text:span text:style-name="T21"></text:span></text:p>
          </table:table-cell>
        </table:table-row>
        <table:table-row table:style-name="Table1.1">
          <table:table-cell table:style-name="Table1.A530" office:value-type="string">
            <text:p text:style-name="P10"><text:span text:style-name="T28">خاچ</text:span></text:p>
          </table:table-cell>
          <table:table-cell table:style-name="Table1.B126" office:value-type="string">
            <text:p text:style-name="P4"><text:span text:style-name="T21"></text:span></text:p>
          </table:table-cell>
        </table:table-row>
        <table:table-row table:style-name="Table1.1">
          <table:table-cell table:style-name="Table1.A531" office:value-type="string">
            <text:p text:style-name="P10"><text:span text:style-name="T28">بەزەیی</text:span></text:p>
          </table:table-cell>
          <table:table-cell table:style-name="Table1.B126" office:value-type="string">
            <text:p text:style-name="P4"><text:span text:style-name="T21"></text:span></text:p>
          </table:table-cell>
        </table:table-row>
        <table:table-row table:style-name="Table1.1">
          <table:table-cell table:style-name="Table1.A532" office:value-type="string">
            <text:p text:style-name="P10"><text:span text:style-name="T28">شەیتان</text:span></text:p>
          </table:table-cell>
          <table:table-cell table:style-name="Table1.B126" office:value-type="string">
            <text:p text:style-name="P4"><text:span text:style-name="T21"></text:span></text:p>
          </table:table-cell>
        </table:table-row>
        <table:table-row table:style-name="Table1.1">
          <table:table-cell table:style-name="Table1.A533" office:value-type="string">
            <text:p text:style-name="P10"><text:span text:style-name="T28">ڕؤژو</text:span></text:p>
          </table:table-cell>
          <table:table-cell table:style-name="Table1.B533" office:value-type="string">
            <text:p text:style-name="P4"><text:span text:style-name="T21"></text:span></text:p>
          </table:table-cell>
        </table:table-row>
        <table:table-row table:style-name="Table1.1">
          <table:table-cell table:style-name="Table1.A534" office:value-type="string">
            <text:p text:style-name="P9"><text:span text:style-name="T2">Politic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35" office:value-type="string">
            <text:p text:style-name="P10"><text:span text:style-name="T28">ڕامیاری</text:span></text:p>
          </table:table-cell>
          <table:table-cell table:style-name="Table1.B126" office:value-type="string">
            <text:p text:style-name="P4"><text:span text:style-name="T21"></text:span></text:p>
          </table:table-cell>
        </table:table-row>
        <table:table-row table:style-name="Table1.1">
          <table:table-cell table:style-name="Table1.A536" office:value-type="string">
            <text:p text:style-name="P10"><text:span text:style-name="T28">داگیر کردن</text:span></text:p>
          </table:table-cell>
          <table:table-cell table:style-name="Table1.B126" office:value-type="string">
            <text:p text:style-name="P4"><text:span text:style-name="T21"></text:span></text:p>
          </table:table-cell>
        </table:table-row>
        <table:table-row table:style-name="Table1.1">
          <table:table-cell table:style-name="Table1.A537" office:value-type="string">
            <text:p text:style-name="P10"><text:span text:style-name="T28">خۆپیشاندان</text:span></text:p>
          </table:table-cell>
          <table:table-cell table:style-name="Table1.B126" office:value-type="string">
            <text:p text:style-name="P4"><text:span text:style-name="T21"></text:span></text:p>
          </table:table-cell>
        </table:table-row>
        <table:table-row table:style-name="Table1.1">
          <table:table-cell table:style-name="Table1.A538" office:value-type="string">
            <text:p text:style-name="P10"><text:span text:style-name="T28">ئازاد کردن</text:span></text:p>
          </table:table-cell>
          <table:table-cell table:style-name="Table1.B126" office:value-type="string">
            <text:p text:style-name="P4"><text:span text:style-name="T21"></text:span></text:p>
          </table:table-cell>
        </table:table-row>
        <table:table-row table:style-name="Table1.1">
          <table:table-cell table:style-name="Table1.A539" office:value-type="string">
            <text:p text:style-name="P10"><text:span text:style-name="T28">ئەنفال</text:span></text:p>
          </table:table-cell>
          <table:table-cell table:style-name="Table1.B126" office:value-type="string">
            <text:p text:style-name="P4"><text:span text:style-name="T21"></text:span></text:p>
          </table:table-cell>
        </table:table-row>
        <table:table-row table:style-name="Table1.1">
          <table:table-cell table:style-name="Table1.A540" office:value-type="string">
            <text:p text:style-name="P10"><text:span text:style-name="T28">دیموکراتی</text:span></text:p>
          </table:table-cell>
          <table:table-cell table:style-name="Table1.B126" office:value-type="string">
            <text:p text:style-name="P4"><text:span text:style-name="T21"></text:span></text:p>
          </table:table-cell>
        </table:table-row>
        <text:soft-page-break/>
        <table:table-row table:style-name="Table1.1">
          <table:table-cell table:style-name="Table1.A541" office:value-type="string">
            <text:p text:style-name="P10"><text:span text:style-name="T28">دیکتاتۆری</text:span></text:p>
          </table:table-cell>
          <table:table-cell table:style-name="Table1.B126" office:value-type="string">
            <text:p text:style-name="P4"><text:span text:style-name="T21"></text:span></text:p>
          </table:table-cell>
        </table:table-row>
        <table:table-row table:style-name="Table1.1">
          <table:table-cell table:style-name="Table1.A542" office:value-type="string">
            <text:p text:style-name="P10"><text:span text:style-name="T28">کورد</text:span></text:p>
          </table:table-cell>
          <table:table-cell table:style-name="Table1.B126" office:value-type="string">
            <text:p text:style-name="P4"><text:span text:style-name="T21"></text:span></text:p>
          </table:table-cell>
        </table:table-row>
        <table:table-row table:style-name="Table1.1">
          <table:table-cell table:style-name="Table1.A543" office:value-type="string">
            <text:p text:style-name="P9"><text:span text:style-name="T2">Famous Personalities </text:span></text:p>
          </table:table-cell>
          <table:table-cell table:style-name="Table1.B50" office:value-type="string">
            <text:p text:style-name="P4"><text:span text:style-name="T6"/></text:p>
          </table:table-cell>
        </table:table-row>
        <table:table-row table:style-name="Table1.1">
          <table:table-cell table:style-name="Table1.A544" office:value-type="string">
            <text:p text:style-name="P10"><text:span text:style-name="T31">مەلا مستەفا بارزانی</text:span></text:p>
          </table:table-cell>
          <table:table-cell table:style-name="Table1.B126" office:value-type="string">
            <text:p text:style-name="P4"><text:span text:style-name="T21"></text:span></text:p>
          </table:table-cell>
        </table:table-row>
        <table:table-row table:style-name="Table1.1">
          <table:table-cell table:style-name="Table1.A545" office:value-type="string">
            <text:p text:style-name="P10"><text:span text:style-name="T28">مەسعود بارزانی</text:span></text:p>
          </table:table-cell>
          <table:table-cell table:style-name="Table1.B545" office:value-type="string">
            <text:p text:style-name="P4"><text:span text:style-name="T21"></text:span></text:p>
          </table:table-cell>
        </table:table-row>
        <table:table-row table:style-name="Table1.1">
          <table:table-cell table:style-name="Table1.A546" office:value-type="string">
            <text:p text:style-name="P9"><text:span text:style-name="T2">Special Occasion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47" office:value-type="string">
            <text:p text:style-name="P10"><text:span text:style-name="T31">بۆنە</text:span></text:p>
          </table:table-cell>
          <table:table-cell table:style-name="Table1.B126" office:value-type="string">
            <text:p text:style-name="P4"><text:span text:style-name="T21"></text:span></text:p>
          </table:table-cell>
        </table:table-row>
        <table:table-row table:style-name="Table1.1">
          <table:table-cell table:style-name="Table1.A548" office:value-type="string">
            <text:p text:style-name="P10"><text:span text:style-name="T31">ئاهەنگ</text:span></text:p>
          </table:table-cell>
          <table:table-cell table:style-name="Table1.B126" office:value-type="string">
            <text:p text:style-name="P4"><text:span text:style-name="T21"></text:span></text:p>
          </table:table-cell>
        </table:table-row>
        <table:table-row table:style-name="Table1.1">
          <table:table-cell table:style-name="Table1.A549" office:value-type="string">
            <text:p text:style-name="P10"><text:span text:style-name="T28">یاد</text:span></text:p>
          </table:table-cell>
          <table:table-cell table:style-name="Table1.B126" office:value-type="string">
            <text:p text:style-name="P4"><text:span text:style-name="T21"></text:span></text:p>
          </table:table-cell>
        </table:table-row>
        <table:table-row table:style-name="Table1.1">
          <table:table-cell table:style-name="Table1.A550" office:value-type="string">
            <text:p text:style-name="P10"><text:span text:style-name="T28">جەژنی لە دایک بوون</text:span></text:p>
          </table:table-cell>
          <table:table-cell table:style-name="Table1.B126" office:value-type="string">
            <text:p text:style-name="P4"><text:span text:style-name="T21"></text:span></text:p>
          </table:table-cell>
        </table:table-row>
        <table:table-row table:style-name="Table1.1">
          <table:table-cell table:style-name="Table1.A551" office:value-type="string">
            <text:p text:style-name="P10"><text:span text:style-name="T28">لافیتە</text:span></text:p>
          </table:table-cell>
          <table:table-cell table:style-name="Table1.B126" office:value-type="string">
            <text:p text:style-name="P4"><text:span text:style-name="T21"></text:span></text:p>
          </table:table-cell>
        </table:table-row>
        <table:table-row table:style-name="Table1.1">
          <table:table-cell table:style-name="Table1.A552" office:value-type="string">
            <text:p text:style-name="P10"><text:span text:style-name="T28">تازیە</text:span></text:p>
          </table:table-cell>
          <table:table-cell table:style-name="Table1.B126" office:value-type="string">
            <text:p text:style-name="P4"><text:span text:style-name="T21"></text:span></text:p>
          </table:table-cell>
        </table:table-row>
        <table:table-row table:style-name="Table1.1">
          <table:table-cell table:style-name="Table1.A553" office:value-type="string">
            <text:p text:style-name="P9"><text:span text:style-name="T2">Other Words </text:span></text:p>
          </table:table-cell>
          <table:table-cell table:style-name="Table1.B50" office:value-type="string">
            <text:p text:style-name="P4"/>
          </table:table-cell>
        </table:table-row>
        <table:table-row table:style-name="Table1.1">
          <table:table-cell table:style-name="Table1.A554" office:value-type="string">
            <text:p text:style-name="P10"><text:span text:style-name="T28">برایەتی</text:span></text:p>
          </table:table-cell>
          <table:table-cell table:style-name="Table1.B126" office:value-type="string">
            <text:p text:style-name="P4"><text:span text:style-name="T21"></text:span></text:p>
          </table:table-cell>
        </table:table-row>
        <table:table-row table:style-name="Table1.1">
          <table:table-cell table:style-name="Table1.A555" office:value-type="string">
            <text:p text:style-name="P10"><text:span text:style-name="T28">دوژمنایەتی</text:span></text:p>
          </table:table-cell>
          <table:table-cell table:style-name="Table1.B126" office:value-type="string">
            <text:p text:style-name="P4"><text:span text:style-name="T21"></text:span></text:p>
          </table:table-cell>
        </table:table-row>
        <table:table-row table:style-name="Table1.1">
          <table:table-cell table:style-name="Table1.A556" office:value-type="string">
            <text:p text:style-name="P10"><text:span text:style-name="T28">خۆشەویستی</text:span></text:p>
          </table:table-cell>
          <table:table-cell table:style-name="Table1.B126" office:value-type="string">
            <text:p text:style-name="P4"><text:span text:style-name="T21"></text:span></text:p>
          </table:table-cell>
        </table:table-row>
        <table:table-row table:style-name="Table1.1">
          <table:table-cell table:style-name="Table1.A557" office:value-type="string">
            <text:p text:style-name="P10"><text:span text:style-name="T28">بەرپرسیەتی</text:span></text:p>
          </table:table-cell>
          <table:table-cell table:style-name="Table1.B126" office:value-type="string">
            <text:p text:style-name="P4"><text:span text:style-name="T21"></text:span></text:p>
          </table:table-cell>
        </table:table-row>
        <table:table-row table:style-name="Table1.1">
          <table:table-cell table:style-name="Table1.A558" office:value-type="string">
            <text:p text:style-name="P10"><text:span text:style-name="T28">خۆڕاگری</text:span></text:p>
          </table:table-cell>
          <table:table-cell table:style-name="Table1.B126" office:value-type="string">
            <text:p text:style-name="P4"><text:span text:style-name="T21"></text:span></text:p>
          </table:table-cell>
        </table:table-row>
        <table:table-row table:style-name="Table1.1">
          <table:table-cell table:style-name="Table1.A559" office:value-type="string">
            <text:p text:style-name="P10"><text:span text:style-name="T28">شارەزایی</text:span></text:p>
          </table:table-cell>
          <table:table-cell table:style-name="Table1.B126" office:value-type="string">
            <text:p text:style-name="P4"><text:span text:style-name="T21"></text:span></text:p>
          </table:table-cell>
        </table:table-row>
        <table:table-row table:style-name="Table1.1">
          <table:table-cell table:style-name="Table1.A560" office:value-type="string">
            <text:p text:style-name="P10"><text:span text:style-name="T28">هیوا</text:span></text:p>
          </table:table-cell>
          <table:table-cell table:style-name="Table1.B126" office:value-type="string">
            <text:p text:style-name="P4"><text:span text:style-name="T21"></text:span></text:p>
          </table:table-cell>
        </table:table-row>
        <table:table-row table:style-name="Table1.1">
          <table:table-cell table:style-name="Table1.A561" office:value-type="string">
            <text:p text:style-name="P10"><text:span text:style-name="T28">شەڕەف</text:span></text:p>
          </table:table-cell>
          <table:table-cell table:style-name="Table1.B126" office:value-type="string">
            <text:p text:style-name="P4"><text:span text:style-name="T21"></text:span></text:p>
          </table:table-cell>
        </table:table-row>
        <table:table-row table:style-name="Table1.1">
          <table:table-cell table:style-name="Table1.A562" office:value-type="string">
            <text:p text:style-name="P10"><text:span text:style-name="T28">نا ئومێدی</text:span></text:p>
          </table:table-cell>
          <table:table-cell table:style-name="Table1.B126" office:value-type="string">
            <text:p text:style-name="P4"><text:span text:style-name="T21"></text:span></text:p>
          </table:table-cell>
        </table:table-row>
        <table:table-row table:style-name="Table1.1">
          <table:table-cell table:style-name="Table1.A563" office:value-type="string">
            <text:p text:style-name="P10"><text:span text:style-name="T28">هەست</text:span></text:p>
          </table:table-cell>
          <table:table-cell table:style-name="Table1.B126" office:value-type="string">
            <text:p text:style-name="P4"><text:span text:style-name="T21"></text:span></text:p>
          </table:table-cell>
        </table:table-row>
        <table:table-row table:style-name="Table1.1">
          <table:table-cell table:style-name="Table1.A564" office:value-type="string">
            <text:p text:style-name="P10"><text:span text:style-name="T31">ترس</text:span></text:p>
          </table:table-cell>
          <table:table-cell table:style-name="Table1.B126" office:value-type="string">
            <text:p text:style-name="P4"><text:span text:style-name="T21"></text:span></text:p>
          </table:table-cell>
        </table:table-row>
        <table:table-row table:style-name="Table1.1">
          <table:table-cell table:style-name="Table1.A565" office:value-type="string">
            <text:p text:style-name="P10"><text:span text:style-name="T28">جەماوەر</text:span></text:p>
          </table:table-cell>
          <table:table-cell table:style-name="Table1.B126" office:value-type="string">
            <text:p text:style-name="P4"><text:span text:style-name="T21"></text:span></text:p>
          </table:table-cell>
        </table:table-row>
        <table:table-row table:style-name="Table1.1">
          <table:table-cell table:style-name="Table1.A566" office:value-type="string">
            <text:p text:style-name="P10"><text:span text:style-name="T28">زۆردار</text:span></text:p>
          </table:table-cell>
          <table:table-cell table:style-name="Table1.B126" office:value-type="string">
            <text:p text:style-name="P4"><text:span text:style-name="T21"></text:span></text:p>
          </table:table-cell>
        </table:table-row>
        <table:table-row table:style-name="Table1.1">
          <table:table-cell table:style-name="Table1.A567" office:value-type="string">
            <text:p text:style-name="P10"><text:span text:style-name="T28">زۆرلێکراو</text:span></text:p>
          </table:table-cell>
          <table:table-cell table:style-name="Table1.B126" office:value-type="string">
            <text:p text:style-name="P4"><text:span text:style-name="T21"></text:span></text:p>
          </table:table-cell>
        </table:table-row>
        <text:soft-page-break/>
        <table:table-row table:style-name="Table1.1">
          <table:table-cell table:style-name="Table1.A568" office:value-type="string">
            <text:p text:style-name="P10"><text:span text:style-name="T28">دانا</text:span></text:p>
          </table:table-cell>
          <table:table-cell table:style-name="Table1.B126" office:value-type="string">
            <text:p text:style-name="P4"><text:span text:style-name="T22"></text:span></text:p>
          </table:table-cell>
        </table:table-row>
        <table:table-row table:style-name="Table1.1">
          <table:table-cell table:style-name="Table1.A569" office:value-type="string">
            <text:p text:style-name="P10"><text:span text:style-name="T28">سەرنج راکێش</text:span></text:p>
          </table:table-cell>
          <table:table-cell table:style-name="Table1.B126" office:value-type="string">
            <text:p text:style-name="P4"><text:span text:style-name="T21"></text:span></text:p>
          </table:table-cell>
        </table:table-row>
        <table:table-row table:style-name="Table1.1">
          <table:table-cell table:style-name="Table1.A570" office:value-type="string">
            <text:p text:style-name="P10"><text:span text:style-name="T31">شێت</text:span></text:p>
          </table:table-cell>
          <table:table-cell table:style-name="Table1.B126" office:value-type="string">
            <text:p text:style-name="P4"><text:span text:style-name="T21"></text:span></text:p>
          </table:table-cell>
        </table:table-row>
        <table:table-row table:style-name="Table1.1">
          <table:table-cell table:style-name="Table1.A571" office:value-type="string">
            <text:p text:style-name="P10"><text:span text:style-name="T28">هەڵەپاس</text:span></text:p>
          </table:table-cell>
          <table:table-cell table:style-name="Table1.B126" office:value-type="string">
            <text:p text:style-name="P4"><text:span text:style-name="T21"></text:span></text:p>
          </table:table-cell>
        </table:table-row>
        <table:table-row table:style-name="Table1.1">
          <table:table-cell table:style-name="Table1.A572" office:value-type="string">
            <text:p text:style-name="P10"><text:span text:style-name="T28">کۆمێدی</text:span></text:p>
          </table:table-cell>
          <table:table-cell table:style-name="Table1.B126" office:value-type="string">
            <text:p text:style-name="P4"><text:span text:style-name="T21"></text:span></text:p>
          </table:table-cell>
        </table:table-row>
        <table:table-row table:style-name="Table1.1">
          <table:table-cell table:style-name="Table1.A573" office:value-type="string">
            <text:p text:style-name="P10"><text:span text:style-name="T28">تەمەن</text:span></text:p>
          </table:table-cell>
          <table:table-cell table:style-name="Table1.B126" office:value-type="string">
            <text:p text:style-name="P4"><text:span text:style-name="T21"></text:span></text:p>
          </table:table-cell>
        </table:table-row>
        <table:table-row table:style-name="Table1.1">
          <table:table-cell table:style-name="Table1.A574" office:value-type="string">
            <text:p text:style-name="P10"><text:span text:style-name="T28">هیوادارم</text:span></text:p>
          </table:table-cell>
          <table:table-cell table:style-name="Table1.B126" office:value-type="string">
            <text:p text:style-name="P4"><text:span text:style-name="T21"></text:span></text:p>
          </table:table-cell>
        </table:table-row>
        <table:table-row table:style-name="Table1.1">
          <table:table-cell table:style-name="Table1.A575" office:value-type="string">
            <text:p text:style-name="P10"><text:span text:style-name="T28">کەفیل</text:span></text:p>
          </table:table-cell>
          <table:table-cell table:style-name="Table1.B126" office:value-type="string">
            <text:p text:style-name="P4"><text:span text:style-name="T21"></text:span></text:p>
          </table:table-cell>
        </table:table-row>
        <table:table-row table:style-name="Table1.1">
          <table:table-cell table:style-name="Table1.A576" office:value-type="string">
            <text:p text:style-name="P10"><text:span text:style-name="T28">تەنها</text:span></text:p>
          </table:table-cell>
          <table:table-cell table:style-name="Table1.B126" office:value-type="string">
            <text:p text:style-name="P4"><text:span text:style-name="T21"></text:span></text:p>
          </table:table-cell>
        </table:table-row>
        <table:table-row table:style-name="Table1.1">
          <table:table-cell table:style-name="Table1.A577" office:value-type="string">
            <text:p text:style-name="P10"><text:span text:style-name="T28">بێ تاقەت</text:span></text:p>
          </table:table-cell>
          <table:table-cell table:style-name="Table1.B126" office:value-type="string">
            <text:p text:style-name="P4"><text:span text:style-name="T21"></text:span></text:p>
          </table:table-cell>
        </table:table-row>
        <table:table-row table:style-name="Table1.1">
          <table:table-cell table:style-name="Table1.A578" office:value-type="string">
            <text:p text:style-name="P10"><text:span text:style-name="T28">مۆم</text:span></text:p>
          </table:table-cell>
          <table:table-cell table:style-name="Table1.B126" office:value-type="string">
            <text:p text:style-name="P4"><text:span text:style-name="T21"></text:span></text:p>
          </table:table-cell>
        </table:table-row>
        <table:table-row table:style-name="Table1.1">
          <table:table-cell table:style-name="Table1.A579" office:value-type="string">
            <text:p text:style-name="P10"><text:span text:style-name="T28">ڕەفە</text:span></text:p>
          </table:table-cell>
          <table:table-cell table:style-name="Table1.B126" office:value-type="string">
            <text:p text:style-name="P4"><text:span text:style-name="T21"></text:span></text:p>
          </table:table-cell>
        </table:table-row>
        <table:table-row table:style-name="Table1.1">
          <table:table-cell table:style-name="Table1.A580" office:value-type="string">
            <text:p text:style-name="P10"><text:span text:style-name="T28">دەمامک</text:span></text:p>
          </table:table-cell>
          <table:table-cell table:style-name="Table1.B126" office:value-type="string">
            <text:p text:style-name="P4"><text:span text:style-name="T21"></text:span></text:p>
          </table:table-cell>
        </table:table-row>
        <table:table-row table:style-name="Table1.1">
          <table:table-cell table:style-name="Table1.A581" office:value-type="string">
            <text:p text:style-name="P10"><text:span text:style-name="T28">خەڵوز</text:span></text:p>
          </table:table-cell>
          <table:table-cell table:style-name="Table1.B126" office:value-type="string">
            <text:p text:style-name="P4"><text:span text:style-name="T21"></text:span></text:p>
          </table:table-cell>
        </table:table-row>
        <table:table-row table:style-name="Table1.1">
          <table:table-cell table:style-name="Table1.A582" office:value-type="string">
            <text:p text:style-name="P10"><text:span text:style-name="T28">ئاگاداری</text:span></text:p>
          </table:table-cell>
          <table:table-cell table:style-name="Table1.B126" office:value-type="string">
            <text:p text:style-name="P4"><text:span text:style-name="T21"></text:span></text:p>
          </table:table-cell>
        </table:table-row>
        <table:table-row table:style-name="Table1.1">
          <table:table-cell table:style-name="Table1.A583" office:value-type="string">
            <text:p text:style-name="P10"><text:span text:style-name="T28">تێبینی</text:span></text:p>
          </table:table-cell>
          <table:table-cell table:style-name="Table1.B126" office:value-type="string">
            <text:p text:style-name="P4"><text:span text:style-name="T21"></text:span></text:p>
          </table:table-cell>
        </table:table-row>
        <table:table-row table:style-name="Table1.1">
          <table:table-cell table:style-name="Table1.A584" office:value-type="string">
            <text:p text:style-name="P10"><text:span text:style-name="T28">سەرەکی</text:span></text:p>
          </table:table-cell>
          <table:table-cell table:style-name="Table1.B126" office:value-type="string">
            <text:p text:style-name="P4"><text:span text:style-name="T21"></text:span></text:p>
          </table:table-cell>
        </table:table-row>
        <table:table-row table:style-name="Table1.1">
          <table:table-cell table:style-name="Table1.A585" office:value-type="string">
            <text:p text:style-name="P10"><text:span text:style-name="T28">نزیکەیی</text:span></text:p>
          </table:table-cell>
          <table:table-cell table:style-name="Table1.B126" office:value-type="string">
            <text:p text:style-name="P4"><text:span text:style-name="T21"></text:span></text:p>
          </table:table-cell>
        </table:table-row>
        <table:table-row table:style-name="Table1.1">
          <table:table-cell table:style-name="Table1.A586" office:value-type="string">
            <text:p text:style-name="P10"><text:span text:style-name="T28">بریتی یە</text:span></text:p>
          </table:table-cell>
          <table:table-cell table:style-name="Table1.B126" office:value-type="string">
            <text:p text:style-name="P4"><text:span text:style-name="T21"></text:span></text:p>
          </table:table-cell>
        </table:table-row>
        <table:table-row table:style-name="Table1.1">
          <table:table-cell table:style-name="Table1.A587" office:value-type="string">
            <text:p text:style-name="P10"><text:span text:style-name="T28">دەگمەن</text:span></text:p>
          </table:table-cell>
          <table:table-cell table:style-name="Table1.B126" office:value-type="string">
            <text:p text:style-name="P4"><text:span text:style-name="T21"></text:span></text:p>
          </table:table-cell>
        </table:table-row>
        <table:table-row table:style-name="Table1.1">
          <table:table-cell table:style-name="Table1.A588" office:value-type="string">
            <text:p text:style-name="P10"><text:span text:style-name="T28">زیاتر</text:span></text:p>
          </table:table-cell>
          <table:table-cell table:style-name="Table1.B126" office:value-type="string">
            <text:p text:style-name="P4"><text:span text:style-name="T21"></text:span></text:p>
          </table:table-cell>
        </table:table-row>
        <table:table-row table:style-name="Table1.1">
          <table:table-cell table:style-name="Table1.A589" office:value-type="string">
            <text:p text:style-name="P10"><text:span text:style-name="T28"><text:s/>بێ ووچان</text:span></text:p>
          </table:table-cell>
          <table:table-cell table:style-name="Table1.B126" office:value-type="string">
            <text:p text:style-name="P4"><text:span text:style-name="T21"></text:span></text:p>
          </table:table-cell>
        </table:table-row>
        <table:table-row table:style-name="Table1.1">
          <table:table-cell table:style-name="Table1.A590" office:value-type="string">
            <text:p text:style-name="P10"><text:span text:style-name="T28">کۆتایی پێهات</text:span></text:p>
          </table:table-cell>
          <table:table-cell table:style-name="Table1.B126" office:value-type="string">
            <text:p text:style-name="P4"><text:span text:style-name="T21"></text:span></text:p>
          </table:table-cell>
        </table:table-row>
        <table:table-row table:style-name="Table1.1">
          <table:table-cell table:style-name="Table1.A591" office:value-type="string">
            <text:p text:style-name="P10"><text:span text:style-name="T28">تەواو</text:span></text:p>
          </table:table-cell>
          <table:table-cell table:style-name="Table1.B126" office:value-type="string">
            <text:p text:style-name="P4"><text:span text:style-name="T21"></text:span></text:p>
          </table:table-cell>
        </table:table-row>
        <table:table-row table:style-name="Table1.1">
          <table:table-cell table:style-name="Table1.A592" office:value-type="string">
            <text:p text:style-name="P10"><text:span text:style-name="T28">مەوعید</text:span></text:p>
          </table:table-cell>
          <table:table-cell table:style-name="Table1.B126" office:value-type="string">
            <text:p text:style-name="P4"><text:span text:style-name="T21"></text:span></text:p>
          </table:table-cell>
        </table:table-row>
        <table:table-row table:style-name="Table1.1">
          <table:table-cell table:style-name="Table1.A593" office:value-type="string">
            <text:p text:style-name="P10"><text:span text:style-name="T28">چرپە</text:span></text:p>
          </table:table-cell>
          <table:table-cell table:style-name="Table1.B126" office:value-type="string">
            <text:p text:style-name="P4"><text:span text:style-name="T21"></text:span></text:p>
          </table:table-cell>
        </table:table-row>
        <table:table-row table:style-name="Table1.1">
          <table:table-cell table:style-name="Table1.A594" office:value-type="string">
            <text:p text:style-name="P10"><text:span text:style-name="T28">ڕنۆک</text:span></text:p>
          </table:table-cell>
          <table:table-cell table:style-name="Table1.B126" office:value-type="string">
            <text:p text:style-name="P4"><text:span text:style-name="T21"></text:span></text:p>
          </table:table-cell>
        </table:table-row>
        <text:soft-page-break/>
        <table:table-row table:style-name="Table1.1">
          <table:table-cell table:style-name="Table1.A595" office:value-type="string">
            <text:p text:style-name="P10"><text:span text:style-name="T28">کاریگەری</text:span></text:p>
          </table:table-cell>
          <table:table-cell table:style-name="Table1.B126" office:value-type="string">
            <text:p text:style-name="P4"><text:span text:style-name="T21"></text:span></text:p>
          </table:table-cell>
        </table:table-row>
        <table:table-row table:style-name="Table1.1">
          <table:table-cell table:style-name="Table1.A596" office:value-type="string">
            <text:p text:style-name="P10"><text:span text:style-name="T28">لا</text:span></text:p>
          </table:table-cell>
          <table:table-cell table:style-name="Table1.B126" office:value-type="string">
            <text:p text:style-name="P4"><text:span text:style-name="T21"></text:span></text:p>
          </table:table-cell>
        </table:table-row>
        <table:table-row table:style-name="Table1.1">
          <table:table-cell table:style-name="Table1.A597" office:value-type="string">
            <text:p text:style-name="P10"><text:span text:style-name="T28">دەرمان/‌حەب‌</text:span></text:p>
          </table:table-cell>
          <table:table-cell table:style-name="Table1.B126" office:value-type="string">
            <text:p text:style-name="P4"><text:span text:style-name="T21"></text:span></text:p>
          </table:table-cell>
        </table:table-row>
        <table:table-row table:style-name="Table1.1">
          <table:table-cell table:style-name="Table1.A598" office:value-type="string">
            <text:p text:style-name="P10"><text:span text:style-name="T28">مەحاڵ</text:span></text:p>
          </table:table-cell>
          <table:table-cell table:style-name="Table1.B126" office:value-type="string">
            <text:p text:style-name="P4"><text:span text:style-name="T21"></text:span></text:p>
          </table:table-cell>
        </table:table-row>
        <table:table-row table:style-name="Table1.1">
          <table:table-cell table:style-name="Table1.A599" office:value-type="string">
            <text:p text:style-name="P10"><text:span text:style-name="T28">جۆر</text:span></text:p>
          </table:table-cell>
          <table:table-cell table:style-name="Table1.B126" office:value-type="string">
            <text:p text:style-name="P4"><text:span text:style-name="T21">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nikurd Web" svg:font-family="'Unikurd Web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amnosysunicode" svg:font-family="Hamnosysunicod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amnosysunicode1" svg:font-family="Hamnosysunicode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pt" fo:margin-bottom="10.01pt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default-outline-level="" style:class="extra">
      <style:paragraph-properties fo:margin-top="0pt" fo:margin-bottom="0pt" loext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layout-grid-color="#c0c0c0" style:layout-grid-lines="36" style:layout-grid-base-height="18pt" style:layout-grid-ruby-height="0pt" style:layout-grid-mode="none" style:layout-grid-ruby-below="false" style:layout-grid-print="false" style:layout-grid-display="false" style:layout-grid-base-width="11.9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na Kamal</meta:initial-creator>
    <meta:editing-cycles>816</meta:editing-cycles>
    <meta:creation-date>2020-03-10T19:23:00</meta:creation-date>
    <dc:date>2020-04-13T12:22:30.954543079</dc:date>
    <meta:editing-duration>P7DT1H11M12S</meta:editing-duration>
    <meta:generator>LibreOffice/6.0.7.3$Linux_X86_64 LibreOffice_project/00m0$Build-3</meta:generator>
    <meta:document-statistic meta:table-count="1" meta:image-count="0" meta:object-count="0" meta:page-count="23" meta:paragraph-count="1160" meta:word-count="7300" meta:character-count="10431" meta:non-whitespace-character-count="102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